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3.61pt"/>
    </style:style>
    <style:style style:name="co2" style:family="table-column">
      <style:table-column-properties fo:break-before="auto" style:column-width="102.81pt"/>
    </style:style>
    <style:style style:name="co3" style:family="table-column">
      <style:table-column-properties fo:break-before="auto" style:column-width="66.76pt"/>
    </style:style>
    <style:style style:name="co4" style:family="table-column">
      <style:table-column-properties fo:break-before="auto" style:column-width="58.14pt"/>
    </style:style>
    <style:style style:name="co5" style:family="table-column">
      <style:table-column-properties fo:break-before="auto" style:column-width="72.26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11.91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/>
      <table:table table:name="calibrateCSV_20191111_145434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number-columns-repeated="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3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imeStamp</text:p>
          </table:table-cell>
          <table:table-cell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office:value-type="string" calcext:value-type="string">
            <text:p>mv1</text:p>
          </table:table-cell>
          <table:table-cell office:value-type="string" calcext:value-type="string">
            <text:p>mv2</text:p>
          </table:table-cell>
          <table:table-cell office:value-type="string" calcext:value-type="string">
            <text:p>mv3</text:p>
          </table:table-cell>
          <table:table-cell office:value-type="string" calcext:value-type="string">
            <text:p>mvAvg</text:p>
          </table:table-cell>
          <table:table-cell office:value-type="string" calcext:value-type="string">
            <text:p>mvMean</text:p>
          </table:table-cell>
          <table:table-cell office:value-type="string" calcext:value-type="string">
            <text:p>mvMedian</text:p>
          </table:table-cell>
          <table:table-cell office:value-type="string" calcext:value-type="string">
            <text:p><text:s/>mvStdDev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TAvg</text:p>
          </table:table-cell>
          <table:table-cell office:value-type="string" calcext:value-type="string">
            <text:p>TMean</text:p>
          </table:table-cell>
          <table:table-cell office:value-type="string" calcext:value-type="string">
            <text:p>TMedian</text:p>
          </table:table-cell>
          <table:table-cell office:value-type="string" calcext:value-type="string">
            <text:p><text:s/>TStdDev</text:p>
          </table:table-cell>
          <table:table-cell office:value-type="string" calcext:value-type="string">
            <text:p><text:s/>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<text:s/>2019-11-11 14:54:34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527336064" calcext:value-type="float">
            <text:p>0.527336064</text:p>
          </table:table-cell>
          <table:table-cell office:value-type="float" office:value="0.457422788" calcext:value-type="float">
            <text:p>0.457422788</text:p>
          </table:table-cell>
          <table:table-cell office:value-type="float" office:value="0.133023874" calcext:value-type="float">
            <text:p>0.133023874</text:p>
          </table:table-cell>
          <table:table-cell office:value-type="float" office:value="0.372594242" calcext:value-type="float">
            <text:p>0.372594242</text:p>
          </table:table-cell>
          <table:table-cell office:value-type="float" office:value="0.457422788" calcext:value-type="float">
            <text:p>0.457422788</text:p>
          </table:table-cell>
          <table:table-cell office:value-type="float" office:value="0.372594242" calcext:value-type="float">
            <text:p>0.372594242</text:p>
          </table:table-cell>
          <table:table-cell office:value-type="float" office:value="0.171789479" calcext:value-type="float">
            <text:p>0.171789479</text:p>
          </table:table-cell>
          <table:table-cell office:value-type="float" office:value="0.003212485" calcext:value-type="float">
            <text:p>0.003212485</text:p>
          </table:table-cell>
          <table:table-cell office:value-type="float" office:value="0.002641298" calcext:value-type="float">
            <text:p>0.002641298</text:p>
          </table:table-cell>
          <table:table-cell office:value-type="float" office:value="-0.00000902" calcext:value-type="float">
            <text:p>-9.02E-06</text:p>
          </table:table-cell>
          <table:table-cell office:value-type="float" office:value="0.001948254" calcext:value-type="float">
            <text:p>0.001948254</text:p>
          </table:table-cell>
          <table:table-cell office:value-type="float" office:value="0.002641298" calcext:value-type="float">
            <text:p>0.002641298</text:p>
          </table:table-cell>
          <table:table-cell office:value-type="float" office:value="0.001948254" calcext:value-type="float">
            <text:p>0.001948254</text:p>
          </table:table-cell>
          <table:table-cell office:value-type="float" office:value="0.001403509" calcext:value-type="float">
            <text:p>0.001403509</text:p>
          </table:table-cell>
          <table:table-cell office:value-type="float" office:value="26.740558152" calcext:value-type="float">
            <text:p>26.740558152</text:p>
          </table:table-cell>
          <table:table-cell office:value-type="float" office:value="26.726482582" calcext:value-type="float">
            <text:p>26.726482582</text:p>
          </table:table-cell>
          <table:table-cell office:value-type="float" office:value="26.661169404" calcext:value-type="float">
            <text:p>26.661169404</text:p>
          </table:table-cell>
          <table:table-cell office:value-type="float" office:value="26.709403379" calcext:value-type="float">
            <text:p>26.709403379</text:p>
          </table:table-cell>
          <table:table-cell office:value-type="float" office:value="26.726482582" calcext:value-type="float">
            <text:p>26.726482582</text:p>
          </table:table-cell>
          <table:table-cell office:value-type="float" office:value="26.709403379" calcext:value-type="float">
            <text:p>26.709403379</text:p>
          </table:table-cell>
          <table:table-cell office:value-type="float" office:value="0.034587259" calcext:value-type="float">
            <text:p>0.0345872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<text:s/>2019-11-11 14:54:36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46826869" calcext:value-type="float">
            <text:p>0.446826869</text:p>
          </table:table-cell>
          <table:table-cell office:value-type="float" office:value="0.507748188" calcext:value-type="float">
            <text:p>0.507748188</text:p>
          </table:table-cell>
          <table:table-cell office:value-type="float" office:value="0.13471605" calcext:value-type="float">
            <text:p>0.13471605</text:p>
          </table:table-cell>
          <table:table-cell office:value-type="float" office:value="0.363097035" calcext:value-type="float">
            <text:p>0.363097035</text:p>
          </table:table-cell>
          <table:table-cell office:value-type="float" office:value="0.446826869" calcext:value-type="float">
            <text:p>0.446826869</text:p>
          </table:table-cell>
          <table:table-cell office:value-type="float" office:value="0.363097035" calcext:value-type="float">
            <text:p>0.363097035</text:p>
          </table:table-cell>
          <table:table-cell office:value-type="float" office:value="0.163393712" calcext:value-type="float">
            <text:p>0.163393712</text:p>
          </table:table-cell>
          <table:table-cell office:value-type="float" office:value="0.00255473" calcext:value-type="float">
            <text:p>0.00255473</text:p>
          </table:table-cell>
          <table:table-cell office:value-type="float" office:value="0.003052453" calcext:value-type="float">
            <text:p>0.003052453</text:p>
          </table:table-cell>
          <table:table-cell office:value-type="float" office:value="0.000004805" calcext:value-type="float">
            <text:p>4.805E-06</text:p>
          </table:table-cell>
          <table:table-cell office:value-type="float" office:value="0.001870662" calcext:value-type="float">
            <text:p>0.001870662</text:p>
          </table:table-cell>
          <table:table-cell office:value-type="float" office:value="0.00255473" calcext:value-type="float">
            <text:p>0.00255473</text:p>
          </table:table-cell>
          <table:table-cell office:value-type="float" office:value="0.001870662" calcext:value-type="float">
            <text:p>0.001870662</text:p>
          </table:table-cell>
          <table:table-cell office:value-type="float" office:value="0.001334916" calcext:value-type="float">
            <text:p>0.001334916</text:p>
          </table:table-cell>
          <table:table-cell office:value-type="float" office:value="26.709187831" calcext:value-type="float">
            <text:p>26.709187831</text:p>
          </table:table-cell>
          <table:table-cell office:value-type="float" office:value="26.721453255" calcext:value-type="float">
            <text:p>26.721453255</text:p>
          </table:table-cell>
          <table:table-cell office:value-type="float" office:value="26.646347806" calcext:value-type="float">
            <text:p>26.646347806</text:p>
          </table:table-cell>
          <table:table-cell office:value-type="float" office:value="26.692329631" calcext:value-type="float">
            <text:p>26.692329631</text:p>
          </table:table-cell>
          <table:table-cell office:value-type="float" office:value="26.709187831" calcext:value-type="float">
            <text:p>26.709187831</text:p>
          </table:table-cell>
          <table:table-cell office:value-type="float" office:value="26.692329631" calcext:value-type="float">
            <text:p>26.692329631</text:p>
          </table:table-cell>
          <table:table-cell office:value-type="float" office:value="0.032897379" calcext:value-type="float">
            <text:p>0.0328973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2019-11-11 14:54:37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90648209" calcext:value-type="float">
            <text:p>0.490648209</text:p>
          </table:table-cell>
          <table:table-cell office:value-type="float" office:value="0.452939922" calcext:value-type="float">
            <text:p>0.452939922</text:p>
          </table:table-cell>
          <table:table-cell office:value-type="float" office:value="0.132985727" calcext:value-type="float">
            <text:p>0.132985727</text:p>
          </table:table-cell>
          <table:table-cell office:value-type="float" office:value="0.358857953" calcext:value-type="float">
            <text:p>0.358857953</text:p>
          </table:table-cell>
          <table:table-cell office:value-type="float" office:value="0.452939922" calcext:value-type="float">
            <text:p>0.452939922</text:p>
          </table:table-cell>
          <table:table-cell office:value-type="float" office:value="0.358857953" calcext:value-type="float">
            <text:p>0.358857953</text:p>
          </table:table-cell>
          <table:table-cell office:value-type="float" office:value="0.160455966" calcext:value-type="float">
            <text:p>0.160455966</text:p>
          </table:table-cell>
          <table:table-cell office:value-type="float" office:value="0.002912747" calcext:value-type="float">
            <text:p>0.002912747</text:p>
          </table:table-cell>
          <table:table-cell office:value-type="float" office:value="0.002604673" calcext:value-type="float">
            <text:p>0.002604673</text:p>
          </table:table-cell>
          <table:table-cell office:value-type="float" office:value="-0.000009332" calcext:value-type="float">
            <text:p>-9.332E-06</text:p>
          </table:table-cell>
          <table:table-cell office:value-type="float" office:value="0.001836029" calcext:value-type="float">
            <text:p>0.001836029</text:p>
          </table:table-cell>
          <table:table-cell office:value-type="float" office:value="0.002604673" calcext:value-type="float">
            <text:p>0.002604673</text:p>
          </table:table-cell>
          <table:table-cell office:value-type="float" office:value="0.001836029" calcext:value-type="float">
            <text:p>0.001836029</text:p>
          </table:table-cell>
          <table:table-cell office:value-type="float" office:value="0.001310915" calcext:value-type="float">
            <text:p>0.001310915</text:p>
          </table:table-cell>
          <table:table-cell office:value-type="float" office:value="26.72811806" calcext:value-type="float">
            <text:p>26.72811806</text:p>
          </table:table-cell>
          <table:table-cell office:value-type="float" office:value="26.720526227" calcext:value-type="float">
            <text:p>26.720526227</text:p>
          </table:table-cell>
          <table:table-cell office:value-type="float" office:value="26.65610762" calcext:value-type="float">
            <text:p>26.65610762</text:p>
          </table:table-cell>
          <table:table-cell office:value-type="float" office:value="26.701583969" calcext:value-type="float">
            <text:p>26.701583969</text:p>
          </table:table-cell>
          <table:table-cell office:value-type="float" office:value="26.720526227" calcext:value-type="float">
            <text:p>26.720526227</text:p>
          </table:table-cell>
          <table:table-cell office:value-type="float" office:value="26.701583969" calcext:value-type="float">
            <text:p>26.701583969</text:p>
          </table:table-cell>
          <table:table-cell office:value-type="float" office:value="0.032305652" calcext:value-type="float">
            <text:p>0.0323056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2019-11-11 14:54:38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55436677" calcext:value-type="float">
            <text:p>0.555436677</text:p>
          </table:table-cell>
          <table:table-cell office:value-type="float" office:value="0.474123415" calcext:value-type="float">
            <text:p>0.474123415</text:p>
          </table:table-cell>
          <table:table-cell office:value-type="float" office:value="0.138420479" calcext:value-type="float">
            <text:p>0.138420479</text:p>
          </table:table-cell>
          <table:table-cell office:value-type="float" office:value="0.389326857" calcext:value-type="float">
            <text:p>0.389326857</text:p>
          </table:table-cell>
          <table:table-cell office:value-type="float" office:value="0.474123415" calcext:value-type="float">
            <text:p>0.474123415</text:p>
          </table:table-cell>
          <table:table-cell office:value-type="float" office:value="0.389326857" calcext:value-type="float">
            <text:p>0.389326857</text:p>
          </table:table-cell>
          <table:table-cell office:value-type="float" office:value="0.180496481" calcext:value-type="float">
            <text:p>0.180496481</text:p>
          </table:table-cell>
          <table:table-cell office:value-type="float" office:value="0.003442065" calcext:value-type="float">
            <text:p>0.003442065</text:p>
          </table:table-cell>
          <table:table-cell office:value-type="float" office:value="0.002777741" calcext:value-type="float">
            <text:p>0.002777741</text:p>
          </table:table-cell>
          <table:table-cell office:value-type="float" office:value="0.00003507" calcext:value-type="float">
            <text:p>3.507E-05</text:p>
          </table:table-cell>
          <table:table-cell office:value-type="float" office:value="0.002084958" calcext:value-type="float">
            <text:p>0.002084958</text:p>
          </table:table-cell>
          <table:table-cell office:value-type="float" office:value="0.002777741" calcext:value-type="float">
            <text:p>0.002777741</text:p>
          </table:table-cell>
          <table:table-cell office:value-type="float" office:value="0.002084958" calcext:value-type="float">
            <text:p>0.002084958</text:p>
          </table:table-cell>
          <table:table-cell office:value-type="float" office:value="0.001474644" calcext:value-type="float">
            <text:p>0.001474644</text:p>
          </table:table-cell>
          <table:table-cell office:value-type="float" office:value="26.741161845" calcext:value-type="float">
            <text:p>26.741161845</text:p>
          </table:table-cell>
          <table:table-cell office:value-type="float" office:value="26.724791119" calcext:value-type="float">
            <text:p>26.724791119</text:p>
          </table:table-cell>
          <table:table-cell office:value-type="float" office:value="26.657201867" calcext:value-type="float">
            <text:p>26.657201867</text:p>
          </table:table-cell>
          <table:table-cell office:value-type="float" office:value="26.707718277" calcext:value-type="float">
            <text:p>26.707718277</text:p>
          </table:table-cell>
          <table:table-cell office:value-type="float" office:value="26.724791119" calcext:value-type="float">
            <text:p>26.724791119</text:p>
          </table:table-cell>
          <table:table-cell office:value-type="float" office:value="26.707718277" calcext:value-type="float">
            <text:p>26.707718277</text:p>
          </table:table-cell>
          <table:table-cell office:value-type="float" office:value="0.036340344" calcext:value-type="float">
            <text:p>0.0363403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<text:s/>2019-11-11 14:54:39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66786083" calcext:value-type="float">
            <text:p>0.466786083</text:p>
          </table:table-cell>
          <table:table-cell office:value-type="float" office:value="0.590793561" calcext:value-type="float">
            <text:p>0.590793561</text:p>
          </table:table-cell>
          <table:table-cell office:value-type="float" office:value="0.136095302" calcext:value-type="float">
            <text:p>0.136095302</text:p>
          </table:table-cell>
          <table:table-cell office:value-type="float" office:value="0.397891648" calcext:value-type="float">
            <text:p>0.397891648</text:p>
          </table:table-cell>
          <table:table-cell office:value-type="float" office:value="0.466786083" calcext:value-type="float">
            <text:p>0.466786083</text:p>
          </table:table-cell>
          <table:table-cell office:value-type="float" office:value="0.397891648" calcext:value-type="float">
            <text:p>0.397891648</text:p>
          </table:table-cell>
          <table:table-cell office:value-type="float" office:value="0.191915709" calcext:value-type="float">
            <text:p>0.191915709</text:p>
          </table:table-cell>
          <table:table-cell office:value-type="float" office:value="0.002717795" calcext:value-type="float">
            <text:p>0.002717795</text:p>
          </table:table-cell>
          <table:table-cell office:value-type="float" office:value="0.003730928" calcext:value-type="float">
            <text:p>0.003730928</text:p>
          </table:table-cell>
          <table:table-cell office:value-type="float" office:value="0.000016073" calcext:value-type="float">
            <text:p>1.6073E-05</text:p>
          </table:table-cell>
          <table:table-cell office:value-type="float" office:value="0.002154932" calcext:value-type="float">
            <text:p>0.002154932</text:p>
          </table:table-cell>
          <table:table-cell office:value-type="float" office:value="0.002717795" calcext:value-type="float">
            <text:p>0.002717795</text:p>
          </table:table-cell>
          <table:table-cell office:value-type="float" office:value="0.002154932" calcext:value-type="float">
            <text:p>0.002154932</text:p>
          </table:table-cell>
          <table:table-cell office:value-type="float" office:value="0.001567939" calcext:value-type="float">
            <text:p>0.001567939</text:p>
          </table:table-cell>
          <table:table-cell office:value-type="float" office:value="26.723313889" calcext:value-type="float">
            <text:p>26.723313889</text:p>
          </table:table-cell>
          <table:table-cell office:value-type="float" office:value="26.748280142" calcext:value-type="float">
            <text:p>26.748280142</text:p>
          </table:table-cell>
          <table:table-cell office:value-type="float" office:value="26.65673371" calcext:value-type="float">
            <text:p>26.65673371</text:p>
          </table:table-cell>
          <table:table-cell office:value-type="float" office:value="26.70944258" calcext:value-type="float">
            <text:p>26.70944258</text:p>
          </table:table-cell>
          <table:table-cell office:value-type="float" office:value="26.723313889" calcext:value-type="float">
            <text:p>26.723313889</text:p>
          </table:table-cell>
          <table:table-cell office:value-type="float" office:value="26.70944258" calcext:value-type="float">
            <text:p>26.70944258</text:p>
          </table:table-cell>
          <table:table-cell office:value-type="float" office:value="0.038639334" calcext:value-type="float">
            <text:p>0.03863933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<text:s/>2019-11-11 14:54:41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41268735" calcext:value-type="float">
            <text:p>0.441268735</text:p>
          </table:table-cell>
          <table:table-cell office:value-type="float" office:value="0.531063143" calcext:value-type="float">
            <text:p>0.531063143</text:p>
          </table:table-cell>
          <table:table-cell office:value-type="float" office:value="0.135118977" calcext:value-type="float">
            <text:p>0.135118977</text:p>
          </table:table-cell>
          <table:table-cell office:value-type="float" office:value="0.369150285" calcext:value-type="float">
            <text:p>0.369150285</text:p>
          </table:table-cell>
          <table:table-cell office:value-type="float" office:value="0.441268735" calcext:value-type="float">
            <text:p>0.441268735</text:p>
          </table:table-cell>
          <table:table-cell office:value-type="float" office:value="0.369150285" calcext:value-type="float">
            <text:p>0.369150285</text:p>
          </table:table-cell>
          <table:table-cell office:value-type="float" office:value="0.169496802" calcext:value-type="float">
            <text:p>0.169496802</text:p>
          </table:table-cell>
          <table:table-cell office:value-type="float" office:value="0.00250932" calcext:value-type="float">
            <text:p>0.00250932</text:p>
          </table:table-cell>
          <table:table-cell office:value-type="float" office:value="0.003242935" calcext:value-type="float">
            <text:p>0.003242935</text:p>
          </table:table-cell>
          <table:table-cell office:value-type="float" office:value="0.000008097" calcext:value-type="float">
            <text:p>8.097E-06</text:p>
          </table:table-cell>
          <table:table-cell office:value-type="float" office:value="0.001920117" calcext:value-type="float">
            <text:p>0.001920117</text:p>
          </table:table-cell>
          <table:table-cell office:value-type="float" office:value="0.00250932" calcext:value-type="float">
            <text:p>0.00250932</text:p>
          </table:table-cell>
          <table:table-cell office:value-type="float" office:value="0.001920117" calcext:value-type="float">
            <text:p>0.001920117</text:p>
          </table:table-cell>
          <table:table-cell office:value-type="float" office:value="0.001384778" calcext:value-type="float">
            <text:p>0.001384778</text:p>
          </table:table-cell>
          <table:table-cell office:value-type="float" office:value="26.713122621" calcext:value-type="float">
            <text:p>26.713122621</text:p>
          </table:table-cell>
          <table:table-cell office:value-type="float" office:value="26.73120102" calcext:value-type="float">
            <text:p>26.73120102</text:p>
          </table:table-cell>
          <table:table-cell office:value-type="float" office:value="26.651483034" calcext:value-type="float">
            <text:p>26.651483034</text:p>
          </table:table-cell>
          <table:table-cell office:value-type="float" office:value="26.698602225" calcext:value-type="float">
            <text:p>26.698602225</text:p>
          </table:table-cell>
          <table:table-cell office:value-type="float" office:value="26.713122621" calcext:value-type="float">
            <text:p>26.713122621</text:p>
          </table:table-cell>
          <table:table-cell office:value-type="float" office:value="26.698602225" calcext:value-type="float">
            <text:p>26.698602225</text:p>
          </table:table-cell>
          <table:table-cell office:value-type="float" office:value="0.034125951" calcext:value-type="float">
            <text:p>0.03412595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2019-11-11 14:54:42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7451919" calcext:value-type="float">
            <text:p>0.47451919</text:p>
          </table:table-cell>
          <table:table-cell office:value-type="float" office:value="0.454025919" calcext:value-type="float">
            <text:p>0.454025919</text:p>
          </table:table-cell>
          <table:table-cell office:value-type="float" office:value="0.133625285" calcext:value-type="float">
            <text:p>0.133625285</text:p>
          </table:table-cell>
          <table:table-cell office:value-type="float" office:value="0.354056798" calcext:value-type="float">
            <text:p>0.354056798</text:p>
          </table:table-cell>
          <table:table-cell office:value-type="float" office:value="0.454025919" calcext:value-type="float">
            <text:p>0.454025919</text:p>
          </table:table-cell>
          <table:table-cell office:value-type="float" office:value="0.354056798" calcext:value-type="float">
            <text:p>0.354056798</text:p>
          </table:table-cell>
          <table:table-cell office:value-type="float" office:value="0.15609299" calcext:value-type="float">
            <text:p>0.15609299</text:p>
          </table:table-cell>
          <table:table-cell office:value-type="float" office:value="0.002780974" calcext:value-type="float">
            <text:p>0.002780974</text:p>
          </table:table-cell>
          <table:table-cell office:value-type="float" office:value="0.002613545" calcext:value-type="float">
            <text:p>0.002613545</text:p>
          </table:table-cell>
          <table:table-cell office:value-type="float" office:value="-0.000004107" calcext:value-type="float">
            <text:p>-4.107E-06</text:p>
          </table:table-cell>
          <table:table-cell office:value-type="float" office:value="0.001796804" calcext:value-type="float">
            <text:p>0.001796804</text:p>
          </table:table-cell>
          <table:table-cell office:value-type="float" office:value="0.002613545" calcext:value-type="float">
            <text:p>0.002613545</text:p>
          </table:table-cell>
          <table:table-cell office:value-type="float" office:value="0.001796804" calcext:value-type="float">
            <text:p>0.001796804</text:p>
          </table:table-cell>
          <table:table-cell office:value-type="float" office:value="0.00127527" calcext:value-type="float">
            <text:p>0.00127527</text:p>
          </table:table-cell>
          <table:table-cell office:value-type="float" office:value="26.724870801" calcext:value-type="float">
            <text:p>26.724870801</text:p>
          </table:table-cell>
          <table:table-cell office:value-type="float" office:value="26.720744872" calcext:value-type="float">
            <text:p>26.720744872</text:p>
          </table:table-cell>
          <table:table-cell office:value-type="float" office:value="26.65623639" calcext:value-type="float">
            <text:p>26.65623639</text:p>
          </table:table-cell>
          <table:table-cell office:value-type="float" office:value="26.700617354" calcext:value-type="float">
            <text:p>26.700617354</text:p>
          </table:table-cell>
          <table:table-cell office:value-type="float" office:value="26.720744872" calcext:value-type="float">
            <text:p>26.720744872</text:p>
          </table:table-cell>
          <table:table-cell office:value-type="float" office:value="26.700617354" calcext:value-type="float">
            <text:p>26.700617354</text:p>
          </table:table-cell>
          <table:table-cell office:value-type="float" office:value="0.031427252" calcext:value-type="float">
            <text:p>0.03142725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<text:s/>2019-11-11 14:54:43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78816686" calcext:value-type="float">
            <text:p>0.478816686</text:p>
          </table:table-cell>
          <table:table-cell office:value-type="float" office:value="0.581155489" calcext:value-type="float">
            <text:p>0.581155489</text:p>
          </table:table-cell>
          <table:table-cell office:value-type="float" office:value="0.137909667" calcext:value-type="float">
            <text:p>0.137909667</text:p>
          </table:table-cell>
          <table:table-cell office:value-type="float" office:value="0.399293947" calcext:value-type="float">
            <text:p>0.399293947</text:p>
          </table:table-cell>
          <table:table-cell office:value-type="float" office:value="0.478816686" calcext:value-type="float">
            <text:p>0.478816686</text:p>
          </table:table-cell>
          <table:table-cell office:value-type="float" office:value="0.399293947" calcext:value-type="float">
            <text:p>0.399293947</text:p>
          </table:table-cell>
          <table:table-cell office:value-type="float" office:value="0.189489866" calcext:value-type="float">
            <text:p>0.189489866</text:p>
          </table:table-cell>
          <table:table-cell office:value-type="float" office:value="0.002816084" calcext:value-type="float">
            <text:p>0.002816084</text:p>
          </table:table-cell>
          <table:table-cell office:value-type="float" office:value="0.003652186" calcext:value-type="float">
            <text:p>0.003652186</text:p>
          </table:table-cell>
          <table:table-cell office:value-type="float" office:value="0.000030896" calcext:value-type="float">
            <text:p>3.0896E-05</text:p>
          </table:table-cell>
          <table:table-cell office:value-type="float" office:value="0.002166389" calcext:value-type="float">
            <text:p>0.002166389</text:p>
          </table:table-cell>
          <table:table-cell office:value-type="float" office:value="0.002816084" calcext:value-type="float">
            <text:p>0.002816084</text:p>
          </table:table-cell>
          <table:table-cell office:value-type="float" office:value="0.002166389" calcext:value-type="float">
            <text:p>0.002166389</text:p>
          </table:table-cell>
          <table:table-cell office:value-type="float" office:value="0.00154812" calcext:value-type="float">
            <text:p>0.00154812</text:p>
          </table:table-cell>
          <table:table-cell office:value-type="float" office:value="26.725736017" calcext:value-type="float">
            <text:p>26.725736017</text:p>
          </table:table-cell>
          <table:table-cell office:value-type="float" office:value="26.746339742" calcext:value-type="float">
            <text:p>26.746339742</text:p>
          </table:table-cell>
          <table:table-cell office:value-type="float" office:value="26.657099019" calcext:value-type="float">
            <text:p>26.657099019</text:p>
          </table:table-cell>
          <table:table-cell office:value-type="float" office:value="26.709724926" calcext:value-type="float">
            <text:p>26.709724926</text:p>
          </table:table-cell>
          <table:table-cell office:value-type="float" office:value="26.725736017" calcext:value-type="float">
            <text:p>26.725736017</text:p>
          </table:table-cell>
          <table:table-cell office:value-type="float" office:value="26.709724926" calcext:value-type="float">
            <text:p>26.709724926</text:p>
          </table:table-cell>
          <table:table-cell office:value-type="float" office:value="0.038150954" calcext:value-type="float">
            <text:p>0.038150954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<text:s/>2019-11-11 14:54:44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33653645" calcext:value-type="float">
            <text:p>0.433653645</text:p>
          </table:table-cell>
          <table:table-cell office:value-type="float" office:value="0.585609148" calcext:value-type="float">
            <text:p>0.585609148</text:p>
          </table:table-cell>
          <table:table-cell office:value-type="float" office:value="0.137503164" calcext:value-type="float">
            <text:p>0.137503164</text:p>
          </table:table-cell>
          <table:table-cell office:value-type="float" office:value="0.385588652" calcext:value-type="float">
            <text:p>0.385588652</text:p>
          </table:table-cell>
          <table:table-cell office:value-type="float" office:value="0.433653645" calcext:value-type="float">
            <text:p>0.433653645</text:p>
          </table:table-cell>
          <table:table-cell office:value-type="float" office:value="0.385588652" calcext:value-type="float">
            <text:p>0.385588652</text:p>
          </table:table-cell>
          <table:table-cell office:value-type="float" office:value="0.186068851" calcext:value-type="float">
            <text:p>0.186068851</text:p>
          </table:table-cell>
          <table:table-cell office:value-type="float" office:value="0.002447105" calcext:value-type="float">
            <text:p>0.002447105</text:p>
          </table:table-cell>
          <table:table-cell office:value-type="float" office:value="0.003688572" calcext:value-type="float">
            <text:p>0.003688572</text:p>
          </table:table-cell>
          <table:table-cell office:value-type="float" office:value="0.000027575" calcext:value-type="float">
            <text:p>2.7575E-05</text:p>
          </table:table-cell>
          <table:table-cell office:value-type="float" office:value="0.002054418" calcext:value-type="float">
            <text:p>0.002054418</text:p>
          </table:table-cell>
          <table:table-cell office:value-type="float" office:value="0.002447105" calcext:value-type="float">
            <text:p>0.002447105</text:p>
          </table:table-cell>
          <table:table-cell office:value-type="float" office:value="0.002054418" calcext:value-type="float">
            <text:p>0.002054418</text:p>
          </table:table-cell>
          <table:table-cell office:value-type="float" office:value="0.00152017" calcext:value-type="float">
            <text:p>0.00152017</text:p>
          </table:table-cell>
          <table:table-cell office:value-type="float" office:value="26.716643289" calcext:value-type="float">
            <text:p>26.716643289</text:p>
          </table:table-cell>
          <table:table-cell office:value-type="float" office:value="26.747236382" calcext:value-type="float">
            <text:p>26.747236382</text:p>
          </table:table-cell>
          <table:table-cell office:value-type="float" office:value="26.657017172" calcext:value-type="float">
            <text:p>26.657017172</text:p>
          </table:table-cell>
          <table:table-cell office:value-type="float" office:value="26.706965615" calcext:value-type="float">
            <text:p>26.706965615</text:p>
          </table:table-cell>
          <table:table-cell office:value-type="float" office:value="26.716643289" calcext:value-type="float">
            <text:p>26.716643289</text:p>
          </table:table-cell>
          <table:table-cell office:value-type="float" office:value="26.706965615" calcext:value-type="float">
            <text:p>26.706965615</text:p>
          </table:table-cell>
          <table:table-cell office:value-type="float" office:value="0.037462154" calcext:value-type="float">
            <text:p>0.03746215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<text:s/>2019-11-11 14:54:45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37064223" calcext:value-type="float">
            <text:p>0.437064223</text:p>
          </table:table-cell>
          <table:table-cell office:value-type="float" office:value="0.563375421" calcext:value-type="float">
            <text:p>0.563375421</text:p>
          </table:table-cell>
          <table:table-cell office:value-type="float" office:value="0.13538839" calcext:value-type="float">
            <text:p>0.13538839</text:p>
          </table:table-cell>
          <table:table-cell office:value-type="float" office:value="0.378609345" calcext:value-type="float">
            <text:p>0.378609345</text:p>
          </table:table-cell>
          <table:table-cell office:value-type="float" office:value="0.437064223" calcext:value-type="float">
            <text:p>0.437064223</text:p>
          </table:table-cell>
          <table:table-cell office:value-type="float" office:value="0.378609345" calcext:value-type="float">
            <text:p>0.378609345</text:p>
          </table:table-cell>
          <table:table-cell office:value-type="float" office:value="0.179547494" calcext:value-type="float">
            <text:p>0.179547494</text:p>
          </table:table-cell>
          <table:table-cell office:value-type="float" office:value="0.00247497" calcext:value-type="float">
            <text:p>0.00247497</text:p>
          </table:table-cell>
          <table:table-cell office:value-type="float" office:value="0.003506924" calcext:value-type="float">
            <text:p>0.003506924</text:p>
          </table:table-cell>
          <table:table-cell office:value-type="float" office:value="0.000010298" calcext:value-type="float">
            <text:p>1.0298E-05</text:p>
          </table:table-cell>
          <table:table-cell office:value-type="float" office:value="0.001997397" calcext:value-type="float">
            <text:p>0.001997397</text:p>
          </table:table-cell>
          <table:table-cell office:value-type="float" office:value="0.00247497" calcext:value-type="float">
            <text:p>0.00247497</text:p>
          </table:table-cell>
          <table:table-cell office:value-type="float" office:value="0.001997397" calcext:value-type="float">
            <text:p>0.001997397</text:p>
          </table:table-cell>
          <table:table-cell office:value-type="float" office:value="0.001466891" calcext:value-type="float">
            <text:p>0.001466891</text:p>
          </table:table-cell>
          <table:table-cell office:value-type="float" office:value="26.712276115" calcext:value-type="float">
            <text:p>26.712276115</text:p>
          </table:table-cell>
          <table:table-cell office:value-type="float" office:value="26.737706413" calcext:value-type="float">
            <text:p>26.737706413</text:p>
          </table:table-cell>
          <table:table-cell office:value-type="float" office:value="26.651537278" calcext:value-type="float">
            <text:p>26.651537278</text:p>
          </table:table-cell>
          <table:table-cell office:value-type="float" office:value="26.700506602" calcext:value-type="float">
            <text:p>26.700506602</text:p>
          </table:table-cell>
          <table:table-cell office:value-type="float" office:value="26.712276115" calcext:value-type="float">
            <text:p>26.712276115</text:p>
          </table:table-cell>
          <table:table-cell office:value-type="float" office:value="26.700506602" calcext:value-type="float">
            <text:p>26.700506602</text:p>
          </table:table-cell>
          <table:table-cell office:value-type="float" office:value="0.036149422" calcext:value-type="float">
            <text:p>0.03614942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<text:s/>2019-11-11 14:54:47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49655706" calcext:value-type="float">
            <text:p>0.449655706</text:p>
          </table:table-cell>
          <table:table-cell office:value-type="float" office:value="0.537356798" calcext:value-type="float">
            <text:p>0.537356798</text:p>
          </table:table-cell>
          <table:table-cell office:value-type="float" office:value="0.135333554" calcext:value-type="float">
            <text:p>0.135333554</text:p>
          </table:table-cell>
          <table:table-cell office:value-type="float" office:value="0.374115353" calcext:value-type="float">
            <text:p>0.374115353</text:p>
          </table:table-cell>
          <table:table-cell office:value-type="float" office:value="0.449655706" calcext:value-type="float">
            <text:p>0.449655706</text:p>
          </table:table-cell>
          <table:table-cell office:value-type="float" office:value="0.374115353" calcext:value-type="float">
            <text:p>0.374115353</text:p>
          </table:table-cell>
          <table:table-cell office:value-type="float" office:value="0.172598631" calcext:value-type="float">
            <text:p>0.172598631</text:p>
          </table:table-cell>
          <table:table-cell office:value-type="float" office:value="0.002577841" calcext:value-type="float">
            <text:p>0.002577841</text:p>
          </table:table-cell>
          <table:table-cell office:value-type="float" office:value="0.003294353" calcext:value-type="float">
            <text:p>0.003294353</text:p>
          </table:table-cell>
          <table:table-cell office:value-type="float" office:value="0.00000985" calcext:value-type="float">
            <text:p>9.85E-06</text:p>
          </table:table-cell>
          <table:table-cell office:value-type="float" office:value="0.001960681" calcext:value-type="float">
            <text:p>0.001960681</text:p>
          </table:table-cell>
          <table:table-cell office:value-type="float" office:value="0.002577841" calcext:value-type="float">
            <text:p>0.002577841</text:p>
          </table:table-cell>
          <table:table-cell office:value-type="float" office:value="0.001960681" calcext:value-type="float">
            <text:p>0.001960681</text:p>
          </table:table-cell>
          <table:table-cell office:value-type="float" office:value="0.00141012" calcext:value-type="float">
            <text:p>0.00141012</text:p>
          </table:table-cell>
          <table:table-cell office:value-type="float" office:value="26.719865011" calcext:value-type="float">
            <text:p>26.719865011</text:p>
          </table:table-cell>
          <table:table-cell office:value-type="float" office:value="26.73752186" calcext:value-type="float">
            <text:p>26.73752186</text:p>
          </table:table-cell>
          <table:table-cell office:value-type="float" office:value="26.656580338" calcext:value-type="float">
            <text:p>26.656580338</text:p>
          </table:table-cell>
          <table:table-cell office:value-type="float" office:value="26.704655736" calcext:value-type="float">
            <text:p>26.704655736</text:p>
          </table:table-cell>
          <table:table-cell office:value-type="float" office:value="26.719865011" calcext:value-type="float">
            <text:p>26.719865011</text:p>
          </table:table-cell>
          <table:table-cell office:value-type="float" office:value="26.704655736" calcext:value-type="float">
            <text:p>26.704655736</text:p>
          </table:table-cell>
          <table:table-cell office:value-type="float" office:value="0.03475029" calcext:value-type="float">
            <text:p>0.0347502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<text:s/>2019-11-11 14:54:48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56360633" calcext:value-type="float">
            <text:p>0.456360633</text:p>
          </table:table-cell>
          <table:table-cell office:value-type="float" office:value="0.514357151" calcext:value-type="float">
            <text:p>0.514357151</text:p>
          </table:table-cell>
          <table:table-cell office:value-type="float" office:value="0.136852877" calcext:value-type="float">
            <text:p>0.136852877</text:p>
          </table:table-cell>
          <table:table-cell office:value-type="float" office:value="0.36919022" calcext:value-type="float">
            <text:p>0.36919022</text:p>
          </table:table-cell>
          <table:table-cell office:value-type="float" office:value="0.456360633" calcext:value-type="float">
            <text:p>0.456360633</text:p>
          </table:table-cell>
          <table:table-cell office:value-type="float" office:value="0.36919022" calcext:value-type="float">
            <text:p>0.36919022</text:p>
          </table:table-cell>
          <table:table-cell office:value-type="float" office:value="0.165984698" calcext:value-type="float">
            <text:p>0.165984698</text:p>
          </table:table-cell>
          <table:table-cell office:value-type="float" office:value="0.00263262" calcext:value-type="float">
            <text:p>0.00263262</text:p>
          </table:table-cell>
          <table:table-cell office:value-type="float" office:value="0.003106448" calcext:value-type="float">
            <text:p>0.003106448</text:p>
          </table:table-cell>
          <table:table-cell office:value-type="float" office:value="0.000022262" calcext:value-type="float">
            <text:p>2.2262E-05</text:p>
          </table:table-cell>
          <table:table-cell office:value-type="float" office:value="0.001920443" calcext:value-type="float">
            <text:p>0.001920443</text:p>
          </table:table-cell>
          <table:table-cell office:value-type="float" office:value="0.00263262" calcext:value-type="float">
            <text:p>0.00263262</text:p>
          </table:table-cell>
          <table:table-cell office:value-type="float" office:value="0.001920443" calcext:value-type="float">
            <text:p>0.001920443</text:p>
          </table:table-cell>
          <table:table-cell office:value-type="float" office:value="0.001356084" calcext:value-type="float">
            <text:p>0.001356084</text:p>
          </table:table-cell>
          <table:table-cell office:value-type="float" office:value="26.721214923" calcext:value-type="float">
            <text:p>26.721214923</text:p>
          </table:table-cell>
          <table:table-cell office:value-type="float" office:value="26.73289137" calcext:value-type="float">
            <text:p>26.73289137</text:p>
          </table:table-cell>
          <table:table-cell office:value-type="float" office:value="26.656886242" calcext:value-type="float">
            <text:p>26.656886242</text:p>
          </table:table-cell>
          <table:table-cell office:value-type="float" office:value="26.703664178" calcext:value-type="float">
            <text:p>26.703664178</text:p>
          </table:table-cell>
          <table:table-cell office:value-type="float" office:value="26.721214923" calcext:value-type="float">
            <text:p>26.721214923</text:p>
          </table:table-cell>
          <table:table-cell office:value-type="float" office:value="26.703664178" calcext:value-type="float">
            <text:p>26.703664178</text:p>
          </table:table-cell>
          <table:table-cell office:value-type="float" office:value="0.033418721" calcext:value-type="float">
            <text:p>0.03341872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<text:s/>2019-11-11 14:54:49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478102026" calcext:value-type="float">
            <text:p>0.478102026</text:p>
          </table:table-cell>
          <table:table-cell office:value-type="float" office:value="0.468109306" calcext:value-type="float">
            <text:p>0.468109306</text:p>
          </table:table-cell>
          <table:table-cell office:value-type="float" office:value="0.137814896" calcext:value-type="float">
            <text:p>0.137814896</text:p>
          </table:table-cell>
          <table:table-cell office:value-type="float" office:value="0.361342076" calcext:value-type="float">
            <text:p>0.361342076</text:p>
          </table:table-cell>
          <table:table-cell office:value-type="float" office:value="0.468109306" calcext:value-type="float">
            <text:p>0.468109306</text:p>
          </table:table-cell>
          <table:table-cell office:value-type="float" office:value="0.361342076" calcext:value-type="float">
            <text:p>0.361342076</text:p>
          </table:table-cell>
          <table:table-cell office:value-type="float" office:value="0.158110223" calcext:value-type="float">
            <text:p>0.158110223</text:p>
          </table:table-cell>
          <table:table-cell office:value-type="float" office:value="0.002810246" calcext:value-type="float">
            <text:p>0.002810246</text:p>
          </table:table-cell>
          <table:table-cell office:value-type="float" office:value="0.002728606" calcext:value-type="float">
            <text:p>0.002728606</text:p>
          </table:table-cell>
          <table:table-cell office:value-type="float" office:value="0.000030122" calcext:value-type="float">
            <text:p>3.0122E-05</text:p>
          </table:table-cell>
          <table:table-cell office:value-type="float" office:value="0.001856325" calcext:value-type="float">
            <text:p>0.001856325</text:p>
          </table:table-cell>
          <table:table-cell office:value-type="float" office:value="0.002728606" calcext:value-type="float">
            <text:p>0.002728606</text:p>
          </table:table-cell>
          <table:table-cell office:value-type="float" office:value="0.001856325" calcext:value-type="float">
            <text:p>0.001856325</text:p>
          </table:table-cell>
          <table:table-cell office:value-type="float" office:value="0.00129175" calcext:value-type="float">
            <text:p>0.00129175</text:p>
          </table:table-cell>
          <table:table-cell office:value-type="float" office:value="26.73064593" calcext:value-type="float">
            <text:p>26.73064593</text:p>
          </table:table-cell>
          <table:table-cell office:value-type="float" office:value="26.728634099" calcext:value-type="float">
            <text:p>26.728634099</text:p>
          </table:table-cell>
          <table:table-cell office:value-type="float" office:value="26.662134036" calcext:value-type="float">
            <text:p>26.662134036</text:p>
          </table:table-cell>
          <table:table-cell office:value-type="float" office:value="26.707138022" calcext:value-type="float">
            <text:p>26.707138022</text:p>
          </table:table-cell>
          <table:table-cell office:value-type="float" office:value="26.728634099" calcext:value-type="float">
            <text:p>26.728634099</text:p>
          </table:table-cell>
          <table:table-cell office:value-type="float" office:value="26.707138022" calcext:value-type="float">
            <text:p>26.707138022</text:p>
          </table:table-cell>
          <table:table-cell office:value-type="float" office:value="0.031833221" calcext:value-type="float">
            <text:p>0.03183322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<text:s/>2019-11-11 14:54:50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42561477" calcext:value-type="float">
            <text:p>0.542561477</text:p>
          </table:table-cell>
          <table:table-cell office:value-type="float" office:value="0.456875617" calcext:value-type="float">
            <text:p>0.456875617</text:p>
          </table:table-cell>
          <table:table-cell office:value-type="float" office:value="0.136652009" calcext:value-type="float">
            <text:p>0.136652009</text:p>
          </table:table-cell>
          <table:table-cell office:value-type="float" office:value="0.378696368" calcext:value-type="float">
            <text:p>0.378696368</text:p>
          </table:table-cell>
          <table:table-cell office:value-type="float" office:value="0.456875617" calcext:value-type="float">
            <text:p>0.456875617</text:p>
          </table:table-cell>
          <table:table-cell office:value-type="float" office:value="0.378696368" calcext:value-type="float">
            <text:p>0.378696368</text:p>
          </table:table-cell>
          <table:table-cell office:value-type="float" office:value="0.174689477" calcext:value-type="float">
            <text:p>0.174689477</text:p>
          </table:table-cell>
          <table:table-cell office:value-type="float" office:value="0.003336875" calcext:value-type="float">
            <text:p>0.003336875</text:p>
          </table:table-cell>
          <table:table-cell office:value-type="float" office:value="0.002636827" calcext:value-type="float">
            <text:p>0.002636827</text:p>
          </table:table-cell>
          <table:table-cell office:value-type="float" office:value="0.000020621" calcext:value-type="float">
            <text:p>2.0621E-05</text:p>
          </table:table-cell>
          <table:table-cell office:value-type="float" office:value="0.001998108" calcext:value-type="float">
            <text:p>0.001998108</text:p>
          </table:table-cell>
          <table:table-cell office:value-type="float" office:value="0.002636827" calcext:value-type="float">
            <text:p>0.002636827</text:p>
          </table:table-cell>
          <table:table-cell office:value-type="float" office:value="0.001998108" calcext:value-type="float">
            <text:p>0.001998108</text:p>
          </table:table-cell>
          <table:table-cell office:value-type="float" office:value="0.001427202" calcext:value-type="float">
            <text:p>0.001427202</text:p>
          </table:table-cell>
          <table:table-cell office:value-type="float" office:value="26.738569708" calcext:value-type="float">
            <text:p>26.738569708</text:p>
          </table:table-cell>
          <table:table-cell office:value-type="float" office:value="26.721318605" calcext:value-type="float">
            <text:p>26.721318605</text:p>
          </table:table-cell>
          <table:table-cell office:value-type="float" office:value="26.656845799" calcext:value-type="float">
            <text:p>26.656845799</text:p>
          </table:table-cell>
          <table:table-cell office:value-type="float" office:value="26.705578037" calcext:value-type="float">
            <text:p>26.705578037</text:p>
          </table:table-cell>
          <table:table-cell office:value-type="float" office:value="26.721318605" calcext:value-type="float">
            <text:p>26.721318605</text:p>
          </table:table-cell>
          <table:table-cell office:value-type="float" office:value="26.705578037" calcext:value-type="float">
            <text:p>26.705578037</text:p>
          </table:table-cell>
          <table:table-cell office:value-type="float" office:value="0.035171233" calcext:value-type="float">
            <text:p>0.03517123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<text:s/>2019-11-11 14:54:51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71289131" calcext:value-type="float">
            <text:p>0.571289131</text:p>
          </table:table-cell>
          <table:table-cell office:value-type="float" office:value="0.466694291" calcext:value-type="float">
            <text:p>0.466694291</text:p>
          </table:table-cell>
          <table:table-cell office:value-type="float" office:value="0.136414783" calcext:value-type="float">
            <text:p>0.136414783</text:p>
          </table:table-cell>
          <table:table-cell office:value-type="float" office:value="0.391466068" calcext:value-type="float">
            <text:p>0.391466068</text:p>
          </table:table-cell>
          <table:table-cell office:value-type="float" office:value="0.466694291" calcext:value-type="float">
            <text:p>0.466694291</text:p>
          </table:table-cell>
          <table:table-cell office:value-type="float" office:value="0.391466068" calcext:value-type="float">
            <text:p>0.391466068</text:p>
          </table:table-cell>
          <table:table-cell office:value-type="float" office:value="0.185334632" calcext:value-type="float">
            <text:p>0.185334632</text:p>
          </table:table-cell>
          <table:table-cell office:value-type="float" office:value="0.003571578" calcext:value-type="float">
            <text:p>0.003571578</text:p>
          </table:table-cell>
          <table:table-cell office:value-type="float" office:value="0.002717045" calcext:value-type="float">
            <text:p>0.002717045</text:p>
          </table:table-cell>
          <table:table-cell office:value-type="float" office:value="0.000018683" calcext:value-type="float">
            <text:p>1.8683E-05</text:p>
          </table:table-cell>
          <table:table-cell office:value-type="float" office:value="0.002102436" calcext:value-type="float">
            <text:p>0.002102436</text:p>
          </table:table-cell>
          <table:table-cell office:value-type="float" office:value="0.002717045" calcext:value-type="float">
            <text:p>0.002717045</text:p>
          </table:table-cell>
          <table:table-cell office:value-type="float" office:value="0.002102436" calcext:value-type="float">
            <text:p>0.002102436</text:p>
          </table:table-cell>
          <table:table-cell office:value-type="float" office:value="0.001514172" calcext:value-type="float">
            <text:p>0.001514172</text:p>
          </table:table-cell>
          <table:table-cell office:value-type="float" office:value="26.744353378" calcext:value-type="float">
            <text:p>26.744353378</text:p>
          </table:table-cell>
          <table:table-cell office:value-type="float" office:value="26.723295409" calcext:value-type="float">
            <text:p>26.723295409</text:p>
          </table:table-cell>
          <table:table-cell office:value-type="float" office:value="26.656798035" calcext:value-type="float">
            <text:p>26.656798035</text:p>
          </table:table-cell>
          <table:table-cell office:value-type="float" office:value="26.708148941" calcext:value-type="float">
            <text:p>26.708148941</text:p>
          </table:table-cell>
          <table:table-cell office:value-type="float" office:value="26.723295409" calcext:value-type="float">
            <text:p>26.723295409</text:p>
          </table:table-cell>
          <table:table-cell office:value-type="float" office:value="26.708148941" calcext:value-type="float">
            <text:p>26.708148941</text:p>
          </table:table-cell>
          <table:table-cell office:value-type="float" office:value="0.037314395" calcext:value-type="float">
            <text:p>0.03731439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<text:s/>2019-11-11 14:54:53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35108511" calcext:value-type="float">
            <text:p>0.535108511</text:p>
          </table:table-cell>
          <table:table-cell office:value-type="float" office:value="0.478563962" calcext:value-type="float">
            <text:p>0.478563962</text:p>
          </table:table-cell>
          <table:table-cell office:value-type="float" office:value="0.141072886" calcext:value-type="float">
            <text:p>0.141072886</text:p>
          </table:table-cell>
          <table:table-cell office:value-type="float" office:value="0.38491512" calcext:value-type="float">
            <text:p>0.38491512</text:p>
          </table:table-cell>
          <table:table-cell office:value-type="float" office:value="0.478563962" calcext:value-type="float">
            <text:p>0.478563962</text:p>
          </table:table-cell>
          <table:table-cell office:value-type="float" office:value="0.38491512" calcext:value-type="float">
            <text:p>0.38491512</text:p>
          </table:table-cell>
          <table:table-cell office:value-type="float" office:value="0.173960911" calcext:value-type="float">
            <text:p>0.173960911</text:p>
          </table:table-cell>
          <table:table-cell office:value-type="float" office:value="0.003275985" calcext:value-type="float">
            <text:p>0.003275985</text:p>
          </table:table-cell>
          <table:table-cell office:value-type="float" office:value="0.00281402" calcext:value-type="float">
            <text:p>0.00281402</text:p>
          </table:table-cell>
          <table:table-cell office:value-type="float" office:value="0.00005674" calcext:value-type="float">
            <text:p>5.674E-05</text:p>
          </table:table-cell>
          <table:table-cell office:value-type="float" office:value="0.002048915" calcext:value-type="float">
            <text:p>0.002048915</text:p>
          </table:table-cell>
          <table:table-cell office:value-type="float" office:value="0.00281402" calcext:value-type="float">
            <text:p>0.00281402</text:p>
          </table:table-cell>
          <table:table-cell office:value-type="float" office:value="0.002048915" calcext:value-type="float">
            <text:p>0.002048915</text:p>
          </table:table-cell>
          <table:table-cell office:value-type="float" office:value="0.001421249" calcext:value-type="float">
            <text:p>0.001421249</text:p>
          </table:table-cell>
          <table:table-cell office:value-type="float" office:value="26.737069216" calcext:value-type="float">
            <text:p>26.737069216</text:p>
          </table:table-cell>
          <table:table-cell office:value-type="float" office:value="26.725685136" calcext:value-type="float">
            <text:p>26.725685136</text:p>
          </table:table-cell>
          <table:table-cell office:value-type="float" office:value="26.657735909" calcext:value-type="float">
            <text:p>26.657735909</text:p>
          </table:table-cell>
          <table:table-cell office:value-type="float" office:value="26.706830087" calcext:value-type="float">
            <text:p>26.706830087</text:p>
          </table:table-cell>
          <table:table-cell office:value-type="float" office:value="26.725685136" calcext:value-type="float">
            <text:p>26.725685136</text:p>
          </table:table-cell>
          <table:table-cell office:value-type="float" office:value="26.706830087" calcext:value-type="float">
            <text:p>26.706830087</text:p>
          </table:table-cell>
          <table:table-cell office:value-type="float" office:value="0.035024544" calcext:value-type="float">
            <text:p>0.03502454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<text:s/>2019-11-11 14:54:54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461497362" calcext:value-type="float">
            <text:p>0.461497362</text:p>
          </table:table-cell>
          <table:table-cell office:value-type="float" office:value="0.585038732" calcext:value-type="float">
            <text:p>0.585038732</text:p>
          </table:table-cell>
          <table:table-cell office:value-type="float" office:value="0.140247958" calcext:value-type="float">
            <text:p>0.140247958</text:p>
          </table:table-cell>
          <table:table-cell office:value-type="float" office:value="0.395594684" calcext:value-type="float">
            <text:p>0.395594684</text:p>
          </table:table-cell>
          <table:table-cell office:value-type="float" office:value="0.461497362" calcext:value-type="float">
            <text:p>0.461497362</text:p>
          </table:table-cell>
          <table:table-cell office:value-type="float" office:value="0.395594684" calcext:value-type="float">
            <text:p>0.395594684</text:p>
          </table:table-cell>
          <table:table-cell office:value-type="float" office:value="0.187469251" calcext:value-type="float">
            <text:p>0.187469251</text:p>
          </table:table-cell>
          <table:table-cell office:value-type="float" office:value="0.002674587" calcext:value-type="float">
            <text:p>0.002674587</text:p>
          </table:table-cell>
          <table:table-cell office:value-type="float" office:value="0.003683912" calcext:value-type="float">
            <text:p>0.003683912</text:p>
          </table:table-cell>
          <table:table-cell office:value-type="float" office:value="0.00005" calcext:value-type="float">
            <text:p>5E-05</text:p>
          </table:table-cell>
          <table:table-cell office:value-type="float" office:value="0.002136166" calcext:value-type="float">
            <text:p>0.002136166</text:p>
          </table:table-cell>
          <table:table-cell office:value-type="float" office:value="0.002674587" calcext:value-type="float">
            <text:p>0.002674587</text:p>
          </table:table-cell>
          <table:table-cell office:value-type="float" office:value="0.002136166" calcext:value-type="float">
            <text:p>0.002136166</text:p>
          </table:table-cell>
          <table:table-cell office:value-type="float" office:value="0.001531612" calcext:value-type="float">
            <text:p>0.001531612</text:p>
          </table:table-cell>
          <table:table-cell office:value-type="float" office:value="26.727302917" calcext:value-type="float">
            <text:p>26.727302917</text:p>
          </table:table-cell>
          <table:table-cell office:value-type="float" office:value="26.752175243" calcext:value-type="float">
            <text:p>26.752175243</text:p>
          </table:table-cell>
          <table:table-cell office:value-type="float" office:value="26.662623912" calcext:value-type="float">
            <text:p>26.662623912</text:p>
          </table:table-cell>
          <table:table-cell office:value-type="float" office:value="26.714034024" calcext:value-type="float">
            <text:p>26.714034024</text:p>
          </table:table-cell>
          <table:table-cell office:value-type="float" office:value="26.727302917" calcext:value-type="float">
            <text:p>26.727302917</text:p>
          </table:table-cell>
          <table:table-cell office:value-type="float" office:value="26.714034024" calcext:value-type="float">
            <text:p>26.714034024</text:p>
          </table:table-cell>
          <table:table-cell office:value-type="float" office:value="0.037743943" calcext:value-type="float">
            <text:p>0.037743943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<text:s/>2019-11-11 14:54:55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437860541" calcext:value-type="float">
            <text:p>0.437860541</text:p>
          </table:table-cell>
          <table:table-cell office:value-type="float" office:value="0.573715636" calcext:value-type="float">
            <text:p>0.573715636</text:p>
          </table:table-cell>
          <table:table-cell office:value-type="float" office:value="0.1379198" calcext:value-type="float">
            <text:p>0.1379198</text:p>
          </table:table-cell>
          <table:table-cell office:value-type="float" office:value="0.383165326" calcext:value-type="float">
            <text:p>0.383165326</text:p>
          </table:table-cell>
          <table:table-cell office:value-type="float" office:value="0.437860541" calcext:value-type="float">
            <text:p>0.437860541</text:p>
          </table:table-cell>
          <table:table-cell office:value-type="float" office:value="0.383165326" calcext:value-type="float">
            <text:p>0.383165326</text:p>
          </table:table-cell>
          <table:table-cell office:value-type="float" office:value="0.182068078" calcext:value-type="float">
            <text:p>0.182068078</text:p>
          </table:table-cell>
          <table:table-cell office:value-type="float" office:value="0.002481475" calcext:value-type="float">
            <text:p>0.002481475</text:p>
          </table:table-cell>
          <table:table-cell office:value-type="float" office:value="0.003591403" calcext:value-type="float">
            <text:p>0.003591403</text:p>
          </table:table-cell>
          <table:table-cell office:value-type="float" office:value="0.000030979" calcext:value-type="float">
            <text:p>3.0979E-05</text:p>
          </table:table-cell>
          <table:table-cell office:value-type="float" office:value="0.002034619" calcext:value-type="float">
            <text:p>0.002034619</text:p>
          </table:table-cell>
          <table:table-cell office:value-type="float" office:value="0.002481475" calcext:value-type="float">
            <text:p>0.002481475</text:p>
          </table:table-cell>
          <table:table-cell office:value-type="float" office:value="0.002034619" calcext:value-type="float">
            <text:p>0.002034619</text:p>
          </table:table-cell>
          <table:table-cell office:value-type="float" office:value="0.001487484" calcext:value-type="float">
            <text:p>0.001487484</text:p>
          </table:table-cell>
          <table:table-cell office:value-type="float" office:value="26.722544103" calcext:value-type="float">
            <text:p>26.722544103</text:p>
          </table:table-cell>
          <table:table-cell office:value-type="float" office:value="26.74989561" calcext:value-type="float">
            <text:p>26.74989561</text:p>
          </table:table-cell>
          <table:table-cell office:value-type="float" office:value="26.662155157" calcext:value-type="float">
            <text:p>26.662155157</text:p>
          </table:table-cell>
          <table:table-cell office:value-type="float" office:value="26.711531624" calcext:value-type="float">
            <text:p>26.711531624</text:p>
          </table:table-cell>
          <table:table-cell office:value-type="float" office:value="26.722544103" calcext:value-type="float">
            <text:p>26.722544103</text:p>
          </table:table-cell>
          <table:table-cell office:value-type="float" office:value="26.711531624" calcext:value-type="float">
            <text:p>26.711531624</text:p>
          </table:table-cell>
          <table:table-cell office:value-type="float" office:value="0.036656539" calcext:value-type="float">
            <text:p>0.036656539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<text:s/>2019-11-11 14:54:56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57353646" calcext:value-type="float">
            <text:p>0.457353646</text:p>
          </table:table-cell>
          <table:table-cell office:value-type="float" office:value="0.5300445" calcext:value-type="float">
            <text:p>0.5300445</text:p>
          </table:table-cell>
          <table:table-cell office:value-type="float" office:value="0.142170208" calcext:value-type="float">
            <text:p>0.142170208</text:p>
          </table:table-cell>
          <table:table-cell office:value-type="float" office:value="0.376522785" calcext:value-type="float">
            <text:p>0.376522785</text:p>
          </table:table-cell>
          <table:table-cell office:value-type="float" office:value="0.457353646" calcext:value-type="float">
            <text:p>0.457353646</text:p>
          </table:table-cell>
          <table:table-cell office:value-type="float" office:value="0.376522785" calcext:value-type="float">
            <text:p>0.376522785</text:p>
          </table:table-cell>
          <table:table-cell office:value-type="float" office:value="0.168348523" calcext:value-type="float">
            <text:p>0.168348523</text:p>
          </table:table-cell>
          <table:table-cell office:value-type="float" office:value="0.002640733" calcext:value-type="float">
            <text:p>0.002640733</text:p>
          </table:table-cell>
          <table:table-cell office:value-type="float" office:value="0.003234612" calcext:value-type="float">
            <text:p>0.003234612</text:p>
          </table:table-cell>
          <table:table-cell office:value-type="float" office:value="0.000065705" calcext:value-type="float">
            <text:p>6.5705E-05</text:p>
          </table:table-cell>
          <table:table-cell office:value-type="float" office:value="0.00198035" calcext:value-type="float">
            <text:p>0.00198035</text:p>
          </table:table-cell>
          <table:table-cell office:value-type="float" office:value="0.002640733" calcext:value-type="float">
            <text:p>0.002640733</text:p>
          </table:table-cell>
          <table:table-cell office:value-type="float" office:value="0.00198035" calcext:value-type="float">
            <text:p>0.00198035</text:p>
          </table:table-cell>
          <table:table-cell office:value-type="float" office:value="0.001375396" calcext:value-type="float">
            <text:p>0.001375396</text:p>
          </table:table-cell>
          <table:table-cell office:value-type="float" office:value="26.721414847" calcext:value-type="float">
            <text:p>26.721414847</text:p>
          </table:table-cell>
          <table:table-cell office:value-type="float" office:value="26.736049686" calcext:value-type="float">
            <text:p>26.736049686</text:p>
          </table:table-cell>
          <table:table-cell office:value-type="float" office:value="26.657956846" calcext:value-type="float">
            <text:p>26.657956846</text:p>
          </table:table-cell>
          <table:table-cell office:value-type="float" office:value="26.70514046" calcext:value-type="float">
            <text:p>26.70514046</text:p>
          </table:table-cell>
          <table:table-cell office:value-type="float" office:value="26.721414847" calcext:value-type="float">
            <text:p>26.721414847</text:p>
          </table:table-cell>
          <table:table-cell office:value-type="float" office:value="26.70514046" calcext:value-type="float">
            <text:p>26.70514046</text:p>
          </table:table-cell>
          <table:table-cell office:value-type="float" office:value="0.033894588" calcext:value-type="float">
            <text:p>0.03389458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<text:s/>2019-11-11 14:54:58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495174586" calcext:value-type="float">
            <text:p>0.495174586</text:p>
          </table:table-cell>
          <table:table-cell office:value-type="float" office:value="0.466944035" calcext:value-type="float">
            <text:p>0.466944035</text:p>
          </table:table-cell>
          <table:table-cell office:value-type="float" office:value="0.139912384" calcext:value-type="float">
            <text:p>0.139912384</text:p>
          </table:table-cell>
          <table:table-cell office:value-type="float" office:value="0.367343668" calcext:value-type="float">
            <text:p>0.367343668</text:p>
          </table:table-cell>
          <table:table-cell office:value-type="float" office:value="0.466944035" calcext:value-type="float">
            <text:p>0.466944035</text:p>
          </table:table-cell>
          <table:table-cell office:value-type="float" office:value="0.367343668" calcext:value-type="float">
            <text:p>0.367343668</text:p>
          </table:table-cell>
          <table:table-cell office:value-type="float" office:value="0.161230648" calcext:value-type="float">
            <text:p>0.161230648</text:p>
          </table:table-cell>
          <table:table-cell office:value-type="float" office:value="0.002949727" calcext:value-type="float">
            <text:p>0.002949727</text:p>
          </table:table-cell>
          <table:table-cell office:value-type="float" office:value="0.002719086" calcext:value-type="float">
            <text:p>0.002719086</text:p>
          </table:table-cell>
          <table:table-cell office:value-type="float" office:value="0.000047258" calcext:value-type="float">
            <text:p>4.7258E-05</text:p>
          </table:table-cell>
          <table:table-cell office:value-type="float" office:value="0.001905357" calcext:value-type="float">
            <text:p>0.001905357</text:p>
          </table:table-cell>
          <table:table-cell office:value-type="float" office:value="0.002719086" calcext:value-type="float">
            <text:p>0.002719086</text:p>
          </table:table-cell>
          <table:table-cell office:value-type="float" office:value="0.001905357" calcext:value-type="float">
            <text:p>0.001905357</text:p>
          </table:table-cell>
          <table:table-cell office:value-type="float" office:value="0.001317244" calcext:value-type="float">
            <text:p>0.001317244</text:p>
          </table:table-cell>
          <table:table-cell office:value-type="float" office:value="26.734083135" calcext:value-type="float">
            <text:p>26.734083135</text:p>
          </table:table-cell>
          <table:table-cell office:value-type="float" office:value="26.728399495" calcext:value-type="float">
            <text:p>26.728399495</text:p>
          </table:table-cell>
          <table:table-cell office:value-type="float" office:value="26.662556347" calcext:value-type="float">
            <text:p>26.662556347</text:p>
          </table:table-cell>
          <table:table-cell office:value-type="float" office:value="26.708346326" calcext:value-type="float">
            <text:p>26.708346326</text:p>
          </table:table-cell>
          <table:table-cell office:value-type="float" office:value="26.728399495" calcext:value-type="float">
            <text:p>26.728399495</text:p>
          </table:table-cell>
          <table:table-cell office:value-type="float" office:value="26.708346326" calcext:value-type="float">
            <text:p>26.708346326</text:p>
          </table:table-cell>
          <table:table-cell office:value-type="float" office:value="0.032461439" calcext:value-type="float">
            <text:p>0.03246143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<text:s/>2019-11-11 14:54:59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576853225" calcext:value-type="float">
            <text:p>0.576853225</text:p>
          </table:table-cell>
          <table:table-cell office:value-type="float" office:value="0.466087516" calcext:value-type="float">
            <text:p>0.466087516</text:p>
          </table:table-cell>
          <table:table-cell office:value-type="float" office:value="0.138626115" calcext:value-type="float">
            <text:p>0.138626115</text:p>
          </table:table-cell>
          <table:table-cell office:value-type="float" office:value="0.393855619" calcext:value-type="float">
            <text:p>0.393855619</text:p>
          </table:table-cell>
          <table:table-cell office:value-type="float" office:value="0.466087516" calcext:value-type="float">
            <text:p>0.466087516</text:p>
          </table:table-cell>
          <table:table-cell office:value-type="float" office:value="0.393855619" calcext:value-type="float">
            <text:p>0.393855619</text:p>
          </table:table-cell>
          <table:table-cell office:value-type="float" office:value="0.18605346" calcext:value-type="float">
            <text:p>0.18605346</text:p>
          </table:table-cell>
          <table:table-cell office:value-type="float" office:value="0.003617037" calcext:value-type="float">
            <text:p>0.003617037</text:p>
          </table:table-cell>
          <table:table-cell office:value-type="float" office:value="0.002712088" calcext:value-type="float">
            <text:p>0.002712088</text:p>
          </table:table-cell>
          <table:table-cell office:value-type="float" office:value="0.00003675" calcext:value-type="float">
            <text:p>3.675E-05</text:p>
          </table:table-cell>
          <table:table-cell office:value-type="float" office:value="0.002121958" calcext:value-type="float">
            <text:p>0.002121958</text:p>
          </table:table-cell>
          <table:table-cell office:value-type="float" office:value="0.002712088" calcext:value-type="float">
            <text:p>0.002712088</text:p>
          </table:table-cell>
          <table:table-cell office:value-type="float" office:value="0.002121958" calcext:value-type="float">
            <text:p>0.002121958</text:p>
          </table:table-cell>
          <table:table-cell office:value-type="float" office:value="0.001520045" calcext:value-type="float">
            <text:p>0.001520045</text:p>
          </table:table-cell>
          <table:table-cell office:value-type="float" office:value="26.740419873" calcext:value-type="float">
            <text:p>26.740419873</text:p>
          </table:table-cell>
          <table:table-cell office:value-type="float" office:value="26.71811944" calcext:value-type="float">
            <text:p>26.71811944</text:p>
          </table:table-cell>
          <table:table-cell office:value-type="float" office:value="26.652189173" calcext:value-type="float">
            <text:p>26.652189173</text:p>
          </table:table-cell>
          <table:table-cell office:value-type="float" office:value="26.703576162" calcext:value-type="float">
            <text:p>26.703576162</text:p>
          </table:table-cell>
          <table:table-cell office:value-type="float" office:value="26.71811944" calcext:value-type="float">
            <text:p>26.71811944</text:p>
          </table:table-cell>
          <table:table-cell office:value-type="float" office:value="26.703576162" calcext:value-type="float">
            <text:p>26.703576162</text:p>
          </table:table-cell>
          <table:table-cell office:value-type="float" office:value="0.037459261" calcext:value-type="float">
            <text:p>0.037459261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<text:s/>2019-11-11 14:55:00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558553405" calcext:value-type="float">
            <text:p>0.558553405</text:p>
          </table:table-cell>
          <table:table-cell office:value-type="float" office:value="0.475447831" calcext:value-type="float">
            <text:p>0.475447831</text:p>
          </table:table-cell>
          <table:table-cell office:value-type="float" office:value="0.140695589" calcext:value-type="float">
            <text:p>0.140695589</text:p>
          </table:table-cell>
          <table:table-cell office:value-type="float" office:value="0.391565608" calcext:value-type="float">
            <text:p>0.391565608</text:p>
          </table:table-cell>
          <table:table-cell office:value-type="float" office:value="0.475447831" calcext:value-type="float">
            <text:p>0.475447831</text:p>
          </table:table-cell>
          <table:table-cell office:value-type="float" office:value="0.391565608" calcext:value-type="float">
            <text:p>0.391565608</text:p>
          </table:table-cell>
          <table:table-cell office:value-type="float" office:value="0.180607233" calcext:value-type="float">
            <text:p>0.180607233</text:p>
          </table:table-cell>
          <table:table-cell office:value-type="float" office:value="0.003467528" calcext:value-type="float">
            <text:p>0.003467528</text:p>
          </table:table-cell>
          <table:table-cell office:value-type="float" office:value="0.002788561" calcext:value-type="float">
            <text:p>0.002788561</text:p>
          </table:table-cell>
          <table:table-cell office:value-type="float" office:value="0.000053657" calcext:value-type="float">
            <text:p>5.3657E-05</text:p>
          </table:table-cell>
          <table:table-cell office:value-type="float" office:value="0.002103249" calcext:value-type="float">
            <text:p>0.002103249</text:p>
          </table:table-cell>
          <table:table-cell office:value-type="float" office:value="0.002788561" calcext:value-type="float">
            <text:p>0.002788561</text:p>
          </table:table-cell>
          <table:table-cell office:value-type="float" office:value="0.002103249" calcext:value-type="float">
            <text:p>0.002103249</text:p>
          </table:table-cell>
          <table:table-cell office:value-type="float" office:value="0.001475549" calcext:value-type="float">
            <text:p>0.001475549</text:p>
          </table:table-cell>
          <table:table-cell office:value-type="float" office:value="26.746843053" calcext:value-type="float">
            <text:p>26.746843053</text:p>
          </table:table-cell>
          <table:table-cell office:value-type="float" office:value="26.730111562" calcext:value-type="float">
            <text:p>26.730111562</text:p>
          </table:table-cell>
          <table:table-cell office:value-type="float" office:value="26.662714039" calcext:value-type="float">
            <text:p>26.662714039</text:p>
          </table:table-cell>
          <table:table-cell office:value-type="float" office:value="26.713222885" calcext:value-type="float">
            <text:p>26.713222885</text:p>
          </table:table-cell>
          <table:table-cell office:value-type="float" office:value="26.730111562" calcext:value-type="float">
            <text:p>26.730111562</text:p>
          </table:table-cell>
          <table:table-cell office:value-type="float" office:value="26.713222885" calcext:value-type="float">
            <text:p>26.713222885</text:p>
          </table:table-cell>
          <table:table-cell office:value-type="float" office:value="0.036362465" calcext:value-type="float">
            <text:p>0.036362465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<text:s/>2019-11-11 14:55:01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507310093" calcext:value-type="float">
            <text:p>0.507310093</text:p>
          </table:table-cell>
          <table:table-cell office:value-type="float" office:value="0.538227026" calcext:value-type="float">
            <text:p>0.538227026</text:p>
          </table:table-cell>
          <table:table-cell office:value-type="float" office:value="0.142598765" calcext:value-type="float">
            <text:p>0.142598765</text:p>
          </table:table-cell>
          <table:table-cell office:value-type="float" office:value="0.396045295" calcext:value-type="float">
            <text:p>0.396045295</text:p>
          </table:table-cell>
          <table:table-cell office:value-type="float" office:value="0.507310093" calcext:value-type="float">
            <text:p>0.507310093</text:p>
          </table:table-cell>
          <table:table-cell office:value-type="float" office:value="0.396045295" calcext:value-type="float">
            <text:p>0.396045295</text:p>
          </table:table-cell>
          <table:table-cell office:value-type="float" office:value="0.179657678" calcext:value-type="float">
            <text:p>0.179657678</text:p>
          </table:table-cell>
          <table:table-cell office:value-type="float" office:value="0.003048874" calcext:value-type="float">
            <text:p>0.003048874</text:p>
          </table:table-cell>
          <table:table-cell office:value-type="float" office:value="0.003301463" calcext:value-type="float">
            <text:p>0.003301463</text:p>
          </table:table-cell>
          <table:table-cell office:value-type="float" office:value="0.000069206" calcext:value-type="float">
            <text:p>6.9206E-05</text:p>
          </table:table-cell>
          <table:table-cell office:value-type="float" office:value="0.002139848" calcext:value-type="float">
            <text:p>0.002139848</text:p>
          </table:table-cell>
          <table:table-cell office:value-type="float" office:value="0.003048874" calcext:value-type="float">
            <text:p>0.003048874</text:p>
          </table:table-cell>
          <table:table-cell office:value-type="float" office:value="0.002139848" calcext:value-type="float">
            <text:p>0.002139848</text:p>
          </table:table-cell>
          <table:table-cell office:value-type="float" office:value="0.001467791" calcext:value-type="float">
            <text:p>0.001467791</text:p>
          </table:table-cell>
          <table:table-cell office:value-type="float" office:value="26.736526361" calcext:value-type="float">
            <text:p>26.736526361</text:p>
          </table:table-cell>
          <table:table-cell office:value-type="float" office:value="26.742750803" calcext:value-type="float">
            <text:p>26.742750803</text:p>
          </table:table-cell>
          <table:table-cell office:value-type="float" office:value="26.663097227" calcext:value-type="float">
            <text:p>26.663097227</text:p>
          </table:table-cell>
          <table:table-cell office:value-type="float" office:value="26.714124797" calcext:value-type="float">
            <text:p>26.714124797</text:p>
          </table:table-cell>
          <table:table-cell office:value-type="float" office:value="26.736526361" calcext:value-type="float">
            <text:p>26.736526361</text:p>
          </table:table-cell>
          <table:table-cell office:value-type="float" office:value="26.714124797" calcext:value-type="float">
            <text:p>26.714124797</text:p>
          </table:table-cell>
          <table:table-cell office:value-type="float" office:value="0.036171311" calcext:value-type="float">
            <text:p>0.036171311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<text:s/>2019-11-11 14:55:02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48345595" calcext:value-type="float">
            <text:p>0.448345595</text:p>
          </table:table-cell>
          <table:table-cell office:value-type="float" office:value="0.597571802" calcext:value-type="float">
            <text:p>0.597571802</text:p>
          </table:table-cell>
          <table:table-cell office:value-type="float" office:value="0.139483826" calcext:value-type="float">
            <text:p>0.139483826</text:p>
          </table:table-cell>
          <table:table-cell office:value-type="float" office:value="0.395133741" calcext:value-type="float">
            <text:p>0.395133741</text:p>
          </table:table-cell>
          <table:table-cell office:value-type="float" office:value="0.448345595" calcext:value-type="float">
            <text:p>0.448345595</text:p>
          </table:table-cell>
          <table:table-cell office:value-type="float" office:value="0.395133741" calcext:value-type="float">
            <text:p>0.395133741</text:p>
          </table:table-cell>
          <table:table-cell office:value-type="float" office:value="0.190761237" calcext:value-type="float">
            <text:p>0.190761237</text:p>
          </table:table-cell>
          <table:table-cell office:value-type="float" office:value="0.002567138" calcext:value-type="float">
            <text:p>0.002567138</text:p>
          </table:table-cell>
          <table:table-cell office:value-type="float" office:value="0.003786306" calcext:value-type="float">
            <text:p>0.003786306</text:p>
          </table:table-cell>
          <table:table-cell office:value-type="float" office:value="0.000043757" calcext:value-type="float">
            <text:p>4.3757E-05</text:p>
          </table:table-cell>
          <table:table-cell office:value-type="float" office:value="0.0021324" calcext:value-type="float">
            <text:p>0.0021324</text:p>
          </table:table-cell>
          <table:table-cell office:value-type="float" office:value="0.002567138" calcext:value-type="float">
            <text:p>0.002567138</text:p>
          </table:table-cell>
          <table:table-cell office:value-type="float" office:value="0.0021324" calcext:value-type="float">
            <text:p>0.0021324</text:p>
          </table:table-cell>
          <table:table-cell office:value-type="float" office:value="0.001558507" calcext:value-type="float">
            <text:p>0.001558507</text:p>
          </table:table-cell>
          <table:table-cell office:value-type="float" office:value="26.719601245" calcext:value-type="float">
            <text:p>26.719601245</text:p>
          </table:table-cell>
          <table:table-cell office:value-type="float" office:value="26.74964478" calcext:value-type="float">
            <text:p>26.74964478</text:p>
          </table:table-cell>
          <table:table-cell office:value-type="float" office:value="26.657415964" calcext:value-type="float">
            <text:p>26.657415964</text:p>
          </table:table-cell>
          <table:table-cell office:value-type="float" office:value="26.708887329" calcext:value-type="float">
            <text:p>26.708887329</text:p>
          </table:table-cell>
          <table:table-cell office:value-type="float" office:value="26.719601245" calcext:value-type="float">
            <text:p>26.719601245</text:p>
          </table:table-cell>
          <table:table-cell office:value-type="float" office:value="26.708887329" calcext:value-type="float">
            <text:p>26.708887329</text:p>
          </table:table-cell>
          <table:table-cell office:value-type="float" office:value="0.038406854" calcext:value-type="float">
            <text:p>0.038406854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<text:s/>2019-11-11 14:55:04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445264035" calcext:value-type="float">
            <text:p>0.445264035</text:p>
          </table:table-cell>
          <table:table-cell office:value-type="float" office:value="0.56574709" calcext:value-type="float">
            <text:p>0.56574709</text:p>
          </table:table-cell>
          <table:table-cell office:value-type="float" office:value="0.139544027" calcext:value-type="float">
            <text:p>0.139544027</text:p>
          </table:table-cell>
          <table:table-cell office:value-type="float" office:value="0.383518384" calcext:value-type="float">
            <text:p>0.383518384</text:p>
          </table:table-cell>
          <table:table-cell office:value-type="float" office:value="0.445264035" calcext:value-type="float">
            <text:p>0.445264035</text:p>
          </table:table-cell>
          <table:table-cell office:value-type="float" office:value="0.383518384" calcext:value-type="float">
            <text:p>0.383518384</text:p>
          </table:table-cell>
          <table:table-cell office:value-type="float" office:value="0.179390927" calcext:value-type="float">
            <text:p>0.179390927</text:p>
          </table:table-cell>
          <table:table-cell office:value-type="float" office:value="0.002541961" calcext:value-type="float">
            <text:p>0.002541961</text:p>
          </table:table-cell>
          <table:table-cell office:value-type="float" office:value="0.0035263" calcext:value-type="float">
            <text:p>0.0035263</text:p>
          </table:table-cell>
          <table:table-cell office:value-type="float" office:value="0.000044249" calcext:value-type="float">
            <text:p>4.4249E-05</text:p>
          </table:table-cell>
          <table:table-cell office:value-type="float" office:value="0.002037504" calcext:value-type="float">
            <text:p>0.002037504</text:p>
          </table:table-cell>
          <table:table-cell office:value-type="float" office:value="0.002541961" calcext:value-type="float">
            <text:p>0.002541961</text:p>
          </table:table-cell>
          <table:table-cell office:value-type="float" office:value="0.002037504" calcext:value-type="float">
            <text:p>0.002037504</text:p>
          </table:table-cell>
          <table:table-cell office:value-type="float" office:value="0.001465612" calcext:value-type="float">
            <text:p>0.001465612</text:p>
          </table:table-cell>
          <table:table-cell office:value-type="float" office:value="26.724034655" calcext:value-type="float">
            <text:p>26.724034655</text:p>
          </table:table-cell>
          <table:table-cell office:value-type="float" office:value="26.748291332" calcext:value-type="float">
            <text:p>26.748291332</text:p>
          </table:table-cell>
          <table:table-cell office:value-type="float" office:value="26.662482182" calcext:value-type="float">
            <text:p>26.662482182</text:p>
          </table:table-cell>
          <table:table-cell office:value-type="float" office:value="26.711602723" calcext:value-type="float">
            <text:p>26.711602723</text:p>
          </table:table-cell>
          <table:table-cell office:value-type="float" office:value="26.724034655" calcext:value-type="float">
            <text:p>26.724034655</text:p>
          </table:table-cell>
          <table:table-cell office:value-type="float" office:value="26.711602723" calcext:value-type="float">
            <text:p>26.711602723</text:p>
          </table:table-cell>
          <table:table-cell office:value-type="float" office:value="0.036117561" calcext:value-type="float">
            <text:p>0.036117561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2019-11-11 14:55:0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61491997" calcext:value-type="float">
            <text:p>0.461491997</text:p>
          </table:table-cell>
          <table:table-cell office:value-type="float" office:value="0.518269005" calcext:value-type="float">
            <text:p>0.518269005</text:p>
          </table:table-cell>
          <table:table-cell office:value-type="float" office:value="0.142409222" calcext:value-type="float">
            <text:p>0.142409222</text:p>
          </table:table-cell>
          <table:table-cell office:value-type="float" office:value="0.374056741" calcext:value-type="float">
            <text:p>0.374056741</text:p>
          </table:table-cell>
          <table:table-cell office:value-type="float" office:value="0.461491997" calcext:value-type="float">
            <text:p>0.461491997</text:p>
          </table:table-cell>
          <table:table-cell office:value-type="float" office:value="0.374056741" calcext:value-type="float">
            <text:p>0.374056741</text:p>
          </table:table-cell>
          <table:table-cell office:value-type="float" office:value="0.16543143" calcext:value-type="float">
            <text:p>0.16543143</text:p>
          </table:table-cell>
          <table:table-cell office:value-type="float" office:value="0.002674543" calcext:value-type="float">
            <text:p>0.002674543</text:p>
          </table:table-cell>
          <table:table-cell office:value-type="float" office:value="0.003138407" calcext:value-type="float">
            <text:p>0.003138407</text:p>
          </table:table-cell>
          <table:table-cell office:value-type="float" office:value="0.000067657" calcext:value-type="float">
            <text:p>6.7657E-05</text:p>
          </table:table-cell>
          <table:table-cell office:value-type="float" office:value="0.001960203" calcext:value-type="float">
            <text:p>0.001960203</text:p>
          </table:table-cell>
          <table:table-cell office:value-type="float" office:value="0.002674543" calcext:value-type="float">
            <text:p>0.002674543</text:p>
          </table:table-cell>
          <table:table-cell office:value-type="float" office:value="0.001960203" calcext:value-type="float">
            <text:p>0.001960203</text:p>
          </table:table-cell>
          <table:table-cell office:value-type="float" office:value="0.001351564" calcext:value-type="float">
            <text:p>0.001351564</text:p>
          </table:table-cell>
          <table:table-cell office:value-type="float" office:value="26.712140406" calcext:value-type="float">
            <text:p>26.712140406</text:p>
          </table:table-cell>
          <table:table-cell office:value-type="float" office:value="26.723571421" calcext:value-type="float">
            <text:p>26.723571421</text:p>
          </table:table-cell>
          <table:table-cell office:value-type="float" office:value="26.647896782" calcext:value-type="float">
            <text:p>26.647896782</text:p>
          </table:table-cell>
          <table:table-cell office:value-type="float" office:value="26.694536203" calcext:value-type="float">
            <text:p>26.694536203</text:p>
          </table:table-cell>
          <table:table-cell office:value-type="float" office:value="26.712140406" calcext:value-type="float">
            <text:p>26.712140406</text:p>
          </table:table-cell>
          <table:table-cell office:value-type="float" office:value="26.694536203" calcext:value-type="float">
            <text:p>26.694536203</text:p>
          </table:table-cell>
          <table:table-cell office:value-type="float" office:value="0.033307594" calcext:value-type="float">
            <text:p>0.033307594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<text:s/>2019-11-11 14:55:06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77852282" calcext:value-type="float">
            <text:p>0.477852282</text:p>
          </table:table-cell>
          <table:table-cell office:value-type="float" office:value="0.47013646" calcext:value-type="float">
            <text:p>0.47013646</text:p>
          </table:table-cell>
          <table:table-cell office:value-type="float" office:value="0.139755623" calcext:value-type="float">
            <text:p>0.139755623</text:p>
          </table:table-cell>
          <table:table-cell office:value-type="float" office:value="0.362581455" calcext:value-type="float">
            <text:p>0.362581455</text:p>
          </table:table-cell>
          <table:table-cell office:value-type="float" office:value="0.47013646" calcext:value-type="float">
            <text:p>0.47013646</text:p>
          </table:table-cell>
          <table:table-cell office:value-type="float" office:value="0.362581455" calcext:value-type="float">
            <text:p>0.362581455</text:p>
          </table:table-cell>
          <table:table-cell office:value-type="float" office:value="0.157593141" calcext:value-type="float">
            <text:p>0.157593141</text:p>
          </table:table-cell>
          <table:table-cell office:value-type="float" office:value="0.002808205" calcext:value-type="float">
            <text:p>0.002808205</text:p>
          </table:table-cell>
          <table:table-cell office:value-type="float" office:value="0.002745168" calcext:value-type="float">
            <text:p>0.002745168</text:p>
          </table:table-cell>
          <table:table-cell office:value-type="float" office:value="0.000045978" calcext:value-type="float">
            <text:p>4.5978E-05</text:p>
          </table:table-cell>
          <table:table-cell office:value-type="float" office:value="0.00186645" calcext:value-type="float">
            <text:p>0.00186645</text:p>
          </table:table-cell>
          <table:table-cell office:value-type="float" office:value="0.002745168" calcext:value-type="float">
            <text:p>0.002745168</text:p>
          </table:table-cell>
          <table:table-cell office:value-type="float" office:value="0.00186645" calcext:value-type="float">
            <text:p>0.00186645</text:p>
          </table:table-cell>
          <table:table-cell office:value-type="float" office:value="0.001287526" calcext:value-type="float">
            <text:p>0.001287526</text:p>
          </table:table-cell>
          <table:table-cell office:value-type="float" office:value="26.725541854" calcext:value-type="float">
            <text:p>26.725541854</text:p>
          </table:table-cell>
          <table:table-cell office:value-type="float" office:value="26.723988423" calcext:value-type="float">
            <text:p>26.723988423</text:p>
          </table:table-cell>
          <table:table-cell office:value-type="float" office:value="26.657470688" calcext:value-type="float">
            <text:p>26.657470688</text:p>
          </table:table-cell>
          <table:table-cell office:value-type="float" office:value="26.702333655" calcext:value-type="float">
            <text:p>26.702333655</text:p>
          </table:table-cell>
          <table:table-cell office:value-type="float" office:value="26.723988423" calcext:value-type="float">
            <text:p>26.723988423</text:p>
          </table:table-cell>
          <table:table-cell office:value-type="float" office:value="26.702333655" calcext:value-type="float">
            <text:p>26.702333655</text:p>
          </table:table-cell>
          <table:table-cell office:value-type="float" office:value="0.031729247" calcext:value-type="float">
            <text:p>0.031729247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<text:s/>2019-11-11 14:55:07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50923413" calcext:value-type="float">
            <text:p>0.550923413</text:p>
          </table:table-cell>
          <table:table-cell office:value-type="float" office:value="0.466482099" calcext:value-type="float">
            <text:p>0.466482099</text:p>
          </table:table-cell>
          <table:table-cell office:value-type="float" office:value="0.138163583" calcext:value-type="float">
            <text:p>0.138163583</text:p>
          </table:table-cell>
          <table:table-cell office:value-type="float" office:value="0.385189698" calcext:value-type="float">
            <text:p>0.385189698</text:p>
          </table:table-cell>
          <table:table-cell office:value-type="float" office:value="0.466482099" calcext:value-type="float">
            <text:p>0.466482099</text:p>
          </table:table-cell>
          <table:table-cell office:value-type="float" office:value="0.385189698" calcext:value-type="float">
            <text:p>0.385189698</text:p>
          </table:table-cell>
          <table:table-cell office:value-type="float" office:value="0.178043085" calcext:value-type="float">
            <text:p>0.178043085</text:p>
          </table:table-cell>
          <table:table-cell office:value-type="float" office:value="0.003405192" calcext:value-type="float">
            <text:p>0.003405192</text:p>
          </table:table-cell>
          <table:table-cell office:value-type="float" office:value="0.002715312" calcext:value-type="float">
            <text:p>0.002715312</text:p>
          </table:table-cell>
          <table:table-cell office:value-type="float" office:value="0.000032971" calcext:value-type="float">
            <text:p>3.2971E-05</text:p>
          </table:table-cell>
          <table:table-cell office:value-type="float" office:value="0.002051158" calcext:value-type="float">
            <text:p>0.002051158</text:p>
          </table:table-cell>
          <table:table-cell office:value-type="float" office:value="0.002715312" calcext:value-type="float">
            <text:p>0.002715312</text:p>
          </table:table-cell>
          <table:table-cell office:value-type="float" office:value="0.002051158" calcext:value-type="float">
            <text:p>0.002051158</text:p>
          </table:table-cell>
          <table:table-cell office:value-type="float" office:value="0.0014546" calcext:value-type="float">
            <text:p>0.0014546</text:p>
          </table:table-cell>
          <table:table-cell office:value-type="float" office:value="26.7402532" calcext:value-type="float">
            <text:p>26.7402532</text:p>
          </table:table-cell>
          <table:table-cell office:value-type="float" office:value="26.723252688" calcext:value-type="float">
            <text:p>26.723252688</text:p>
          </table:table-cell>
          <table:table-cell office:value-type="float" office:value="26.657150143" calcext:value-type="float">
            <text:p>26.657150143</text:p>
          </table:table-cell>
          <table:table-cell office:value-type="float" office:value="26.706885343" calcext:value-type="float">
            <text:p>26.706885343</text:p>
          </table:table-cell>
          <table:table-cell office:value-type="float" office:value="26.723252688" calcext:value-type="float">
            <text:p>26.723252688</text:p>
          </table:table-cell>
          <table:table-cell office:value-type="float" office:value="26.706885343" calcext:value-type="float">
            <text:p>26.706885343</text:p>
          </table:table-cell>
          <table:table-cell office:value-type="float" office:value="0.035846404" calcext:value-type="float">
            <text:p>0.035846404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<text:s/>2019-11-11 14:55:08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51973051" calcext:value-type="float">
            <text:p>0.551973051</text:p>
          </table:table-cell>
          <table:table-cell office:value-type="float" office:value="0.498341381" calcext:value-type="float">
            <text:p>0.498341381</text:p>
          </table:table-cell>
          <table:table-cell office:value-type="float" office:value="0.142408626" calcext:value-type="float">
            <text:p>0.142408626</text:p>
          </table:table-cell>
          <table:table-cell office:value-type="float" office:value="0.397574353" calcext:value-type="float">
            <text:p>0.397574353</text:p>
          </table:table-cell>
          <table:table-cell office:value-type="float" office:value="0.498341381" calcext:value-type="float">
            <text:p>0.498341381</text:p>
          </table:table-cell>
          <table:table-cell office:value-type="float" office:value="0.397574353" calcext:value-type="float">
            <text:p>0.397574353</text:p>
          </table:table-cell>
          <table:table-cell office:value-type="float" office:value="0.181753038" calcext:value-type="float">
            <text:p>0.181753038</text:p>
          </table:table-cell>
          <table:table-cell office:value-type="float" office:value="0.003413767" calcext:value-type="float">
            <text:p>0.003413767</text:p>
          </table:table-cell>
          <table:table-cell office:value-type="float" office:value="0.0029756" calcext:value-type="float">
            <text:p>0.0029756</text:p>
          </table:table-cell>
          <table:table-cell office:value-type="float" office:value="0.000067653" calcext:value-type="float">
            <text:p>6.7653E-05</text:p>
          </table:table-cell>
          <table:table-cell office:value-type="float" office:value="0.00215234" calcext:value-type="float">
            <text:p>0.00215234</text:p>
          </table:table-cell>
          <table:table-cell office:value-type="float" office:value="0.0029756" calcext:value-type="float">
            <text:p>0.0029756</text:p>
          </table:table-cell>
          <table:table-cell office:value-type="float" office:value="0.00215234" calcext:value-type="float">
            <text:p>0.00215234</text:p>
          </table:table-cell>
          <table:table-cell office:value-type="float" office:value="0.00148491" calcext:value-type="float">
            <text:p>0.00148491</text:p>
          </table:table-cell>
          <table:table-cell office:value-type="float" office:value="26.740464521" calcext:value-type="float">
            <text:p>26.740464521</text:p>
          </table:table-cell>
          <table:table-cell office:value-type="float" office:value="26.729666925" calcext:value-type="float">
            <text:p>26.729666925</text:p>
          </table:table-cell>
          <table:table-cell office:value-type="float" office:value="26.65800485" calcext:value-type="float">
            <text:p>26.65800485</text:p>
          </table:table-cell>
          <table:table-cell office:value-type="float" office:value="26.709378765" calcext:value-type="float">
            <text:p>26.709378765</text:p>
          </table:table-cell>
          <table:table-cell office:value-type="float" office:value="26.729666925" calcext:value-type="float">
            <text:p>26.729666925</text:p>
          </table:table-cell>
          <table:table-cell office:value-type="float" office:value="26.709378765" calcext:value-type="float">
            <text:p>26.709378765</text:p>
          </table:table-cell>
          <table:table-cell office:value-type="float" office:value="0.036593318" calcext:value-type="float">
            <text:p>0.036593318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<text:s/>2019-11-11 14:55:10</text:p>
          </table:table-cell>
          <table:table-cell office:value-type="float" office:value="26.66139" calcext:value-type="float">
            <text:p>26.66139</text:p>
          </table:table-cell>
          <table:table-cell office:value-type="float" office:value="0.467969831" calcext:value-type="float">
            <text:p>0.467969831</text:p>
          </table:table-cell>
          <table:table-cell office:value-type="float" office:value="0.595124435" calcext:value-type="float">
            <text:p>0.595124435</text:p>
          </table:table-cell>
          <table:table-cell office:value-type="float" office:value="0.138545053" calcext:value-type="float">
            <text:p>0.138545053</text:p>
          </table:table-cell>
          <table:table-cell office:value-type="float" office:value="0.40054644" calcext:value-type="float">
            <text:p>0.40054644</text:p>
          </table:table-cell>
          <table:table-cell office:value-type="float" office:value="0.467969831" calcext:value-type="float">
            <text:p>0.467969831</text:p>
          </table:table-cell>
          <table:table-cell office:value-type="float" office:value="0.40054644" calcext:value-type="float">
            <text:p>0.40054644</text:p>
          </table:table-cell>
          <table:table-cell office:value-type="float" office:value="0.19239823" calcext:value-type="float">
            <text:p>0.19239823</text:p>
          </table:table-cell>
          <table:table-cell office:value-type="float" office:value="0.002727466" calcext:value-type="float">
            <text:p>0.002727466</text:p>
          </table:table-cell>
          <table:table-cell office:value-type="float" office:value="0.003766311" calcext:value-type="float">
            <text:p>0.003766311</text:p>
          </table:table-cell>
          <table:table-cell office:value-type="float" office:value="0.000036087" calcext:value-type="float">
            <text:p>3.6087E-05</text:p>
          </table:table-cell>
          <table:table-cell office:value-type="float" office:value="0.002176622" calcext:value-type="float">
            <text:p>0.002176622</text:p>
          </table:table-cell>
          <table:table-cell office:value-type="float" office:value="0.002727466" calcext:value-type="float">
            <text:p>0.002727466</text:p>
          </table:table-cell>
          <table:table-cell office:value-type="float" office:value="0.002176622" calcext:value-type="float">
            <text:p>0.002176622</text:p>
          </table:table-cell>
          <table:table-cell office:value-type="float" office:value="0.001571881" calcext:value-type="float">
            <text:p>0.001571881</text:p>
          </table:table-cell>
          <table:table-cell office:value-type="float" office:value="26.728606019" calcext:value-type="float">
            <text:p>26.728606019</text:p>
          </table:table-cell>
          <table:table-cell office:value-type="float" office:value="26.754205753" calcext:value-type="float">
            <text:p>26.754205753</text:p>
          </table:table-cell>
          <table:table-cell office:value-type="float" office:value="26.662281047" calcext:value-type="float">
            <text:p>26.662281047</text:p>
          </table:table-cell>
          <table:table-cell office:value-type="float" office:value="26.715030939" calcext:value-type="float">
            <text:p>26.715030939</text:p>
          </table:table-cell>
          <table:table-cell office:value-type="float" office:value="26.728606019" calcext:value-type="float">
            <text:p>26.728606019</text:p>
          </table:table-cell>
          <table:table-cell office:value-type="float" office:value="26.715030939" calcext:value-type="float">
            <text:p>26.715030939</text:p>
          </table:table-cell>
          <table:table-cell office:value-type="float" office:value="0.038736288" calcext:value-type="float">
            <text:p>0.03873628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<text:s/>2019-11-11 14:55:11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4850474" calcext:value-type="float">
            <text:p>0.44850474</text:p>
          </table:table-cell>
          <table:table-cell office:value-type="float" office:value="0.533950392" calcext:value-type="float">
            <text:p>0.533950392</text:p>
          </table:table-cell>
          <table:table-cell office:value-type="float" office:value="0.141652839" calcext:value-type="float">
            <text:p>0.141652839</text:p>
          </table:table-cell>
          <table:table-cell office:value-type="float" office:value="0.374702657" calcext:value-type="float">
            <text:p>0.374702657</text:p>
          </table:table-cell>
          <table:table-cell office:value-type="float" office:value="0.44850474" calcext:value-type="float">
            <text:p>0.44850474</text:p>
          </table:table-cell>
          <table:table-cell office:value-type="float" office:value="0.374702657" calcext:value-type="float">
            <text:p>0.374702657</text:p>
          </table:table-cell>
          <table:table-cell office:value-type="float" office:value="0.168442677" calcext:value-type="float">
            <text:p>0.168442677</text:p>
          </table:table-cell>
          <table:table-cell office:value-type="float" office:value="0.002568438" calcext:value-type="float">
            <text:p>0.002568438</text:p>
          </table:table-cell>
          <table:table-cell office:value-type="float" office:value="0.003266523" calcext:value-type="float">
            <text:p>0.003266523</text:p>
          </table:table-cell>
          <table:table-cell office:value-type="float" office:value="0.000061478" calcext:value-type="float">
            <text:p>6.1478E-05</text:p>
          </table:table-cell>
          <table:table-cell office:value-type="float" office:value="0.00196548" calcext:value-type="float">
            <text:p>0.00196548</text:p>
          </table:table-cell>
          <table:table-cell office:value-type="float" office:value="0.002568438" calcext:value-type="float">
            <text:p>0.002568438</text:p>
          </table:table-cell>
          <table:table-cell office:value-type="float" office:value="0.00196548" calcext:value-type="float">
            <text:p>0.00196548</text:p>
          </table:table-cell>
          <table:table-cell office:value-type="float" office:value="0.001376166" calcext:value-type="float">
            <text:p>0.001376166</text:p>
          </table:table-cell>
          <table:table-cell office:value-type="float" office:value="26.714579464" calcext:value-type="float">
            <text:p>26.714579464</text:p>
          </table:table-cell>
          <table:table-cell office:value-type="float" office:value="26.731782308" calcext:value-type="float">
            <text:p>26.731782308</text:p>
          </table:table-cell>
          <table:table-cell office:value-type="float" office:value="26.652798583" calcext:value-type="float">
            <text:p>26.652798583</text:p>
          </table:table-cell>
          <table:table-cell office:value-type="float" office:value="26.699720118" calcext:value-type="float">
            <text:p>26.699720118</text:p>
          </table:table-cell>
          <table:table-cell office:value-type="float" office:value="26.714579464" calcext:value-type="float">
            <text:p>26.714579464</text:p>
          </table:table-cell>
          <table:table-cell office:value-type="float" office:value="26.699720118" calcext:value-type="float">
            <text:p>26.699720118</text:p>
          </table:table-cell>
          <table:table-cell office:value-type="float" office:value="0.033913688" calcext:value-type="float">
            <text:p>0.03391368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<text:s/>2019-11-11 14:55:12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75425181" calcext:value-type="float">
            <text:p>0.475425181</text:p>
          </table:table-cell>
          <table:table-cell office:value-type="float" office:value="0.476853904" calcext:value-type="float">
            <text:p>0.476853904</text:p>
          </table:table-cell>
          <table:table-cell office:value-type="float" office:value="0.139727609" calcext:value-type="float">
            <text:p>0.139727609</text:p>
          </table:table-cell>
          <table:table-cell office:value-type="float" office:value="0.364002231" calcext:value-type="float">
            <text:p>0.364002231</text:p>
          </table:table-cell>
          <table:table-cell office:value-type="float" office:value="0.475425181" calcext:value-type="float">
            <text:p>0.475425181</text:p>
          </table:table-cell>
          <table:table-cell office:value-type="float" office:value="0.364002231" calcext:value-type="float">
            <text:p>0.364002231</text:p>
          </table:table-cell>
          <table:table-cell office:value-type="float" office:value="0.158587179" calcext:value-type="float">
            <text:p>0.158587179</text:p>
          </table:table-cell>
          <table:table-cell office:value-type="float" office:value="0.002788376" calcext:value-type="float">
            <text:p>0.002788376</text:p>
          </table:table-cell>
          <table:table-cell office:value-type="float" office:value="0.002800049" calcext:value-type="float">
            <text:p>0.002800049</text:p>
          </table:table-cell>
          <table:table-cell office:value-type="float" office:value="0.000045749" calcext:value-type="float">
            <text:p>4.5749E-05</text:p>
          </table:table-cell>
          <table:table-cell office:value-type="float" office:value="0.001878058" calcext:value-type="float">
            <text:p>0.001878058</text:p>
          </table:table-cell>
          <table:table-cell office:value-type="float" office:value="0.002788376" calcext:value-type="float">
            <text:p>0.002788376</text:p>
          </table:table-cell>
          <table:table-cell office:value-type="float" office:value="0.001878058" calcext:value-type="float">
            <text:p>0.001878058</text:p>
          </table:table-cell>
          <table:table-cell office:value-type="float" office:value="0.001295647" calcext:value-type="float">
            <text:p>0.001295647</text:p>
          </table:table-cell>
          <table:table-cell office:value-type="float" office:value="26.719999406" calcext:value-type="float">
            <text:p>26.719999406</text:p>
          </table:table-cell>
          <table:table-cell office:value-type="float" office:value="26.720287053" calcext:value-type="float">
            <text:p>26.720287053</text:p>
          </table:table-cell>
          <table:table-cell office:value-type="float" office:value="26.652410951" calcext:value-type="float">
            <text:p>26.652410951</text:p>
          </table:table-cell>
          <table:table-cell office:value-type="float" office:value="26.697565804" calcext:value-type="float">
            <text:p>26.697565804</text:p>
          </table:table-cell>
          <table:table-cell office:value-type="float" office:value="26.719999406" calcext:value-type="float">
            <text:p>26.719999406</text:p>
          </table:table-cell>
          <table:table-cell office:value-type="float" office:value="26.697565804" calcext:value-type="float">
            <text:p>26.697565804</text:p>
          </table:table-cell>
          <table:table-cell office:value-type="float" office:value="0.031929518" calcext:value-type="float">
            <text:p>0.031929518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<text:s/>2019-11-11 14:55:13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44914072" calcext:value-type="float">
            <text:p>0.544914072</text:p>
          </table:table-cell>
          <table:table-cell office:value-type="float" office:value="0.46296304" calcext:value-type="float">
            <text:p>0.46296304</text:p>
          </table:table-cell>
          <table:table-cell office:value-type="float" office:value="0.137205736" calcext:value-type="float">
            <text:p>0.137205736</text:p>
          </table:table-cell>
          <table:table-cell office:value-type="float" office:value="0.381694283" calcext:value-type="float">
            <text:p>0.381694283</text:p>
          </table:table-cell>
          <table:table-cell office:value-type="float" office:value="0.46296304" calcext:value-type="float">
            <text:p>0.46296304</text:p>
          </table:table-cell>
          <table:table-cell office:value-type="float" office:value="0.381694283" calcext:value-type="float">
            <text:p>0.381694283</text:p>
          </table:table-cell>
          <table:table-cell office:value-type="float" office:value="0.176087062" calcext:value-type="float">
            <text:p>0.176087062</text:p>
          </table:table-cell>
          <table:table-cell office:value-type="float" office:value="0.003356096" calcext:value-type="float">
            <text:p>0.003356096</text:p>
          </table:table-cell>
          <table:table-cell office:value-type="float" office:value="0.002686561" calcext:value-type="float">
            <text:p>0.002686561</text:p>
          </table:table-cell>
          <table:table-cell office:value-type="float" office:value="0.000025145" calcext:value-type="float">
            <text:p>2.5145E-05</text:p>
          </table:table-cell>
          <table:table-cell office:value-type="float" office:value="0.002022601" calcext:value-type="float">
            <text:p>0.002022601</text:p>
          </table:table-cell>
          <table:table-cell office:value-type="float" office:value="0.002686561" calcext:value-type="float">
            <text:p>0.002686561</text:p>
          </table:table-cell>
          <table:table-cell office:value-type="float" office:value="0.002022601" calcext:value-type="float">
            <text:p>0.002022601</text:p>
          </table:table-cell>
          <table:table-cell office:value-type="float" office:value="0.00143862" calcext:value-type="float">
            <text:p>0.00143862</text:p>
          </table:table-cell>
          <table:table-cell office:value-type="float" office:value="26.739043352" calcext:value-type="float">
            <text:p>26.739043352</text:p>
          </table:table-cell>
          <table:table-cell office:value-type="float" office:value="26.722544192" calcext:value-type="float">
            <text:p>26.722544192</text:p>
          </table:table-cell>
          <table:table-cell office:value-type="float" office:value="26.656957288" calcext:value-type="float">
            <text:p>26.656957288</text:p>
          </table:table-cell>
          <table:table-cell office:value-type="float" office:value="26.706181611" calcext:value-type="float">
            <text:p>26.706181611</text:p>
          </table:table-cell>
          <table:table-cell office:value-type="float" office:value="26.722544192" calcext:value-type="float">
            <text:p>26.722544192</text:p>
          </table:table-cell>
          <table:table-cell office:value-type="float" office:value="26.706181611" calcext:value-type="float">
            <text:p>26.706181611</text:p>
          </table:table-cell>
          <table:table-cell office:value-type="float" office:value="0.035452607" calcext:value-type="float">
            <text:p>0.035452607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<text:s/>2019-11-11 14:55:15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558146901" calcext:value-type="float">
            <text:p>0.558146901</text:p>
          </table:table-cell>
          <table:table-cell office:value-type="float" office:value="0.483022986" calcext:value-type="float">
            <text:p>0.483022986</text:p>
          </table:table-cell>
          <table:table-cell office:value-type="float" office:value="0.141518133" calcext:value-type="float">
            <text:p>0.141518133</text:p>
          </table:table-cell>
          <table:table-cell office:value-type="float" office:value="0.39422934" calcext:value-type="float">
            <text:p>0.39422934</text:p>
          </table:table-cell>
          <table:table-cell office:value-type="float" office:value="0.483022986" calcext:value-type="float">
            <text:p>0.483022986</text:p>
          </table:table-cell>
          <table:table-cell office:value-type="float" office:value="0.39422934" calcext:value-type="float">
            <text:p>0.39422934</text:p>
          </table:table-cell>
          <table:table-cell office:value-type="float" office:value="0.181306584" calcext:value-type="float">
            <text:p>0.181306584</text:p>
          </table:table-cell>
          <table:table-cell office:value-type="float" office:value="0.003464207" calcext:value-type="float">
            <text:p>0.003464207</text:p>
          </table:table-cell>
          <table:table-cell office:value-type="float" office:value="0.00285045" calcext:value-type="float">
            <text:p>0.00285045</text:p>
          </table:table-cell>
          <table:table-cell office:value-type="float" office:value="0.000060377" calcext:value-type="float">
            <text:p>6.0377E-05</text:p>
          </table:table-cell>
          <table:table-cell office:value-type="float" office:value="0.002125011" calcext:value-type="float">
            <text:p>0.002125011</text:p>
          </table:table-cell>
          <table:table-cell office:value-type="float" office:value="0.00285045" calcext:value-type="float">
            <text:p>0.00285045</text:p>
          </table:table-cell>
          <table:table-cell office:value-type="float" office:value="0.002125011" calcext:value-type="float">
            <text:p>0.002125011</text:p>
          </table:table-cell>
          <table:table-cell office:value-type="float" office:value="0.001481263" calcext:value-type="float">
            <text:p>0.001481263</text:p>
          </table:table-cell>
          <table:table-cell office:value-type="float" office:value="26.736653764" calcext:value-type="float">
            <text:p>26.736653764</text:p>
          </table:table-cell>
          <table:table-cell office:value-type="float" office:value="26.721529082" calcext:value-type="float">
            <text:p>26.721529082</text:p>
          </table:table-cell>
          <table:table-cell office:value-type="float" office:value="26.652771461" calcext:value-type="float">
            <text:p>26.652771461</text:p>
          </table:table-cell>
          <table:table-cell office:value-type="float" office:value="26.703651436" calcext:value-type="float">
            <text:p>26.703651436</text:p>
          </table:table-cell>
          <table:table-cell office:value-type="float" office:value="26.721529082" calcext:value-type="float">
            <text:p>26.721529082</text:p>
          </table:table-cell>
          <table:table-cell office:value-type="float" office:value="26.703651436" calcext:value-type="float">
            <text:p>26.703651436</text:p>
          </table:table-cell>
          <table:table-cell office:value-type="float" office:value="0.036503588" calcext:value-type="float">
            <text:p>0.03650358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<text:s/>2019-11-11 14:55:16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78326735" calcext:value-type="float">
            <text:p>0.478326735</text:p>
          </table:table-cell>
          <table:table-cell office:value-type="float" office:value="0.59622116" calcext:value-type="float">
            <text:p>0.59622116</text:p>
          </table:table-cell>
          <table:table-cell office:value-type="float" office:value="0.13940336" calcext:value-type="float">
            <text:p>0.13940336</text:p>
          </table:table-cell>
          <table:table-cell office:value-type="float" office:value="0.404650419" calcext:value-type="float">
            <text:p>0.404650419</text:p>
          </table:table-cell>
          <table:table-cell office:value-type="float" office:value="0.478326735" calcext:value-type="float">
            <text:p>0.478326735</text:p>
          </table:table-cell>
          <table:table-cell office:value-type="float" office:value="0.404650419" calcext:value-type="float">
            <text:p>0.404650419</text:p>
          </table:table-cell>
          <table:table-cell office:value-type="float" office:value="0.19363501" calcext:value-type="float">
            <text:p>0.19363501</text:p>
          </table:table-cell>
          <table:table-cell office:value-type="float" office:value="0.002812082" calcext:value-type="float">
            <text:p>0.002812082</text:p>
          </table:table-cell>
          <table:table-cell office:value-type="float" office:value="0.003775271" calcext:value-type="float">
            <text:p>0.003775271</text:p>
          </table:table-cell>
          <table:table-cell office:value-type="float" office:value="0.0000431" calcext:value-type="float">
            <text:p>4.31E-05</text:p>
          </table:table-cell>
          <table:table-cell office:value-type="float" office:value="0.002210151" calcext:value-type="float">
            <text:p>0.002210151</text:p>
          </table:table-cell>
          <table:table-cell office:value-type="float" office:value="0.002812082" calcext:value-type="float">
            <text:p>0.002812082</text:p>
          </table:table-cell>
          <table:table-cell office:value-type="float" office:value="0.002210151" calcext:value-type="float">
            <text:p>0.002210151</text:p>
          </table:table-cell>
          <table:table-cell office:value-type="float" office:value="0.001581985" calcext:value-type="float">
            <text:p>0.001581985</text:p>
          </table:table-cell>
          <table:table-cell office:value-type="float" office:value="26.72058358" calcext:value-type="float">
            <text:p>26.72058358</text:p>
          </table:table-cell>
          <table:table-cell office:value-type="float" office:value="26.74431917" calcext:value-type="float">
            <text:p>26.74431917</text:p>
          </table:table-cell>
          <table:table-cell office:value-type="float" office:value="26.652345666" calcext:value-type="float">
            <text:p>26.652345666</text:p>
          </table:table-cell>
          <table:table-cell office:value-type="float" office:value="26.705749472" calcext:value-type="float">
            <text:p>26.705749472</text:p>
          </table:table-cell>
          <table:table-cell office:value-type="float" office:value="26.72058358" calcext:value-type="float">
            <text:p>26.72058358</text:p>
          </table:table-cell>
          <table:table-cell office:value-type="float" office:value="26.705749472" calcext:value-type="float">
            <text:p>26.705749472</text:p>
          </table:table-cell>
          <table:table-cell office:value-type="float" office:value="0.038985634" calcext:value-type="float">
            <text:p>0.038985634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<text:s/>2019-11-11 14:55:17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44908791" calcext:value-type="float">
            <text:p>0.444908791</text:p>
          </table:table-cell>
          <table:table-cell office:value-type="float" office:value="0.540567701" calcext:value-type="float">
            <text:p>0.540567701</text:p>
          </table:table-cell>
          <table:table-cell office:value-type="float" office:value="0.140874999" calcext:value-type="float">
            <text:p>0.140874999</text:p>
          </table:table-cell>
          <table:table-cell office:value-type="float" office:value="0.375450497" calcext:value-type="float">
            <text:p>0.375450497</text:p>
          </table:table-cell>
          <table:table-cell office:value-type="float" office:value="0.444908791" calcext:value-type="float">
            <text:p>0.444908791</text:p>
          </table:table-cell>
          <table:table-cell office:value-type="float" office:value="0.375450497" calcext:value-type="float">
            <text:p>0.375450497</text:p>
          </table:table-cell>
          <table:table-cell office:value-type="float" office:value="0.170405213" calcext:value-type="float">
            <text:p>0.170405213</text:p>
          </table:table-cell>
          <table:table-cell office:value-type="float" office:value="0.002539059" calcext:value-type="float">
            <text:p>0.002539059</text:p>
          </table:table-cell>
          <table:table-cell office:value-type="float" office:value="0.003320586" calcext:value-type="float">
            <text:p>0.003320586</text:p>
          </table:table-cell>
          <table:table-cell office:value-type="float" office:value="0.000055123" calcext:value-type="float">
            <text:p>5.5123E-05</text:p>
          </table:table-cell>
          <table:table-cell office:value-type="float" office:value="0.001971589" calcext:value-type="float">
            <text:p>0.001971589</text:p>
          </table:table-cell>
          <table:table-cell office:value-type="float" office:value="0.002539059" calcext:value-type="float">
            <text:p>0.002539059</text:p>
          </table:table-cell>
          <table:table-cell office:value-type="float" office:value="0.001971589" calcext:value-type="float">
            <text:p>0.001971589</text:p>
          </table:table-cell>
          <table:table-cell office:value-type="float" office:value="0.001392199" calcext:value-type="float">
            <text:p>0.001392199</text:p>
          </table:table-cell>
          <table:table-cell office:value-type="float" office:value="26.708801658" calcext:value-type="float">
            <text:p>26.708801658</text:p>
          </table:table-cell>
          <table:table-cell office:value-type="float" office:value="26.728060826" calcext:value-type="float">
            <text:p>26.728060826</text:p>
          </table:table-cell>
          <table:table-cell office:value-type="float" office:value="26.647587875" calcext:value-type="float">
            <text:p>26.647587875</text:p>
          </table:table-cell>
          <table:table-cell office:value-type="float" office:value="26.694816786" calcext:value-type="float">
            <text:p>26.694816786</text:p>
          </table:table-cell>
          <table:table-cell office:value-type="float" office:value="26.708801658" calcext:value-type="float">
            <text:p>26.708801658</text:p>
          </table:table-cell>
          <table:table-cell office:value-type="float" office:value="26.694816786" calcext:value-type="float">
            <text:p>26.694816786</text:p>
          </table:table-cell>
          <table:table-cell office:value-type="float" office:value="0.034308953" calcext:value-type="float">
            <text:p>0.034308953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<text:s/>2019-11-11 14:55:18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83689366" calcext:value-type="float">
            <text:p>0.483689366</text:p>
          </table:table-cell>
          <table:table-cell office:value-type="float" office:value="0.459139998" calcext:value-type="float">
            <text:p>0.459139998</text:p>
          </table:table-cell>
          <table:table-cell office:value-type="float" office:value="0.138075964" calcext:value-type="float">
            <text:p>0.138075964</text:p>
          </table:table-cell>
          <table:table-cell office:value-type="float" office:value="0.360301776" calcext:value-type="float">
            <text:p>0.360301776</text:p>
          </table:table-cell>
          <table:table-cell office:value-type="float" office:value="0.459139998" calcext:value-type="float">
            <text:p>0.459139998</text:p>
          </table:table-cell>
          <table:table-cell office:value-type="float" office:value="0.360301776" calcext:value-type="float">
            <text:p>0.360301776</text:p>
          </table:table-cell>
          <table:table-cell office:value-type="float" office:value="0.157456664" calcext:value-type="float">
            <text:p>0.157456664</text:p>
          </table:table-cell>
          <table:table-cell office:value-type="float" office:value="0.002855894" calcext:value-type="float">
            <text:p>0.002855894</text:p>
          </table:table-cell>
          <table:table-cell office:value-type="float" office:value="0.002655327" calcext:value-type="float">
            <text:p>0.002655327</text:p>
          </table:table-cell>
          <table:table-cell office:value-type="float" office:value="0.000032255" calcext:value-type="float">
            <text:p>3.2255E-05</text:p>
          </table:table-cell>
          <table:table-cell office:value-type="float" office:value="0.001847825" calcext:value-type="float">
            <text:p>0.001847825</text:p>
          </table:table-cell>
          <table:table-cell office:value-type="float" office:value="0.002655327" calcext:value-type="float">
            <text:p>0.002655327</text:p>
          </table:table-cell>
          <table:table-cell office:value-type="float" office:value="0.001847825" calcext:value-type="float">
            <text:p>0.001847825</text:p>
          </table:table-cell>
          <table:table-cell office:value-type="float" office:value="0.001286411" calcext:value-type="float">
            <text:p>0.001286411</text:p>
          </table:table-cell>
          <table:table-cell office:value-type="float" office:value="26.721663245" calcext:value-type="float">
            <text:p>26.721663245</text:p>
          </table:table-cell>
          <table:table-cell office:value-type="float" office:value="26.716720683" calcext:value-type="float">
            <text:p>26.716720683</text:p>
          </table:table-cell>
          <table:table-cell office:value-type="float" office:value="26.652078403" calcext:value-type="float">
            <text:p>26.652078403</text:p>
          </table:table-cell>
          <table:table-cell office:value-type="float" office:value="26.696820777" calcext:value-type="float">
            <text:p>26.696820777</text:p>
          </table:table-cell>
          <table:table-cell office:value-type="float" office:value="26.716720683" calcext:value-type="float">
            <text:p>26.716720683</text:p>
          </table:table-cell>
          <table:table-cell office:value-type="float" office:value="26.696820777" calcext:value-type="float">
            <text:p>26.696820777</text:p>
          </table:table-cell>
          <table:table-cell office:value-type="float" office:value="0.031701916" calcext:value-type="float">
            <text:p>0.031701916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<text:s/>2019-11-11 14:55:19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574396321" calcext:value-type="float">
            <text:p>0.574396321</text:p>
          </table:table-cell>
          <table:table-cell office:value-type="float" office:value="0.470910725" calcext:value-type="float">
            <text:p>0.470910725</text:p>
          </table:table-cell>
          <table:table-cell office:value-type="float" office:value="0.14004113" calcext:value-type="float">
            <text:p>0.14004113</text:p>
          </table:table-cell>
          <table:table-cell office:value-type="float" office:value="0.395116058" calcext:value-type="float">
            <text:p>0.395116058</text:p>
          </table:table-cell>
          <table:table-cell office:value-type="float" office:value="0.470910725" calcext:value-type="float">
            <text:p>0.470910725</text:p>
          </table:table-cell>
          <table:table-cell office:value-type="float" office:value="0.395116058" calcext:value-type="float">
            <text:p>0.395116058</text:p>
          </table:table-cell>
          <table:table-cell office:value-type="float" office:value="0.185247099" calcext:value-type="float">
            <text:p>0.185247099</text:p>
          </table:table-cell>
          <table:table-cell office:value-type="float" office:value="0.003596964" calcext:value-type="float">
            <text:p>0.003596964</text:p>
          </table:table-cell>
          <table:table-cell office:value-type="float" office:value="0.002751493" calcext:value-type="float">
            <text:p>0.002751493</text:p>
          </table:table-cell>
          <table:table-cell office:value-type="float" office:value="0.00004831" calcext:value-type="float">
            <text:p>4.831E-05</text:p>
          </table:table-cell>
          <table:table-cell office:value-type="float" office:value="0.002132256" calcext:value-type="float">
            <text:p>0.002132256</text:p>
          </table:table-cell>
          <table:table-cell office:value-type="float" office:value="0.002751493" calcext:value-type="float">
            <text:p>0.002751493</text:p>
          </table:table-cell>
          <table:table-cell office:value-type="float" office:value="0.002132256" calcext:value-type="float">
            <text:p>0.002132256</text:p>
          </table:table-cell>
          <table:table-cell office:value-type="float" office:value="0.001513457" calcext:value-type="float">
            <text:p>0.001513457</text:p>
          </table:table-cell>
          <table:table-cell office:value-type="float" office:value="26.73487152" calcext:value-type="float">
            <text:p>26.73487152</text:p>
          </table:table-cell>
          <table:table-cell office:value-type="float" office:value="26.714036703" calcext:value-type="float">
            <text:p>26.714036703</text:p>
          </table:table-cell>
          <table:table-cell office:value-type="float" office:value="26.64741998" calcext:value-type="float">
            <text:p>26.64741998</text:p>
          </table:table-cell>
          <table:table-cell office:value-type="float" office:value="26.698776068" calcext:value-type="float">
            <text:p>26.698776068</text:p>
          </table:table-cell>
          <table:table-cell office:value-type="float" office:value="26.714036703" calcext:value-type="float">
            <text:p>26.714036703</text:p>
          </table:table-cell>
          <table:table-cell office:value-type="float" office:value="26.698776068" calcext:value-type="float">
            <text:p>26.698776068</text:p>
          </table:table-cell>
          <table:table-cell office:value-type="float" office:value="0.037297079" calcext:value-type="float">
            <text:p>0.03729707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<text:s/>2019-11-11 14:55:21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516986909" calcext:value-type="float">
            <text:p>0.516986909</text:p>
          </table:table-cell>
          <table:table-cell office:value-type="float" office:value="0.556277103" calcext:value-type="float">
            <text:p>0.556277103</text:p>
          </table:table-cell>
          <table:table-cell office:value-type="float" office:value="0.141549127" calcext:value-type="float">
            <text:p>0.141549127</text:p>
          </table:table-cell>
          <table:table-cell office:value-type="float" office:value="0.404937713" calcext:value-type="float">
            <text:p>0.404937713</text:p>
          </table:table-cell>
          <table:table-cell office:value-type="float" office:value="0.516986909" calcext:value-type="float">
            <text:p>0.516986909</text:p>
          </table:table-cell>
          <table:table-cell office:value-type="float" office:value="0.404937713" calcext:value-type="float">
            <text:p>0.404937713</text:p>
          </table:table-cell>
          <table:table-cell office:value-type="float" office:value="0.186933304" calcext:value-type="float">
            <text:p>0.186933304</text:p>
          </table:table-cell>
          <table:table-cell office:value-type="float" office:value="0.003127933" calcext:value-type="float">
            <text:p>0.003127933</text:p>
          </table:table-cell>
          <table:table-cell office:value-type="float" office:value="0.003448931" calcext:value-type="float">
            <text:p>0.003448931</text:p>
          </table:table-cell>
          <table:table-cell office:value-type="float" office:value="0.000060631" calcext:value-type="float">
            <text:p>6.0631E-05</text:p>
          </table:table-cell>
          <table:table-cell office:value-type="float" office:value="0.002212498" calcext:value-type="float">
            <text:p>0.002212498</text:p>
          </table:table-cell>
          <table:table-cell office:value-type="float" office:value="0.003127933" calcext:value-type="float">
            <text:p>0.003127933</text:p>
          </table:table-cell>
          <table:table-cell office:value-type="float" office:value="0.002212498" calcext:value-type="float">
            <text:p>0.002212498</text:p>
          </table:table-cell>
          <table:table-cell office:value-type="float" office:value="0.001527233" calcext:value-type="float">
            <text:p>0.001527233</text:p>
          </table:table-cell>
          <table:table-cell office:value-type="float" office:value="26.733420817" calcext:value-type="float">
            <text:p>26.733420817</text:p>
          </table:table-cell>
          <table:table-cell office:value-type="float" office:value="26.741331046" calcext:value-type="float">
            <text:p>26.741331046</text:p>
          </table:table-cell>
          <table:table-cell office:value-type="float" office:value="26.657831796" calcext:value-type="float">
            <text:p>26.657831796</text:p>
          </table:table-cell>
          <table:table-cell office:value-type="float" office:value="26.71086122" calcext:value-type="float">
            <text:p>26.71086122</text:p>
          </table:table-cell>
          <table:table-cell office:value-type="float" office:value="26.733420817" calcext:value-type="float">
            <text:p>26.733420817</text:p>
          </table:table-cell>
          <table:table-cell office:value-type="float" office:value="26.71086122" calcext:value-type="float">
            <text:p>26.71086122</text:p>
          </table:table-cell>
          <table:table-cell office:value-type="float" office:value="0.037636266" calcext:value-type="float">
            <text:p>0.03763626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<text:s/>2019-11-11 14:55:22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37659673" calcext:value-type="float">
            <text:p>0.437659673</text:p>
          </table:table-cell>
          <table:table-cell office:value-type="float" office:value="0.569612452" calcext:value-type="float">
            <text:p>0.569612452</text:p>
          </table:table-cell>
          <table:table-cell office:value-type="float" office:value="0.137488262" calcext:value-type="float">
            <text:p>0.137488262</text:p>
          </table:table-cell>
          <table:table-cell office:value-type="float" office:value="0.381586796" calcext:value-type="float">
            <text:p>0.381586796</text:p>
          </table:table-cell>
          <table:table-cell office:value-type="float" office:value="0.437659673" calcext:value-type="float">
            <text:p>0.437659673</text:p>
          </table:table-cell>
          <table:table-cell office:value-type="float" office:value="0.381586796" calcext:value-type="float">
            <text:p>0.381586796</text:p>
          </table:table-cell>
          <table:table-cell office:value-type="float" office:value="0.180814738" calcext:value-type="float">
            <text:p>0.180814738</text:p>
          </table:table-cell>
          <table:table-cell office:value-type="float" office:value="0.002479834" calcext:value-type="float">
            <text:p>0.002479834</text:p>
          </table:table-cell>
          <table:table-cell office:value-type="float" office:value="0.00355788" calcext:value-type="float">
            <text:p>0.00355788</text:p>
          </table:table-cell>
          <table:table-cell office:value-type="float" office:value="0.000027454" calcext:value-type="float">
            <text:p>2.7454E-05</text:p>
          </table:table-cell>
          <table:table-cell office:value-type="float" office:value="0.002021723" calcext:value-type="float">
            <text:p>0.002021723</text:p>
          </table:table-cell>
          <table:table-cell office:value-type="float" office:value="0.002479834" calcext:value-type="float">
            <text:p>0.002479834</text:p>
          </table:table-cell>
          <table:table-cell office:value-type="float" office:value="0.002021723" calcext:value-type="float">
            <text:p>0.002021723</text:p>
          </table:table-cell>
          <table:table-cell office:value-type="float" office:value="0.001477245" calcext:value-type="float">
            <text:p>0.001477245</text:p>
          </table:table-cell>
          <table:table-cell office:value-type="float" office:value="26.707342168" calcext:value-type="float">
            <text:p>26.707342168</text:p>
          </table:table-cell>
          <table:table-cell office:value-type="float" office:value="26.733908389" calcext:value-type="float">
            <text:p>26.733908389</text:p>
          </table:table-cell>
          <table:table-cell office:value-type="float" office:value="26.646905975" calcext:value-type="float">
            <text:p>26.646905975</text:p>
          </table:table-cell>
          <table:table-cell office:value-type="float" office:value="26.696052177" calcext:value-type="float">
            <text:p>26.696052177</text:p>
          </table:table-cell>
          <table:table-cell office:value-type="float" office:value="26.707342168" calcext:value-type="float">
            <text:p>26.707342168</text:p>
          </table:table-cell>
          <table:table-cell office:value-type="float" office:value="26.696052177" calcext:value-type="float">
            <text:p>26.696052177</text:p>
          </table:table-cell>
          <table:table-cell office:value-type="float" office:value="0.036404697" calcext:value-type="float">
            <text:p>0.036404697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<text:s/>2019-11-11 14:55:23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54852635" calcext:value-type="float">
            <text:p>0.454852635</text:p>
          </table:table-cell>
          <table:table-cell office:value-type="float" office:value="0.490230976" calcext:value-type="float">
            <text:p>0.490230976</text:p>
          </table:table-cell>
          <table:table-cell office:value-type="float" office:value="0.140222924" calcext:value-type="float">
            <text:p>0.140222924</text:p>
          </table:table-cell>
          <table:table-cell office:value-type="float" office:value="0.361768845" calcext:value-type="float">
            <text:p>0.361768845</text:p>
          </table:table-cell>
          <table:table-cell office:value-type="float" office:value="0.454852635" calcext:value-type="float">
            <text:p>0.454852635</text:p>
          </table:table-cell>
          <table:table-cell office:value-type="float" office:value="0.361768845" calcext:value-type="float">
            <text:p>0.361768845</text:p>
          </table:table-cell>
          <table:table-cell office:value-type="float" office:value="0.157321016" calcext:value-type="float">
            <text:p>0.157321016</text:p>
          </table:table-cell>
          <table:table-cell office:value-type="float" office:value="0.0026203" calcext:value-type="float">
            <text:p>0.0026203</text:p>
          </table:table-cell>
          <table:table-cell office:value-type="float" office:value="0.002909338" calcext:value-type="float">
            <text:p>0.002909338</text:p>
          </table:table-cell>
          <table:table-cell office:value-type="float" office:value="0.000049796" calcext:value-type="float">
            <text:p>4.9796E-05</text:p>
          </table:table-cell>
          <table:table-cell office:value-type="float" office:value="0.001859811" calcext:value-type="float">
            <text:p>0.001859811</text:p>
          </table:table-cell>
          <table:table-cell office:value-type="float" office:value="0.0026203" calcext:value-type="float">
            <text:p>0.0026203</text:p>
          </table:table-cell>
          <table:table-cell office:value-type="float" office:value="0.001859811" calcext:value-type="float">
            <text:p>0.001859811</text:p>
          </table:table-cell>
          <table:table-cell office:value-type="float" office:value="0.001285302" calcext:value-type="float">
            <text:p>0.001285302</text:p>
          </table:table-cell>
          <table:table-cell office:value-type="float" office:value="26.710803684" calcext:value-type="float">
            <text:p>26.710803684</text:p>
          </table:table-cell>
          <table:table-cell office:value-type="float" office:value="26.717926489" calcext:value-type="float">
            <text:p>26.717926489</text:p>
          </table:table-cell>
          <table:table-cell office:value-type="float" office:value="26.647456583" calcext:value-type="float">
            <text:p>26.647456583</text:p>
          </table:table-cell>
          <table:table-cell office:value-type="float" office:value="26.692062252" calcext:value-type="float">
            <text:p>26.692062252</text:p>
          </table:table-cell>
          <table:table-cell office:value-type="float" office:value="26.710803684" calcext:value-type="float">
            <text:p>26.710803684</text:p>
          </table:table-cell>
          <table:table-cell office:value-type="float" office:value="26.692062252" calcext:value-type="float">
            <text:p>26.692062252</text:p>
          </table:table-cell>
          <table:table-cell office:value-type="float" office:value="0.031674731" calcext:value-type="float">
            <text:p>0.031674731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<text:s/>2019-11-11 14:55:2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531425539" calcext:value-type="float">
            <text:p>0.531425539</text:p>
          </table:table-cell>
          <table:table-cell office:value-type="float" office:value="0.460219438" calcext:value-type="float">
            <text:p>0.460219438</text:p>
          </table:table-cell>
          <table:table-cell office:value-type="float" office:value="0.136522667" calcext:value-type="float">
            <text:p>0.136522667</text:p>
          </table:table-cell>
          <table:table-cell office:value-type="float" office:value="0.376055882" calcext:value-type="float">
            <text:p>0.376055882</text:p>
          </table:table-cell>
          <table:table-cell office:value-type="float" office:value="0.460219438" calcext:value-type="float">
            <text:p>0.460219438</text:p>
          </table:table-cell>
          <table:table-cell office:value-type="float" office:value="0.376055882" calcext:value-type="float">
            <text:p>0.376055882</text:p>
          </table:table-cell>
          <table:table-cell office:value-type="float" office:value="0.171852064" calcext:value-type="float">
            <text:p>0.171852064</text:p>
          </table:table-cell>
          <table:table-cell office:value-type="float" office:value="0.003245895" calcext:value-type="float">
            <text:p>0.003245895</text:p>
          </table:table-cell>
          <table:table-cell office:value-type="float" office:value="0.002664146" calcext:value-type="float">
            <text:p>0.002664146</text:p>
          </table:table-cell>
          <table:table-cell office:value-type="float" office:value="0.000019565" calcext:value-type="float">
            <text:p>1.9565E-05</text:p>
          </table:table-cell>
          <table:table-cell office:value-type="float" office:value="0.001976535" calcext:value-type="float">
            <text:p>0.001976535</text:p>
          </table:table-cell>
          <table:table-cell office:value-type="float" office:value="0.002664146" calcext:value-type="float">
            <text:p>0.002664146</text:p>
          </table:table-cell>
          <table:table-cell office:value-type="float" office:value="0.001976535" calcext:value-type="float">
            <text:p>0.001976535</text:p>
          </table:table-cell>
          <table:table-cell office:value-type="float" office:value="0.00140402" calcext:value-type="float">
            <text:p>0.00140402</text:p>
          </table:table-cell>
          <table:table-cell office:value-type="float" office:value="26.726220233" calcext:value-type="float">
            <text:p>26.726220233</text:p>
          </table:table-cell>
          <table:table-cell office:value-type="float" office:value="26.711884198" calcext:value-type="float">
            <text:p>26.711884198</text:p>
          </table:table-cell>
          <table:table-cell office:value-type="float" office:value="26.646711558" calcext:value-type="float">
            <text:p>26.646711558</text:p>
          </table:table-cell>
          <table:table-cell office:value-type="float" office:value="26.694938663" calcext:value-type="float">
            <text:p>26.694938663</text:p>
          </table:table-cell>
          <table:table-cell office:value-type="float" office:value="26.711884198" calcext:value-type="float">
            <text:p>26.711884198</text:p>
          </table:table-cell>
          <table:table-cell office:value-type="float" office:value="26.694938663" calcext:value-type="float">
            <text:p>26.694938663</text:p>
          </table:table-cell>
          <table:table-cell office:value-type="float" office:value="0.034600296" calcext:value-type="float">
            <text:p>0.034600296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<text:s/>2019-11-11 14:55:2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552919573" calcext:value-type="float">
            <text:p>0.552919573</text:p>
          </table:table-cell>
          <table:table-cell office:value-type="float" office:value="0.486807285" calcext:value-type="float">
            <text:p>0.486807285</text:p>
          </table:table-cell>
          <table:table-cell office:value-type="float" office:value="0.141765492" calcext:value-type="float">
            <text:p>0.141765492</text:p>
          </table:table-cell>
          <table:table-cell office:value-type="float" office:value="0.393830783" calcext:value-type="float">
            <text:p>0.393830783</text:p>
          </table:table-cell>
          <table:table-cell office:value-type="float" office:value="0.486807285" calcext:value-type="float">
            <text:p>0.486807285</text:p>
          </table:table-cell>
          <table:table-cell office:value-type="float" office:value="0.393830783" calcext:value-type="float">
            <text:p>0.393830783</text:p>
          </table:table-cell>
          <table:table-cell office:value-type="float" office:value="0.180269043" calcext:value-type="float">
            <text:p>0.180269043</text:p>
          </table:table-cell>
          <table:table-cell office:value-type="float" office:value="0.0034215" calcext:value-type="float">
            <text:p>0.0034215</text:p>
          </table:table-cell>
          <table:table-cell office:value-type="float" office:value="0.002881367" calcext:value-type="float">
            <text:p>0.002881367</text:p>
          </table:table-cell>
          <table:table-cell office:value-type="float" office:value="0.000062398" calcext:value-type="float">
            <text:p>6.2398E-05</text:p>
          </table:table-cell>
          <table:table-cell office:value-type="float" office:value="0.002121755" calcext:value-type="float">
            <text:p>0.002121755</text:p>
          </table:table-cell>
          <table:table-cell office:value-type="float" office:value="0.002881367" calcext:value-type="float">
            <text:p>0.002881367</text:p>
          </table:table-cell>
          <table:table-cell office:value-type="float" office:value="0.002121755" calcext:value-type="float">
            <text:p>0.002121755</text:p>
          </table:table-cell>
          <table:table-cell office:value-type="float" office:value="0.001472786" calcext:value-type="float">
            <text:p>0.001472786</text:p>
          </table:table-cell>
          <table:table-cell office:value-type="float" office:value="26.730547625" calcext:value-type="float">
            <text:p>26.730547625</text:p>
          </table:table-cell>
          <table:table-cell office:value-type="float" office:value="26.717237192" calcext:value-type="float">
            <text:p>26.717237192</text:p>
          </table:table-cell>
          <table:table-cell office:value-type="float" office:value="26.64776717" calcext:value-type="float">
            <text:p>26.64776717</text:p>
          </table:table-cell>
          <table:table-cell office:value-type="float" office:value="26.698517329" calcext:value-type="float">
            <text:p>26.698517329</text:p>
          </table:table-cell>
          <table:table-cell office:value-type="float" office:value="26.717237192" calcext:value-type="float">
            <text:p>26.717237192</text:p>
          </table:table-cell>
          <table:table-cell office:value-type="float" office:value="26.698517329" calcext:value-type="float">
            <text:p>26.698517329</text:p>
          </table:table-cell>
          <table:table-cell office:value-type="float" office:value="0.036294865" calcext:value-type="float">
            <text:p>0.03629486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<text:s/>2019-11-11 14:55:27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66831978" calcext:value-type="float">
            <text:p>0.466831978</text:p>
          </table:table-cell>
          <table:table-cell office:value-type="float" office:value="0.593906116" calcext:value-type="float">
            <text:p>0.593906116</text:p>
          </table:table-cell>
          <table:table-cell office:value-type="float" office:value="0.138340609" calcext:value-type="float">
            <text:p>0.138340609</text:p>
          </table:table-cell>
          <table:table-cell office:value-type="float" office:value="0.399692901" calcext:value-type="float">
            <text:p>0.399692901</text:p>
          </table:table-cell>
          <table:table-cell office:value-type="float" office:value="0.466831978" calcext:value-type="float">
            <text:p>0.466831978</text:p>
          </table:table-cell>
          <table:table-cell office:value-type="float" office:value="0.399692901" calcext:value-type="float">
            <text:p>0.399692901</text:p>
          </table:table-cell>
          <table:table-cell office:value-type="float" office:value="0.191947431" calcext:value-type="float">
            <text:p>0.191947431</text:p>
          </table:table-cell>
          <table:table-cell office:value-type="float" office:value="0.00271817" calcext:value-type="float">
            <text:p>0.00271817</text:p>
          </table:table-cell>
          <table:table-cell office:value-type="float" office:value="0.003756358" calcext:value-type="float">
            <text:p>0.003756358</text:p>
          </table:table-cell>
          <table:table-cell office:value-type="float" office:value="0.000034417" calcext:value-type="float">
            <text:p>3.4417E-05</text:p>
          </table:table-cell>
          <table:table-cell office:value-type="float" office:value="0.002169648" calcext:value-type="float">
            <text:p>0.002169648</text:p>
          </table:table-cell>
          <table:table-cell office:value-type="float" office:value="0.00271817" calcext:value-type="float">
            <text:p>0.00271817</text:p>
          </table:table-cell>
          <table:table-cell office:value-type="float" office:value="0.002169648" calcext:value-type="float">
            <text:p>0.002169648</text:p>
          </table:table-cell>
          <table:table-cell office:value-type="float" office:value="0.001568198" calcext:value-type="float">
            <text:p>0.001568198</text:p>
          </table:table-cell>
          <table:table-cell office:value-type="float" office:value="26.713215518" calcext:value-type="float">
            <text:p>26.713215518</text:p>
          </table:table-cell>
          <table:table-cell office:value-type="float" office:value="26.738799397" calcext:value-type="float">
            <text:p>26.738799397</text:p>
          </table:table-cell>
          <table:table-cell office:value-type="float" office:value="26.64707759" calcext:value-type="float">
            <text:p>26.64707759</text:p>
          </table:table-cell>
          <table:table-cell office:value-type="float" office:value="26.699697502" calcext:value-type="float">
            <text:p>26.699697502</text:p>
          </table:table-cell>
          <table:table-cell office:value-type="float" office:value="26.713215518" calcext:value-type="float">
            <text:p>26.713215518</text:p>
          </table:table-cell>
          <table:table-cell office:value-type="float" office:value="26.699697502" calcext:value-type="float">
            <text:p>26.699697502</text:p>
          </table:table-cell>
          <table:table-cell office:value-type="float" office:value="0.038646044" calcext:value-type="float">
            <text:p>0.038646044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<text:s/>2019-11-11 14:55:28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42125254" calcext:value-type="float">
            <text:p>0.442125254</text:p>
          </table:table-cell>
          <table:table-cell office:value-type="float" office:value="0.536890094" calcext:value-type="float">
            <text:p>0.536890094</text:p>
          </table:table-cell>
          <table:table-cell office:value-type="float" office:value="0.13907315" calcext:value-type="float">
            <text:p>0.13907315</text:p>
          </table:table-cell>
          <table:table-cell office:value-type="float" office:value="0.372696166" calcext:value-type="float">
            <text:p>0.372696166</text:p>
          </table:table-cell>
          <table:table-cell office:value-type="float" office:value="0.442125254" calcext:value-type="float">
            <text:p>0.442125254</text:p>
          </table:table-cell>
          <table:table-cell office:value-type="float" office:value="0.372696166" calcext:value-type="float">
            <text:p>0.372696166</text:p>
          </table:table-cell>
          <table:table-cell office:value-type="float" office:value="0.169666101" calcext:value-type="float">
            <text:p>0.169666101</text:p>
          </table:table-cell>
          <table:table-cell office:value-type="float" office:value="0.002516318" calcext:value-type="float">
            <text:p>0.002516318</text:p>
          </table:table-cell>
          <table:table-cell office:value-type="float" office:value="0.00329054" calcext:value-type="float">
            <text:p>0.00329054</text:p>
          </table:table-cell>
          <table:table-cell office:value-type="float" office:value="0.000040402" calcext:value-type="float">
            <text:p>4.0402E-05</text:p>
          </table:table-cell>
          <table:table-cell office:value-type="float" office:value="0.001949087" calcext:value-type="float">
            <text:p>0.001949087</text:p>
          </table:table-cell>
          <table:table-cell office:value-type="float" office:value="0.002516318" calcext:value-type="float">
            <text:p>0.002516318</text:p>
          </table:table-cell>
          <table:table-cell office:value-type="float" office:value="0.001949087" calcext:value-type="float">
            <text:p>0.001949087</text:p>
          </table:table-cell>
          <table:table-cell office:value-type="float" office:value="0.001386161" calcext:value-type="float">
            <text:p>0.001386161</text:p>
          </table:table-cell>
          <table:table-cell office:value-type="float" office:value="26.713295066" calcext:value-type="float">
            <text:p>26.713295066</text:p>
          </table:table-cell>
          <table:table-cell office:value-type="float" office:value="26.732374156" calcext:value-type="float">
            <text:p>26.732374156</text:p>
          </table:table-cell>
          <table:table-cell office:value-type="float" office:value="26.65227918" calcext:value-type="float">
            <text:p>26.65227918</text:p>
          </table:table-cell>
          <table:table-cell office:value-type="float" office:value="26.699316134" calcext:value-type="float">
            <text:p>26.699316134</text:p>
          </table:table-cell>
          <table:table-cell office:value-type="float" office:value="26.713295066" calcext:value-type="float">
            <text:p>26.713295066</text:p>
          </table:table-cell>
          <table:table-cell office:value-type="float" office:value="26.699316134" calcext:value-type="float">
            <text:p>26.699316134</text:p>
          </table:table-cell>
          <table:table-cell office:value-type="float" office:value="0.034160008" calcext:value-type="float">
            <text:p>0.034160008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<text:s/>2019-11-11 14:55:29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79024706" calcext:value-type="float">
            <text:p>0.479024706</text:p>
          </table:table-cell>
          <table:table-cell office:value-type="float" office:value="0.457520539" calcext:value-type="float">
            <text:p>0.457520539</text:p>
          </table:table-cell>
          <table:table-cell office:value-type="float" office:value="0.136730687" calcext:value-type="float">
            <text:p>0.136730687</text:p>
          </table:table-cell>
          <table:table-cell office:value-type="float" office:value="0.357758644" calcext:value-type="float">
            <text:p>0.357758644</text:p>
          </table:table-cell>
          <table:table-cell office:value-type="float" office:value="0.457520539" calcext:value-type="float">
            <text:p>0.457520539</text:p>
          </table:table-cell>
          <table:table-cell office:value-type="float" office:value="0.357758644" calcext:value-type="float">
            <text:p>0.357758644</text:p>
          </table:table-cell>
          <table:table-cell office:value-type="float" office:value="0.156536738" calcext:value-type="float">
            <text:p>0.156536738</text:p>
          </table:table-cell>
          <table:table-cell office:value-type="float" office:value="0.002817784" calcext:value-type="float">
            <text:p>0.002817784</text:p>
          </table:table-cell>
          <table:table-cell office:value-type="float" office:value="0.002642096" calcext:value-type="float">
            <text:p>0.002642096</text:p>
          </table:table-cell>
          <table:table-cell office:value-type="float" office:value="0.000021264" calcext:value-type="float">
            <text:p>2.1264E-05</text:p>
          </table:table-cell>
          <table:table-cell office:value-type="float" office:value="0.001827048" calcext:value-type="float">
            <text:p>0.001827048</text:p>
          </table:table-cell>
          <table:table-cell office:value-type="float" office:value="0.002642096" calcext:value-type="float">
            <text:p>0.002642096</text:p>
          </table:table-cell>
          <table:table-cell office:value-type="float" office:value="0.001827048" calcext:value-type="float">
            <text:p>0.001827048</text:p>
          </table:table-cell>
          <table:table-cell office:value-type="float" office:value="0.001278895" calcext:value-type="float">
            <text:p>0.001278895</text:p>
          </table:table-cell>
          <table:table-cell office:value-type="float" office:value="26.720724103" calcext:value-type="float">
            <text:p>26.720724103</text:p>
          </table:table-cell>
          <table:table-cell office:value-type="float" office:value="26.716394634" calcext:value-type="float">
            <text:p>26.716394634</text:p>
          </table:table-cell>
          <table:table-cell office:value-type="float" office:value="26.651807541" calcext:value-type="float">
            <text:p>26.651807541</text:p>
          </table:table-cell>
          <table:table-cell office:value-type="float" office:value="26.69630876" calcext:value-type="float">
            <text:p>26.69630876</text:p>
          </table:table-cell>
          <table:table-cell office:value-type="float" office:value="26.716394634" calcext:value-type="float">
            <text:p>26.716394634</text:p>
          </table:table-cell>
          <table:table-cell office:value-type="float" office:value="26.69630876" calcext:value-type="float">
            <text:p>26.69630876</text:p>
          </table:table-cell>
          <table:table-cell office:value-type="float" office:value="0.031516714" calcext:value-type="float">
            <text:p>0.031516714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<text:s/>2019-11-11 14:55:30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569752523" calcext:value-type="float">
            <text:p>0.569752523</text:p>
          </table:table-cell>
          <table:table-cell office:value-type="float" office:value="0.471634921" calcext:value-type="float">
            <text:p>0.471634921</text:p>
          </table:table-cell>
          <table:table-cell office:value-type="float" office:value="0.139564888" calcext:value-type="float">
            <text:p>0.139564888</text:p>
          </table:table-cell>
          <table:table-cell office:value-type="float" office:value="0.393650777" calcext:value-type="float">
            <text:p>0.393650777</text:p>
          </table:table-cell>
          <table:table-cell office:value-type="float" office:value="0.471634921" calcext:value-type="float">
            <text:p>0.471634921</text:p>
          </table:table-cell>
          <table:table-cell office:value-type="float" office:value="0.393650777" calcext:value-type="float">
            <text:p>0.393650777</text:p>
          </table:table-cell>
          <table:table-cell office:value-type="float" office:value="0.184076968" calcext:value-type="float">
            <text:p>0.184076968</text:p>
          </table:table-cell>
          <table:table-cell office:value-type="float" office:value="0.003559024" calcext:value-type="float">
            <text:p>0.003559024</text:p>
          </table:table-cell>
          <table:table-cell office:value-type="float" office:value="0.00275741" calcext:value-type="float">
            <text:p>0.00275741</text:p>
          </table:table-cell>
          <table:table-cell office:value-type="float" office:value="0.000044419" calcext:value-type="float">
            <text:p>4.4419E-05</text:p>
          </table:table-cell>
          <table:table-cell office:value-type="float" office:value="0.002120285" calcext:value-type="float">
            <text:p>0.002120285</text:p>
          </table:table-cell>
          <table:table-cell office:value-type="float" office:value="0.00275741" calcext:value-type="float">
            <text:p>0.00275741</text:p>
          </table:table-cell>
          <table:table-cell office:value-type="float" office:value="0.002120285" calcext:value-type="float">
            <text:p>0.002120285</text:p>
          </table:table-cell>
          <table:table-cell office:value-type="float" office:value="0.001503897" calcext:value-type="float">
            <text:p>0.001503897</text:p>
          </table:table-cell>
          <table:table-cell office:value-type="float" office:value="26.73393659" calcext:value-type="float">
            <text:p>26.73393659</text:p>
          </table:table-cell>
          <table:table-cell office:value-type="float" office:value="26.714182507" calcext:value-type="float">
            <text:p>26.714182507</text:p>
          </table:table-cell>
          <table:table-cell office:value-type="float" office:value="26.647324092" calcext:value-type="float">
            <text:p>26.647324092</text:p>
          </table:table-cell>
          <table:table-cell office:value-type="float" office:value="26.698481063" calcext:value-type="float">
            <text:p>26.698481063</text:p>
          </table:table-cell>
          <table:table-cell office:value-type="float" office:value="26.714182507" calcext:value-type="float">
            <text:p>26.714182507</text:p>
          </table:table-cell>
          <table:table-cell office:value-type="float" office:value="26.698481063" calcext:value-type="float">
            <text:p>26.698481063</text:p>
          </table:table-cell>
          <table:table-cell office:value-type="float" office:value="0.037061505" calcext:value-type="float">
            <text:p>0.037061505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<text:s/>2019-11-11 14:55:31</text:p>
          </table:table-cell>
          <table:table-cell office:value-type="float" office:value="26.65634" calcext:value-type="float">
            <text:p>26.65634</text:p>
          </table:table-cell>
          <table:table-cell office:value-type="float" office:value="0.498856366" calcext:value-type="float">
            <text:p>0.498856366</text:p>
          </table:table-cell>
          <table:table-cell office:value-type="float" office:value="0.584939788" calcext:value-type="float">
            <text:p>0.584939788</text:p>
          </table:table-cell>
          <table:table-cell office:value-type="float" office:value="0.140584128" calcext:value-type="float">
            <text:p>0.140584128</text:p>
          </table:table-cell>
          <table:table-cell office:value-type="float" office:value="0.40812676" calcext:value-type="float">
            <text:p>0.40812676</text:p>
          </table:table-cell>
          <table:table-cell office:value-type="float" office:value="0.498856366" calcext:value-type="float">
            <text:p>0.498856366</text:p>
          </table:table-cell>
          <table:table-cell office:value-type="float" office:value="0.40812676" calcext:value-type="float">
            <text:p>0.40812676</text:p>
          </table:table-cell>
          <table:table-cell office:value-type="float" office:value="0.192417747" calcext:value-type="float">
            <text:p>0.192417747</text:p>
          </table:table-cell>
          <table:table-cell office:value-type="float" office:value="0.002979807" calcext:value-type="float">
            <text:p>0.002979807</text:p>
          </table:table-cell>
          <table:table-cell office:value-type="float" office:value="0.003683103" calcext:value-type="float">
            <text:p>0.003683103</text:p>
          </table:table-cell>
          <table:table-cell office:value-type="float" office:value="0.000052747" calcext:value-type="float">
            <text:p>5.2747E-05</text:p>
          </table:table-cell>
          <table:table-cell office:value-type="float" office:value="0.002238552" calcext:value-type="float">
            <text:p>0.002238552</text:p>
          </table:table-cell>
          <table:table-cell office:value-type="float" office:value="0.002979807" calcext:value-type="float">
            <text:p>0.002979807</text:p>
          </table:table-cell>
          <table:table-cell office:value-type="float" office:value="0.002238552" calcext:value-type="float">
            <text:p>0.002238552</text:p>
          </table:table-cell>
          <table:table-cell office:value-type="float" office:value="0.00157204" calcext:value-type="float">
            <text:p>0.00157204</text:p>
          </table:table-cell>
          <table:table-cell office:value-type="float" office:value="26.729770607" calcext:value-type="float">
            <text:p>26.729770607</text:p>
          </table:table-cell>
          <table:table-cell office:value-type="float" office:value="26.747101622" calcext:value-type="float">
            <text:p>26.747101622</text:p>
          </table:table-cell>
          <table:table-cell office:value-type="float" office:value="26.657637501" calcext:value-type="float">
            <text:p>26.657637501</text:p>
          </table:table-cell>
          <table:table-cell office:value-type="float" office:value="26.711503243" calcext:value-type="float">
            <text:p>26.711503243</text:p>
          </table:table-cell>
          <table:table-cell office:value-type="float" office:value="26.729770607" calcext:value-type="float">
            <text:p>26.729770607</text:p>
          </table:table-cell>
          <table:table-cell office:value-type="float" office:value="26.711503243" calcext:value-type="float">
            <text:p>26.711503243</text:p>
          </table:table-cell>
          <table:table-cell office:value-type="float" office:value="0.038740415" calcext:value-type="float">
            <text:p>0.038740415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<text:s/>2019-11-11 14:55:33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38966207" calcext:value-type="float">
            <text:p>0.438966207</text:p>
          </table:table-cell>
          <table:table-cell office:value-type="float" office:value="0.554160542" calcext:value-type="float">
            <text:p>0.554160542</text:p>
          </table:table-cell>
          <table:table-cell office:value-type="float" office:value="0.139824765" calcext:value-type="float">
            <text:p>0.139824765</text:p>
          </table:table-cell>
          <table:table-cell office:value-type="float" office:value="0.377650505" calcext:value-type="float">
            <text:p>0.377650505</text:p>
          </table:table-cell>
          <table:table-cell office:value-type="float" office:value="0.438966207" calcext:value-type="float">
            <text:p>0.438966207</text:p>
          </table:table-cell>
          <table:table-cell office:value-type="float" office:value="0.377650505" calcext:value-type="float">
            <text:p>0.377650505</text:p>
          </table:table-cell>
          <table:table-cell office:value-type="float" office:value="0.174620055" calcext:value-type="float">
            <text:p>0.174620055</text:p>
          </table:table-cell>
          <table:table-cell office:value-type="float" office:value="0.002490509" calcext:value-type="float">
            <text:p>0.002490509</text:p>
          </table:table-cell>
          <table:table-cell office:value-type="float" office:value="0.003431639" calcext:value-type="float">
            <text:p>0.003431639</text:p>
          </table:table-cell>
          <table:table-cell office:value-type="float" office:value="0.000046543" calcext:value-type="float">
            <text:p>4.6543E-05</text:p>
          </table:table-cell>
          <table:table-cell office:value-type="float" office:value="0.001989563" calcext:value-type="float">
            <text:p>0.001989563</text:p>
          </table:table-cell>
          <table:table-cell office:value-type="float" office:value="0.002490509" calcext:value-type="float">
            <text:p>0.002490509</text:p>
          </table:table-cell>
          <table:table-cell office:value-type="float" office:value="0.001989563" calcext:value-type="float">
            <text:p>0.001989563</text:p>
          </table:table-cell>
          <table:table-cell office:value-type="float" office:value="0.001426634" calcext:value-type="float">
            <text:p>0.001426634</text:p>
          </table:table-cell>
          <table:table-cell office:value-type="float" office:value="26.707605217" calcext:value-type="float">
            <text:p>26.707605217</text:p>
          </table:table-cell>
          <table:table-cell office:value-type="float" office:value="26.730797468" calcext:value-type="float">
            <text:p>26.730797468</text:p>
          </table:table-cell>
          <table:table-cell office:value-type="float" office:value="26.647376416" calcext:value-type="float">
            <text:p>26.647376416</text:p>
          </table:table-cell>
          <table:table-cell office:value-type="float" office:value="26.695259701" calcext:value-type="float">
            <text:p>26.695259701</text:p>
          </table:table-cell>
          <table:table-cell office:value-type="float" office:value="26.707605217" calcext:value-type="float">
            <text:p>26.707605217</text:p>
          </table:table-cell>
          <table:table-cell office:value-type="float" office:value="26.695259701" calcext:value-type="float">
            <text:p>26.695259701</text:p>
          </table:table-cell>
          <table:table-cell office:value-type="float" office:value="0.03515752" calcext:value-type="float">
            <text:p>0.03515752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<text:s/>2019-11-11 14:55:34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0.463869031" calcext:value-type="float">
            <text:p>0.463869031</text:p>
          </table:table-cell>
          <table:table-cell office:value-type="float" office:value="0.477967319" calcext:value-type="float">
            <text:p>0.477967319</text:p>
          </table:table-cell>
          <table:table-cell office:value-type="float" office:value="0.140658038" calcext:value-type="float">
            <text:p>0.140658038</text:p>
          </table:table-cell>
          <table:table-cell office:value-type="float" office:value="0.360831463" calcext:value-type="float">
            <text:p>0.360831463</text:p>
          </table:table-cell>
          <table:table-cell office:value-type="float" office:value="0.463869031" calcext:value-type="float">
            <text:p>0.463869031</text:p>
          </table:table-cell>
          <table:table-cell office:value-type="float" office:value="0.360831463" calcext:value-type="float">
            <text:p>0.360831463</text:p>
          </table:table-cell>
          <table:table-cell office:value-type="float" office:value="0.155792476" calcext:value-type="float">
            <text:p>0.155792476</text:p>
          </table:table-cell>
          <table:table-cell office:value-type="float" office:value="0.002693963" calcext:value-type="float">
            <text:p>0.002693963</text:p>
          </table:table-cell>
          <table:table-cell office:value-type="float" office:value="0.002809145" calcext:value-type="float">
            <text:p>0.002809145</text:p>
          </table:table-cell>
          <table:table-cell office:value-type="float" office:value="0.00005335" calcext:value-type="float">
            <text:p>5.335E-05</text:p>
          </table:table-cell>
          <table:table-cell office:value-type="float" office:value="0.001852153" calcext:value-type="float">
            <text:p>0.001852153</text:p>
          </table:table-cell>
          <table:table-cell office:value-type="float" office:value="0.002693963" calcext:value-type="float">
            <text:p>0.002693963</text:p>
          </table:table-cell>
          <table:table-cell office:value-type="float" office:value="0.001852153" calcext:value-type="float">
            <text:p>0.001852153</text:p>
          </table:table-cell>
          <table:table-cell office:value-type="float" office:value="0.001272814" calcext:value-type="float">
            <text:p>0.001272814</text:p>
          </table:table-cell>
          <table:table-cell office:value-type="float" office:value="26.707565173" calcext:value-type="float">
            <text:p>26.707565173</text:p>
          </table:table-cell>
          <table:table-cell office:value-type="float" office:value="26.710403628" calcext:value-type="float">
            <text:p>26.710403628</text:p>
          </table:table-cell>
          <table:table-cell office:value-type="float" office:value="26.642490096" calcext:value-type="float">
            <text:p>26.642490096</text:p>
          </table:table-cell>
          <table:table-cell office:value-type="float" office:value="26.686819632" calcext:value-type="float">
            <text:p>26.686819632</text:p>
          </table:table-cell>
          <table:table-cell office:value-type="float" office:value="26.707565173" calcext:value-type="float">
            <text:p>26.707565173</text:p>
          </table:table-cell>
          <table:table-cell office:value-type="float" office:value="26.686819632" calcext:value-type="float">
            <text:p>26.686819632</text:p>
          </table:table-cell>
          <table:table-cell office:value-type="float" office:value="0.031367128" calcext:value-type="float">
            <text:p>0.031367128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<text:s/>2019-11-11 14:55:35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575337479" calcext:value-type="float">
            <text:p>0.575337479</text:p>
          </table:table-cell>
          <table:table-cell office:value-type="float" office:value="0.471963343" calcext:value-type="float">
            <text:p>0.471963343</text:p>
          </table:table-cell>
          <table:table-cell office:value-type="float" office:value="0.13971092" calcext:value-type="float">
            <text:p>0.13971092</text:p>
          </table:table-cell>
          <table:table-cell office:value-type="float" office:value="0.39567058" calcext:value-type="float">
            <text:p>0.39567058</text:p>
          </table:table-cell>
          <table:table-cell office:value-type="float" office:value="0.471963343" calcext:value-type="float">
            <text:p>0.471963343</text:p>
          </table:table-cell>
          <table:table-cell office:value-type="float" office:value="0.39567058" calcext:value-type="float">
            <text:p>0.39567058</text:p>
          </table:table-cell>
          <table:table-cell office:value-type="float" office:value="0.185845929" calcext:value-type="float">
            <text:p>0.185845929</text:p>
          </table:table-cell>
          <table:table-cell office:value-type="float" office:value="0.003604653" calcext:value-type="float">
            <text:p>0.003604653</text:p>
          </table:table-cell>
          <table:table-cell office:value-type="float" office:value="0.002760093" calcext:value-type="float">
            <text:p>0.002760093</text:p>
          </table:table-cell>
          <table:table-cell office:value-type="float" office:value="0.000045612" calcext:value-type="float">
            <text:p>4.5612E-05</text:p>
          </table:table-cell>
          <table:table-cell office:value-type="float" office:value="0.002136786" calcext:value-type="float">
            <text:p>0.002136786</text:p>
          </table:table-cell>
          <table:table-cell office:value-type="float" office:value="0.002760093" calcext:value-type="float">
            <text:p>0.002760093</text:p>
          </table:table-cell>
          <table:table-cell office:value-type="float" office:value="0.002136786" calcext:value-type="float">
            <text:p>0.002136786</text:p>
          </table:table-cell>
          <table:table-cell office:value-type="float" office:value="0.001518349" calcext:value-type="float">
            <text:p>0.001518349</text:p>
          </table:table-cell>
          <table:table-cell office:value-type="float" office:value="26.735061002" calcext:value-type="float">
            <text:p>26.735061002</text:p>
          </table:table-cell>
          <table:table-cell office:value-type="float" office:value="26.714248629" calcext:value-type="float">
            <text:p>26.714248629</text:p>
          </table:table-cell>
          <table:table-cell office:value-type="float" office:value="26.647353494" calcext:value-type="float">
            <text:p>26.647353494</text:p>
          </table:table-cell>
          <table:table-cell office:value-type="float" office:value="26.698887709" calcext:value-type="float">
            <text:p>26.698887709</text:p>
          </table:table-cell>
          <table:table-cell office:value-type="float" office:value="26.714248629" calcext:value-type="float">
            <text:p>26.714248629</text:p>
          </table:table-cell>
          <table:table-cell office:value-type="float" office:value="26.698887709" calcext:value-type="float">
            <text:p>26.698887709</text:p>
          </table:table-cell>
          <table:table-cell office:value-type="float" office:value="0.037417644" calcext:value-type="float">
            <text:p>0.037417644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<text:s/>2019-11-11 14:55:36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522054496" calcext:value-type="float">
            <text:p>0.522054496</text:p>
          </table:table-cell>
          <table:table-cell office:value-type="float" office:value="0.562629171" calcext:value-type="float">
            <text:p>0.562629171</text:p>
          </table:table-cell>
          <table:table-cell office:value-type="float" office:value="0.142414587" calcext:value-type="float">
            <text:p>0.142414587</text:p>
          </table:table-cell>
          <table:table-cell office:value-type="float" office:value="0.409032751" calcext:value-type="float">
            <text:p>0.409032751</text:p>
          </table:table-cell>
          <table:table-cell office:value-type="float" office:value="0.522054496" calcext:value-type="float">
            <text:p>0.522054496</text:p>
          </table:table-cell>
          <table:table-cell office:value-type="float" office:value="0.409032751" calcext:value-type="float">
            <text:p>0.409032751</text:p>
          </table:table-cell>
          <table:table-cell office:value-type="float" office:value="0.189253816" calcext:value-type="float">
            <text:p>0.189253816</text:p>
          </table:table-cell>
          <table:table-cell office:value-type="float" office:value="0.003169335" calcext:value-type="float">
            <text:p>0.003169335</text:p>
          </table:table-cell>
          <table:table-cell office:value-type="float" office:value="0.003500827" calcext:value-type="float">
            <text:p>0.003500827</text:p>
          </table:table-cell>
          <table:table-cell office:value-type="float" office:value="0.000067701" calcext:value-type="float">
            <text:p>6.7701E-05</text:p>
          </table:table-cell>
          <table:table-cell office:value-type="float" office:value="0.002245954" calcext:value-type="float">
            <text:p>0.002245954</text:p>
          </table:table-cell>
          <table:table-cell office:value-type="float" office:value="0.003169335" calcext:value-type="float">
            <text:p>0.003169335</text:p>
          </table:table-cell>
          <table:table-cell office:value-type="float" office:value="0.002245954" calcext:value-type="float">
            <text:p>0.002245954</text:p>
          </table:table-cell>
          <table:table-cell office:value-type="float" office:value="0.001546191" calcext:value-type="float">
            <text:p>0.001546191</text:p>
          </table:table-cell>
          <table:table-cell office:value-type="float" office:value="26.724333557" calcext:value-type="float">
            <text:p>26.724333557</text:p>
          </table:table-cell>
          <table:table-cell office:value-type="float" office:value="26.732502452" calcext:value-type="float">
            <text:p>26.732502452</text:p>
          </table:table-cell>
          <table:table-cell office:value-type="float" office:value="26.647897862" calcext:value-type="float">
            <text:p>26.647897862</text:p>
          </table:table-cell>
          <table:table-cell office:value-type="float" office:value="26.701577957" calcext:value-type="float">
            <text:p>26.701577957</text:p>
          </table:table-cell>
          <table:table-cell office:value-type="float" office:value="26.724333557" calcext:value-type="float">
            <text:p>26.724333557</text:p>
          </table:table-cell>
          <table:table-cell office:value-type="float" office:value="26.701577957" calcext:value-type="float">
            <text:p>26.701577957</text:p>
          </table:table-cell>
          <table:table-cell office:value-type="float" office:value="0.038103781" calcext:value-type="float">
            <text:p>0.038103781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<text:s/>2019-11-11 14:55:38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39586692" calcext:value-type="float">
            <text:p>0.439586692</text:p>
          </table:table-cell>
          <table:table-cell office:value-type="float" office:value="0.560622282" calcext:value-type="float">
            <text:p>0.560622282</text:p>
          </table:table-cell>
          <table:table-cell office:value-type="float" office:value="0.140377896" calcext:value-type="float">
            <text:p>0.140377896</text:p>
          </table:table-cell>
          <table:table-cell office:value-type="float" office:value="0.380195623" calcext:value-type="float">
            <text:p>0.380195623</text:p>
          </table:table-cell>
          <table:table-cell office:value-type="float" office:value="0.439586692" calcext:value-type="float">
            <text:p>0.439586692</text:p>
          </table:table-cell>
          <table:table-cell office:value-type="float" office:value="0.380195623" calcext:value-type="float">
            <text:p>0.380195623</text:p>
          </table:table-cell>
          <table:table-cell office:value-type="float" office:value="0.176629198" calcext:value-type="float">
            <text:p>0.176629198</text:p>
          </table:table-cell>
          <table:table-cell office:value-type="float" office:value="0.002495578" calcext:value-type="float">
            <text:p>0.002495578</text:p>
          </table:table-cell>
          <table:table-cell office:value-type="float" office:value="0.003484431" calcext:value-type="float">
            <text:p>0.003484431</text:p>
          </table:table-cell>
          <table:table-cell office:value-type="float" office:value="0.000051062" calcext:value-type="float">
            <text:p>5.1062E-05</text:p>
          </table:table-cell>
          <table:table-cell office:value-type="float" office:value="0.002010357" calcext:value-type="float">
            <text:p>0.002010357</text:p>
          </table:table-cell>
          <table:table-cell office:value-type="float" office:value="0.002495578" calcext:value-type="float">
            <text:p>0.002495578</text:p>
          </table:table-cell>
          <table:table-cell office:value-type="float" office:value="0.002010357" calcext:value-type="float">
            <text:p>0.002010357</text:p>
          </table:table-cell>
          <table:table-cell office:value-type="float" office:value="0.001443049" calcext:value-type="float">
            <text:p>0.001443049</text:p>
          </table:table-cell>
          <table:table-cell office:value-type="float" office:value="26.707730141" calcext:value-type="float">
            <text:p>26.707730141</text:p>
          </table:table-cell>
          <table:table-cell office:value-type="float" office:value="26.732098407" calcext:value-type="float">
            <text:p>26.732098407</text:p>
          </table:table-cell>
          <table:table-cell office:value-type="float" office:value="26.647487786" calcext:value-type="float">
            <text:p>26.647487786</text:p>
          </table:table-cell>
          <table:table-cell office:value-type="float" office:value="26.695772111" calcext:value-type="float">
            <text:p>26.695772111</text:p>
          </table:table-cell>
          <table:table-cell office:value-type="float" office:value="26.707730141" calcext:value-type="float">
            <text:p>26.707730141</text:p>
          </table:table-cell>
          <table:table-cell office:value-type="float" office:value="26.695772111" calcext:value-type="float">
            <text:p>26.695772111</text:p>
          </table:table-cell>
          <table:table-cell office:value-type="float" office:value="0.035562013" calcext:value-type="float">
            <text:p>0.035562013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<text:s/>2019-11-11 14:55:39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74700388" calcext:value-type="float">
            <text:p>0.474700388</text:p>
          </table:table-cell>
          <table:table-cell office:value-type="float" office:value="0.462752636" calcext:value-type="float">
            <text:p>0.462752636</text:p>
          </table:table-cell>
          <table:table-cell office:value-type="float" office:value="0.139022486" calcext:value-type="float">
            <text:p>0.139022486</text:p>
          </table:table-cell>
          <table:table-cell office:value-type="float" office:value="0.35882517" calcext:value-type="float">
            <text:p>0.35882517</text:p>
          </table:table-cell>
          <table:table-cell office:value-type="float" office:value="0.462752636" calcext:value-type="float">
            <text:p>0.462752636</text:p>
          </table:table-cell>
          <table:table-cell office:value-type="float" office:value="0.35882517" calcext:value-type="float">
            <text:p>0.35882517</text:p>
          </table:table-cell>
          <table:table-cell office:value-type="float" office:value="0.155500487" calcext:value-type="float">
            <text:p>0.155500487</text:p>
          </table:table-cell>
          <table:table-cell office:value-type="float" office:value="0.002782455" calcext:value-type="float">
            <text:p>0.002782455</text:p>
          </table:table-cell>
          <table:table-cell office:value-type="float" office:value="0.002684842" calcext:value-type="float">
            <text:p>0.002684842</text:p>
          </table:table-cell>
          <table:table-cell office:value-type="float" office:value="0.000039988" calcext:value-type="float">
            <text:p>3.9988E-05</text:p>
          </table:table-cell>
          <table:table-cell office:value-type="float" office:value="0.001835762" calcext:value-type="float">
            <text:p>0.001835762</text:p>
          </table:table-cell>
          <table:table-cell office:value-type="float" office:value="0.002684842" calcext:value-type="float">
            <text:p>0.002684842</text:p>
          </table:table-cell>
          <table:table-cell office:value-type="float" office:value="0.001835762" calcext:value-type="float">
            <text:p>0.001835762</text:p>
          </table:table-cell>
          <table:table-cell office:value-type="float" office:value="0.001270429" calcext:value-type="float">
            <text:p>0.001270429</text:p>
          </table:table-cell>
          <table:table-cell office:value-type="float" office:value="26.719853483" calcext:value-type="float">
            <text:p>26.719853483</text:p>
          </table:table-cell>
          <table:table-cell office:value-type="float" office:value="26.717448022" calcext:value-type="float">
            <text:p>26.717448022</text:p>
          </table:table-cell>
          <table:table-cell office:value-type="float" office:value="26.652268979" calcext:value-type="float">
            <text:p>26.652268979</text:p>
          </table:table-cell>
          <table:table-cell office:value-type="float" office:value="26.696523495" calcext:value-type="float">
            <text:p>26.696523495</text:p>
          </table:table-cell>
          <table:table-cell office:value-type="float" office:value="26.717448022" calcext:value-type="float">
            <text:p>26.717448022</text:p>
          </table:table-cell>
          <table:table-cell office:value-type="float" office:value="26.696523495" calcext:value-type="float">
            <text:p>26.696523495</text:p>
          </table:table-cell>
          <table:table-cell office:value-type="float" office:value="0.031308073" calcext:value-type="float">
            <text:p>0.031308073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<text:s/>2019-11-11 14:55:40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575414965" calcext:value-type="float">
            <text:p>0.575414965</text:p>
          </table:table-cell>
          <table:table-cell office:value-type="float" office:value="0.472528395" calcext:value-type="float">
            <text:p>0.472528395</text:p>
          </table:table-cell>
          <table:table-cell office:value-type="float" office:value="0.139809267" calcext:value-type="float">
            <text:p>0.139809267</text:p>
          </table:table-cell>
          <table:table-cell office:value-type="float" office:value="0.395917542" calcext:value-type="float">
            <text:p>0.395917542</text:p>
          </table:table-cell>
          <table:table-cell office:value-type="float" office:value="0.472528395" calcext:value-type="float">
            <text:p>0.472528395</text:p>
          </table:table-cell>
          <table:table-cell office:value-type="float" office:value="0.395917542" calcext:value-type="float">
            <text:p>0.395917542</text:p>
          </table:table-cell>
          <table:table-cell office:value-type="float" office:value="0.185903197" calcext:value-type="float">
            <text:p>0.185903197</text:p>
          </table:table-cell>
          <table:table-cell office:value-type="float" office:value="0.003605286" calcext:value-type="float">
            <text:p>0.003605286</text:p>
          </table:table-cell>
          <table:table-cell office:value-type="float" office:value="0.00276471" calcext:value-type="float">
            <text:p>0.00276471</text:p>
          </table:table-cell>
          <table:table-cell office:value-type="float" office:value="0.000046416" calcext:value-type="float">
            <text:p>4.6416E-05</text:p>
          </table:table-cell>
          <table:table-cell office:value-type="float" office:value="0.002138804" calcext:value-type="float">
            <text:p>0.002138804</text:p>
          </table:table-cell>
          <table:table-cell office:value-type="float" office:value="0.00276471" calcext:value-type="float">
            <text:p>0.00276471</text:p>
          </table:table-cell>
          <table:table-cell office:value-type="float" office:value="0.002138804" calcext:value-type="float">
            <text:p>0.002138804</text:p>
          </table:table-cell>
          <table:table-cell office:value-type="float" office:value="0.001518817" calcext:value-type="float">
            <text:p>0.001518817</text:p>
          </table:table-cell>
          <table:table-cell office:value-type="float" office:value="26.740130311" calcext:value-type="float">
            <text:p>26.740130311</text:p>
          </table:table-cell>
          <table:table-cell office:value-type="float" office:value="26.719416192" calcext:value-type="float">
            <text:p>26.719416192</text:p>
          </table:table-cell>
          <table:table-cell office:value-type="float" office:value="26.652427392" calcext:value-type="float">
            <text:p>26.652427392</text:p>
          </table:table-cell>
          <table:table-cell office:value-type="float" office:value="26.703991299" calcext:value-type="float">
            <text:p>26.703991299</text:p>
          </table:table-cell>
          <table:table-cell office:value-type="float" office:value="26.719416192" calcext:value-type="float">
            <text:p>26.719416192</text:p>
          </table:table-cell>
          <table:table-cell office:value-type="float" office:value="26.703991299" calcext:value-type="float">
            <text:p>26.703991299</text:p>
          </table:table-cell>
          <table:table-cell office:value-type="float" office:value="0.037429008" calcext:value-type="float">
            <text:p>0.037429008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<text:s/>2019-11-11 14:55:41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500977695" calcext:value-type="float">
            <text:p>0.500977695</text:p>
          </table:table-cell>
          <table:table-cell office:value-type="float" office:value="0.5832494" calcext:value-type="float">
            <text:p>0.5832494</text:p>
          </table:table-cell>
          <table:table-cell office:value-type="float" office:value="0.140824335" calcext:value-type="float">
            <text:p>0.140824335</text:p>
          </table:table-cell>
          <table:table-cell office:value-type="float" office:value="0.408350477" calcext:value-type="float">
            <text:p>0.408350477</text:p>
          </table:table-cell>
          <table:table-cell office:value-type="float" office:value="0.500977695" calcext:value-type="float">
            <text:p>0.500977695</text:p>
          </table:table-cell>
          <table:table-cell office:value-type="float" office:value="0.408350477" calcext:value-type="float">
            <text:p>0.408350477</text:p>
          </table:table-cell>
          <table:table-cell office:value-type="float" office:value="0.192128144" calcext:value-type="float">
            <text:p>0.192128144</text:p>
          </table:table-cell>
          <table:table-cell office:value-type="float" office:value="0.002997138" calcext:value-type="float">
            <text:p>0.002997138</text:p>
          </table:table-cell>
          <table:table-cell office:value-type="float" office:value="0.003669293" calcext:value-type="float">
            <text:p>0.003669293</text:p>
          </table:table-cell>
          <table:table-cell office:value-type="float" office:value="0.000054709" calcext:value-type="float">
            <text:p>5.4709E-05</text:p>
          </table:table-cell>
          <table:table-cell office:value-type="float" office:value="0.00224038" calcext:value-type="float">
            <text:p>0.00224038</text:p>
          </table:table-cell>
          <table:table-cell office:value-type="float" office:value="0.002997138" calcext:value-type="float">
            <text:p>0.002997138</text:p>
          </table:table-cell>
          <table:table-cell office:value-type="float" office:value="0.00224038" calcext:value-type="float">
            <text:p>0.00224038</text:p>
          </table:table-cell>
          <table:table-cell office:value-type="float" office:value="0.001569674" calcext:value-type="float">
            <text:p>0.001569674</text:p>
          </table:table-cell>
          <table:table-cell office:value-type="float" office:value="26.725143918" calcext:value-type="float">
            <text:p>26.725143918</text:p>
          </table:table-cell>
          <table:table-cell office:value-type="float" office:value="26.7417076" calcext:value-type="float">
            <text:p>26.7417076</text:p>
          </table:table-cell>
          <table:table-cell office:value-type="float" office:value="26.652631769" calcext:value-type="float">
            <text:p>26.652631769</text:p>
          </table:table-cell>
          <table:table-cell office:value-type="float" office:value="26.706494429" calcext:value-type="float">
            <text:p>26.706494429</text:p>
          </table:table-cell>
          <table:table-cell office:value-type="float" office:value="26.725143918" calcext:value-type="float">
            <text:p>26.725143918</text:p>
          </table:table-cell>
          <table:table-cell office:value-type="float" office:value="26.706494429" calcext:value-type="float">
            <text:p>26.706494429</text:p>
          </table:table-cell>
          <table:table-cell office:value-type="float" office:value="0.038682283" calcext:value-type="float">
            <text:p>0.038682283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<text:s/>2019-11-11 14:55:42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439663582" calcext:value-type="float">
            <text:p>0.439663582</text:p>
          </table:table-cell>
          <table:table-cell office:value-type="float" office:value="0.554066366" calcext:value-type="float">
            <text:p>0.554066366</text:p>
          </table:table-cell>
          <table:table-cell office:value-type="float" office:value="0.139856355" calcext:value-type="float">
            <text:p>0.139856355</text:p>
          </table:table-cell>
          <table:table-cell office:value-type="float" office:value="0.377862101" calcext:value-type="float">
            <text:p>0.377862101</text:p>
          </table:table-cell>
          <table:table-cell office:value-type="float" office:value="0.439663582" calcext:value-type="float">
            <text:p>0.439663582</text:p>
          </table:table-cell>
          <table:table-cell office:value-type="float" office:value="0.377862101" calcext:value-type="float">
            <text:p>0.377862101</text:p>
          </table:table-cell>
          <table:table-cell office:value-type="float" office:value="0.174655949" calcext:value-type="float">
            <text:p>0.174655949</text:p>
          </table:table-cell>
          <table:table-cell office:value-type="float" office:value="0.002496206" calcext:value-type="float">
            <text:p>0.002496206</text:p>
          </table:table-cell>
          <table:table-cell office:value-type="float" office:value="0.003430869" calcext:value-type="float">
            <text:p>0.003430869</text:p>
          </table:table-cell>
          <table:table-cell office:value-type="float" office:value="0.000046801" calcext:value-type="float">
            <text:p>4.6801E-05</text:p>
          </table:table-cell>
          <table:table-cell office:value-type="float" office:value="0.001991292" calcext:value-type="float">
            <text:p>0.001991292</text:p>
          </table:table-cell>
          <table:table-cell office:value-type="float" office:value="0.002496206" calcext:value-type="float">
            <text:p>0.002496206</text:p>
          </table:table-cell>
          <table:table-cell office:value-type="float" office:value="0.001991292" calcext:value-type="float">
            <text:p>0.001991292</text:p>
          </table:table-cell>
          <table:table-cell office:value-type="float" office:value="0.001426928" calcext:value-type="float">
            <text:p>0.001426928</text:p>
          </table:table-cell>
          <table:table-cell office:value-type="float" office:value="26.712799451" calcext:value-type="float">
            <text:p>26.712799451</text:p>
          </table:table-cell>
          <table:table-cell office:value-type="float" office:value="26.735832236" calcext:value-type="float">
            <text:p>26.735832236</text:p>
          </table:table-cell>
          <table:table-cell office:value-type="float" office:value="26.652436873" calcext:value-type="float">
            <text:p>26.652436873</text:p>
          </table:table-cell>
          <table:table-cell office:value-type="float" office:value="26.700356187" calcext:value-type="float">
            <text:p>26.700356187</text:p>
          </table:table-cell>
          <table:table-cell office:value-type="float" office:value="26.712799451" calcext:value-type="float">
            <text:p>26.712799451</text:p>
          </table:table-cell>
          <table:table-cell office:value-type="float" office:value="26.700356187" calcext:value-type="float">
            <text:p>26.700356187</text:p>
          </table:table-cell>
          <table:table-cell office:value-type="float" office:value="0.035164592" calcext:value-type="float">
            <text:p>0.035164592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<text:s/>2019-11-11 14:55:44</text:p>
          </table:table-cell>
          <table:table-cell office:value-type="float" office:value="26.64623" calcext:value-type="float">
            <text:p>26.64623</text:p>
          </table:table-cell>
          <table:table-cell office:value-type="float" office:value="0.473230538" calcext:value-type="float">
            <text:p>0.473230538</text:p>
          </table:table-cell>
          <table:table-cell office:value-type="float" office:value="0.460646803" calcext:value-type="float">
            <text:p>0.460646803</text:p>
          </table:table-cell>
          <table:table-cell office:value-type="float" office:value="0.137718336" calcext:value-type="float">
            <text:p>0.137718336</text:p>
          </table:table-cell>
          <table:table-cell office:value-type="float" office:value="0.357198559" calcext:value-type="float">
            <text:p>0.357198559</text:p>
          </table:table-cell>
          <table:table-cell office:value-type="float" office:value="0.460646803" calcext:value-type="float">
            <text:p>0.460646803</text:p>
          </table:table-cell>
          <table:table-cell office:value-type="float" office:value="0.357198559" calcext:value-type="float">
            <text:p>0.357198559</text:p>
          </table:table-cell>
          <table:table-cell office:value-type="float" office:value="0.155280958" calcext:value-type="float">
            <text:p>0.155280958</text:p>
          </table:table-cell>
          <table:table-cell office:value-type="float" office:value="0.002770446" calcext:value-type="float">
            <text:p>0.002770446</text:p>
          </table:table-cell>
          <table:table-cell office:value-type="float" office:value="0.002667638" calcext:value-type="float">
            <text:p>0.002667638</text:p>
          </table:table-cell>
          <table:table-cell office:value-type="float" office:value="0.000029333" calcext:value-type="float">
            <text:p>2.9333E-05</text:p>
          </table:table-cell>
          <table:table-cell office:value-type="float" office:value="0.001822472" calcext:value-type="float">
            <text:p>0.001822472</text:p>
          </table:table-cell>
          <table:table-cell office:value-type="float" office:value="0.002667638" calcext:value-type="float">
            <text:p>0.002667638</text:p>
          </table:table-cell>
          <table:table-cell office:value-type="float" office:value="0.001822472" calcext:value-type="float">
            <text:p>0.001822472</text:p>
          </table:table-cell>
          <table:table-cell office:value-type="float" office:value="0.001268635" calcext:value-type="float">
            <text:p>0.001268635</text:p>
          </table:table-cell>
          <table:table-cell office:value-type="float" office:value="26.714503756" calcext:value-type="float">
            <text:p>26.714503756</text:p>
          </table:table-cell>
          <table:table-cell office:value-type="float" office:value="26.711970241" calcext:value-type="float">
            <text:p>26.711970241</text:p>
          </table:table-cell>
          <table:table-cell office:value-type="float" office:value="26.646952299" calcext:value-type="float">
            <text:p>26.646952299</text:p>
          </table:table-cell>
          <table:table-cell office:value-type="float" office:value="26.691142099" calcext:value-type="float">
            <text:p>26.691142099</text:p>
          </table:table-cell>
          <table:table-cell office:value-type="float" office:value="26.711970241" calcext:value-type="float">
            <text:p>26.711970241</text:p>
          </table:table-cell>
          <table:table-cell office:value-type="float" office:value="26.691142099" calcext:value-type="float">
            <text:p>26.691142099</text:p>
          </table:table-cell>
          <table:table-cell office:value-type="float" office:value="0.03126402" calcext:value-type="float">
            <text:p>0.03126402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<text:s/>2019-11-11 14:55:45</text:p>
          </table:table-cell>
          <table:table-cell office:value-type="float" office:value="26.65128" calcext:value-type="float">
            <text:p>26.65128</text:p>
          </table:table-cell>
          <table:table-cell office:value-type="float" office:value="0.573172638" calcext:value-type="float">
            <text:p>0.573172638</text:p>
          </table:table-cell>
          <table:table-cell office:value-type="float" office:value="0.463050063" calcext:value-type="float">
            <text:p>0.463050063</text:p>
          </table:table-cell>
          <table:table-cell office:value-type="float" office:value="0.135431306" calcext:value-type="float">
            <text:p>0.135431306</text:p>
          </table:table-cell>
          <table:table-cell office:value-type="float" office:value="0.390551335" calcext:value-type="float">
            <text:p>0.390551335</text:p>
          </table:table-cell>
          <table:table-cell office:value-type="float" office:value="0.463050063" calcext:value-type="float">
            <text:p>0.463050063</text:p>
          </table:table-cell>
          <table:table-cell office:value-type="float" office:value="0.390551335" calcext:value-type="float">
            <text:p>0.390551335</text:p>
          </table:table-cell>
          <table:table-cell office:value-type="float" office:value="0.185914707" calcext:value-type="float">
            <text:p>0.185914707</text:p>
          </table:table-cell>
          <table:table-cell office:value-type="float" office:value="0.003586966" calcext:value-type="float">
            <text:p>0.003586966</text:p>
          </table:table-cell>
          <table:table-cell office:value-type="float" office:value="0.002687272" calcext:value-type="float">
            <text:p>0.002687272</text:p>
          </table:table-cell>
          <table:table-cell office:value-type="float" office:value="0.000010648" calcext:value-type="float">
            <text:p>1.0648E-05</text:p>
          </table:table-cell>
          <table:table-cell office:value-type="float" office:value="0.002094962" calcext:value-type="float">
            <text:p>0.002094962</text:p>
          </table:table-cell>
          <table:table-cell office:value-type="float" office:value="0.002687272" calcext:value-type="float">
            <text:p>0.002687272</text:p>
          </table:table-cell>
          <table:table-cell office:value-type="float" office:value="0.002094962" calcext:value-type="float">
            <text:p>0.002094962</text:p>
          </table:table-cell>
          <table:table-cell office:value-type="float" office:value="0.001518911" calcext:value-type="float">
            <text:p>0.001518911</text:p>
          </table:table-cell>
          <table:table-cell office:value-type="float" office:value="26.739678868" calcext:value-type="float">
            <text:p>26.739678868</text:p>
          </table:table-cell>
          <table:table-cell office:value-type="float" office:value="26.717507904" calcext:value-type="float">
            <text:p>26.717507904</text:p>
          </table:table-cell>
          <table:table-cell office:value-type="float" office:value="26.651545919" calcext:value-type="float">
            <text:p>26.651545919</text:p>
          </table:table-cell>
          <table:table-cell office:value-type="float" office:value="26.702910897" calcext:value-type="float">
            <text:p>26.702910897</text:p>
          </table:table-cell>
          <table:table-cell office:value-type="float" office:value="26.717507904" calcext:value-type="float">
            <text:p>26.717507904</text:p>
          </table:table-cell>
          <table:table-cell office:value-type="float" office:value="26.702910897" calcext:value-type="float">
            <text:p>26.702910897</text:p>
          </table:table-cell>
          <table:table-cell office:value-type="float" office:value="0.037431347" calcext:value-type="float">
            <text:p>0.037431347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<text:s/>2019-11-11 14:55:46</text:p>
          </table:table-cell>
          <table:table-cell office:value-type="float" office:value="26.64118" calcext:value-type="float">
            <text:p>26.64118</text:p>
          </table:table-cell>
          <table:table-cell office:value-type="float" office:value="0.458219106" calcext:value-type="float">
            <text:p>0.458219106</text:p>
          </table:table-cell>
          <table:table-cell office:value-type="float" office:value="0.47569221" calcext:value-type="float">
            <text:p>0.47569221</text:p>
          </table:table-cell>
          <table:table-cell office:value-type="float" office:value="0.137682574" calcext:value-type="float">
            <text:p>0.137682574</text:p>
          </table:table-cell>
          <table:table-cell office:value-type="float" office:value="0.357197963" calcext:value-type="float">
            <text:p>0.357197963</text:p>
          </table:table-cell>
          <table:table-cell office:value-type="float" office:value="0.458219106" calcext:value-type="float">
            <text:p>0.458219106</text:p>
          </table:table-cell>
          <table:table-cell office:value-type="float" office:value="0.357197963" calcext:value-type="float">
            <text:p>0.357197963</text:p>
          </table:table-cell>
          <table:table-cell office:value-type="float" office:value="0.155384645" calcext:value-type="float">
            <text:p>0.155384645</text:p>
          </table:table-cell>
          <table:table-cell office:value-type="float" office:value="0.002647804" calcext:value-type="float">
            <text:p>0.002647804</text:p>
          </table:table-cell>
          <table:table-cell office:value-type="float" office:value="0.002790558" calcext:value-type="float">
            <text:p>0.002790558</text:p>
          </table:table-cell>
          <table:table-cell office:value-type="float" office:value="0.000029041" calcext:value-type="float">
            <text:p>2.9041E-05</text:p>
          </table:table-cell>
          <table:table-cell office:value-type="float" office:value="0.001822467" calcext:value-type="float">
            <text:p>0.001822467</text:p>
          </table:table-cell>
          <table:table-cell office:value-type="float" office:value="0.002647804" calcext:value-type="float">
            <text:p>0.002647804</text:p>
          </table:table-cell>
          <table:table-cell office:value-type="float" office:value="0.001822467" calcext:value-type="float">
            <text:p>0.001822467</text:p>
          </table:table-cell>
          <table:table-cell office:value-type="float" office:value="0.001269482" calcext:value-type="float">
            <text:p>0.001269482</text:p>
          </table:table-cell>
          <table:table-cell office:value-type="float" office:value="26.706427653" calcext:value-type="float">
            <text:p>26.706427653</text:p>
          </table:table-cell>
          <table:table-cell office:value-type="float" office:value="26.709945573" calcext:value-type="float">
            <text:p>26.709945573</text:p>
          </table:table-cell>
          <table:table-cell office:value-type="float" office:value="26.641891001" calcext:value-type="float">
            <text:p>26.641891001</text:p>
          </table:table-cell>
          <table:table-cell office:value-type="float" office:value="26.686088076" calcext:value-type="float">
            <text:p>26.686088076</text:p>
          </table:table-cell>
          <table:table-cell office:value-type="float" office:value="26.706427653" calcext:value-type="float">
            <text:p>26.706427653</text:p>
          </table:table-cell>
          <table:table-cell office:value-type="float" office:value="26.686088076" calcext:value-type="float">
            <text:p>26.686088076</text:p>
          </table:table-cell>
          <table:table-cell office:value-type="float" office:value="0.031285034" calcext:value-type="float">
            <text:p>0.031285034</text:p>
          </table:table-cell>
          <table:table-cell/>
        </table:table-row>
        <table:table-row table:style-name="ro1">
          <table:table-cell office:value-type="string" calcext:value-type="string">
            <text:p>dataMax</text:p>
          </table:table-cell>
          <table:table-cell table:style-name="Default" office:value-type="float" office:value="26.6613917" calcext:value-type="float">
            <text:p>26.6613917</text:p>
          </table:table-cell>
          <table:table-cell office:value-type="float" office:value="0.576853225" calcext:value-type="float">
            <text:p>0.576853225</text:p>
          </table:table-cell>
          <table:table-cell office:value-type="float" office:value="0.597571802" calcext:value-type="float">
            <text:p>0.597571802</text:p>
          </table:table-cell>
          <table:table-cell office:value-type="float" office:value="0.142598765" calcext:value-type="float">
            <text:p>0.142598765</text:p>
          </table:table-cell>
          <table:table-cell office:value-type="float" office:value="0.409032751" calcext:value-type="float">
            <text:p>0.409032751</text:p>
          </table:table-cell>
          <table:table-cell office:value-type="float" office:value="0.522054496" calcext:value-type="float">
            <text:p>0.522054496</text:p>
          </table:table-cell>
          <table:table-cell office:value-type="float" office:value="0.409032751" calcext:value-type="float">
            <text:p>0.409032751</text:p>
          </table:table-cell>
          <table:table-cell office:value-type="float" office:value="0.19363501" calcext:value-type="float">
            <text:p>0.19363501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in</text:p>
          </table:table-cell>
          <table:table-cell table:style-name="Default" office:value-type="float" office:value="26.641175294" calcext:value-type="float">
            <text:p>26.641175294</text:p>
          </table:table-cell>
          <table:table-cell office:value-type="float" office:value="0.433653645" calcext:value-type="float">
            <text:p>0.433653645</text:p>
          </table:table-cell>
          <table:table-cell office:value-type="float" office:value="0.452939922" calcext:value-type="float">
            <text:p>0.452939922</text:p>
          </table:table-cell>
          <table:table-cell office:value-type="float" office:value="0.132985727" calcext:value-type="float">
            <text:p>0.132985727</text:p>
          </table:table-cell>
          <table:table-cell office:value-type="float" office:value="0.354056798" calcext:value-type="float">
            <text:p>0.354056798</text:p>
          </table:table-cell>
          <table:table-cell office:value-type="float" office:value="0.433653645" calcext:value-type="float">
            <text:p>0.433653645</text:p>
          </table:table-cell>
          <table:table-cell office:value-type="float" office:value="0.354056798" calcext:value-type="float">
            <text:p>0.354056798</text:p>
          </table:table-cell>
          <table:table-cell office:value-type="float" office:value="0.155280958" calcext:value-type="float">
            <text:p>0.155280958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an</text:p>
          </table:table-cell>
          <table:table-cell table:style-name="Default" office:value-type="float" office:value="26.652799727" calcext:value-type="float">
            <text:p>26.652799727</text:p>
          </table:table-cell>
          <table:table-cell office:value-type="float" office:value="0.492963283" calcext:value-type="float">
            <text:p>0.492963283</text:p>
          </table:table-cell>
          <table:table-cell office:value-type="float" office:value="0.51330648" calcext:value-type="float">
            <text:p>0.51330648</text:p>
          </table:table-cell>
          <table:table-cell office:value-type="float" office:value="0.138751354" calcext:value-type="float">
            <text:p>0.138751354</text:p>
          </table:table-cell>
          <table:table-cell office:value-type="float" office:value="0.381673706" calcext:value-type="float">
            <text:p>0.381673706</text:p>
          </table:table-cell>
          <table:table-cell office:value-type="float" office:value="0.464344924" calcext:value-type="float">
            <text:p>0.464344924</text:p>
          </table:table-cell>
          <table:table-cell office:value-type="float" office:value="0.381673706" calcext:value-type="float">
            <text:p>0.381673706</text:p>
          </table:table-cell>
          <table:table-cell office:value-type="float" office:value="0.175335735" calcext:value-type="float">
            <text:p>0.17533573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Median</text:p>
          </table:table-cell>
          <table:table-cell table:style-name="Default" office:value-type="float" office:value="26.651283497" calcext:value-type="float">
            <text:p>26.651283497</text:p>
          </table:table-cell>
          <table:table-cell office:value-type="float" office:value="0.477977154" calcext:value-type="float">
            <text:p>0.477977154</text:p>
          </table:table-cell>
          <table:table-cell office:value-type="float" office:value="0.494286179" calcext:value-type="float">
            <text:p>0.494286179</text:p>
          </table:table-cell>
          <table:table-cell office:value-type="float" office:value="0.139238255" calcext:value-type="float">
            <text:p>0.139238255</text:p>
          </table:table-cell>
          <table:table-cell office:value-type="float" office:value="0.381640539" calcext:value-type="float">
            <text:p>0.381640539</text:p>
          </table:table-cell>
          <table:table-cell office:value-type="float" office:value="0.462857838" calcext:value-type="float">
            <text:p>0.462857838</text:p>
          </table:table-cell>
          <table:table-cell office:value-type="float" office:value="0.381640539" calcext:value-type="float">
            <text:p>0.381640539</text:p>
          </table:table-cell>
          <table:table-cell office:value-type="float" office:value="0.177336141" calcext:value-type="float">
            <text:p>0.177336141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Average</text:p>
          </table:table-cell>
          <table:table-cell table:style-name="Default" office:value-type="float" office:value="26.652799727" calcext:value-type="float">
            <text:p>26.652799727</text:p>
          </table:table-cell>
          <table:table-cell office:value-type="float" office:value="0.492963283" calcext:value-type="float">
            <text:p>0.492963283</text:p>
          </table:table-cell>
          <table:table-cell office:value-type="float" office:value="0.51330648" calcext:value-type="float">
            <text:p>0.51330648</text:p>
          </table:table-cell>
          <table:table-cell office:value-type="float" office:value="0.138751354" calcext:value-type="float">
            <text:p>0.138751354</text:p>
          </table:table-cell>
          <table:table-cell office:value-type="float" office:value="0.381673706" calcext:value-type="float">
            <text:p>0.381673706</text:p>
          </table:table-cell>
          <table:table-cell office:value-type="float" office:value="0.464344924" calcext:value-type="float">
            <text:p>0.464344924</text:p>
          </table:table-cell>
          <table:table-cell office:value-type="float" office:value="0.381673706" calcext:value-type="float">
            <text:p>0.381673706</text:p>
          </table:table-cell>
          <table:table-cell office:value-type="float" office:value="0.175335735" calcext:value-type="float">
            <text:p>0.17533573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dataStdDev</text:p>
          </table:table-cell>
          <table:table-cell table:style-name="Default" office:value-type="float" office:value="0.005559512" calcext:value-type="float">
            <text:p>0.005559512</text:p>
          </table:table-cell>
          <table:table-cell office:value-type="float" office:value="0.046850724" calcext:value-type="float">
            <text:p>0.046850724</text:p>
          </table:table-cell>
          <table:table-cell office:value-type="float" office:value="0.049411848" calcext:value-type="float">
            <text:p>0.049411848</text:p>
          </table:table-cell>
          <table:table-cell office:value-type="float" office:value="0.002380639" calcext:value-type="float">
            <text:p>0.002380639</text:p>
          </table:table-cell>
          <table:table-cell office:value-type="float" office:value="0.015362427" calcext:value-type="float">
            <text:p>0.015362427</text:p>
          </table:table-cell>
          <table:table-cell office:value-type="float" office:value="0.019245647" calcext:value-type="float">
            <text:p>0.019245647</text:p>
          </table:table-cell>
          <table:table-cell office:value-type="float" office:value="0.015362427" calcext:value-type="float">
            <text:p>0.015362427</text:p>
          </table:table-cell>
          <table:table-cell office:value-type="float" office:value="0.011974175" calcext:value-type="float">
            <text:p>0.011974175</text:p>
          </table:table-cell>
          <table:table-cell office:value-type="string" calcext:value-type="string">
            <text:p><text:s/>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empC</text:p>
          </table:table-cell>
          <table:table-cell office:value-type="string" calcext:value-type="string">
            <text:p><text:s/>TC1</text:p>
          </table:table-cell>
          <table:table-cell office:value-type="string" calcext:value-type="string">
            <text:p><text:s/>TC2</text:p>
          </table:table-cell>
          <table:table-cell office:value-type="string" calcext:value-type="string">
            <text:p><text:s/>TC3</text:p>
          </table:table-cell>
          <table:table-cell office:value-type="string" calcext:value-type="string">
            <text:p><text:s/>Avg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<text:s/>StdDev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534" meta:object-count="0"/>
    <meta:generator>LibreOffice/5.2.7.2$Linux_ARM_EABI LibreOffice_project/20m0$Build-2</meta:generator>
  </office:meta>
</office:document-meta>
</file>